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image/png" manifest:full-path="Object 1/Pictures/10000000000000200000002000309F1C.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text/xml" manifest:full-path="Object 3/settings.xml"/>
  <manifest:file-entry manifest:media-type="text/xml" manifest:full-path="Object 3/content.xml"/>
  <manifest:file-entry manifest:media-type="text/xml" manifest:full-path="Object 3/styles.xml"/>
  <manifest:file-entry manifest:media-type="application/vnd.oasis.opendocument.graphics" manifest:version="1.2" manifest:full-path="Object 3/"/>
  <manifest:file-entry manifest:media-type="text/xml" manifest:full-path="styles.xml"/>
  <manifest:file-entry manifest:media-type="image/png" manifest:full-path="Pictures/10000000000000B90000001244F7FB63.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501cm" table:align="margins" style:writing-mode="lr-tb"/>
    </style:style>
    <style:style style:name="Table1.A" style:family="table-column">
      <style:table-column-properties style:column-width="7.198cm" style:rel-column-width="30436*"/>
    </style:style>
    <style:style style:name="Table1.B" style:family="table-column">
      <style:table-column-properties style:column-width="8.303cm" style:rel-column-width="3509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501cm" table:align="margins" style:writing-mode="lr-tb"/>
    </style:style>
    <style:style style:name="Table2.A" style:family="table-column">
      <style:table-column-properties style:column-width="7.191cm" style:rel-column-width="30405*"/>
    </style:style>
    <style:style style:name="Table2.B" style:family="table-column">
      <style:table-column-properties style:column-width="8.31cm" style:rel-column-width="35130*"/>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501cm" table:align="margins" style:writing-mode="lr-tb"/>
    </style:style>
    <style:style style:name="Table3.A" style:family="table-column">
      <style:table-column-properties style:column-width="7.183cm" style:rel-column-width="30367*"/>
    </style:style>
    <style:style style:name="Table3.B" style:family="table-column">
      <style:table-column-properties style:column-width="8.319cm" style:rel-column-width="35168*"/>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501cm" table:align="margins" style:writing-mode="lr-tb"/>
    </style:style>
    <style:style style:name="Table4.A" style:family="table-column">
      <style:table-column-properties style:column-width="7.188cm" style:rel-column-width="30390*"/>
    </style:style>
    <style:style style:name="Table4.B" style:family="table-column">
      <style:table-column-properties style:column-width="8.313cm" style:rel-column-width="3514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1.005cm" style:keep-together="true" fo:keep-together="auto"/>
    </style:style>
    <style:style style:name="Table4.3" style:family="table-row">
      <style:table-row-properties style:min-row-height="1.004cm" style:keep-together="true" fo:keep-together="auto"/>
    </style:style>
    <style:style style:name="Table5" style:family="table">
      <style:table-properties style:width="15.501cm" table:align="margins" style:writing-mode="lr-tb"/>
    </style:style>
    <style:style style:name="Table5.A" style:family="table-column">
      <style:table-column-properties style:column-width="7.188cm" style:rel-column-width="30390*"/>
    </style:style>
    <style:style style:name="Table5.B" style:family="table-column">
      <style:table-column-properties style:column-width="8.313cm" style:rel-column-width="35145*"/>
    </style:style>
    <style:style style:name="Table5.1" style:family="table-row">
      <style:table-row-properties style:keep-together="false" fo:keep-together="always"/>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501cm" table:align="margins" style:writing-mode="lr-tb"/>
    </style:style>
    <style:style style:name="Table6.A" style:family="table-column">
      <style:table-column-properties style:column-width="7.188cm" style:rel-column-width="30390*"/>
    </style:style>
    <style:style style:name="Table6.B" style:family="table-column">
      <style:table-column-properties style:column-width="8.313cm" style:rel-column-width="3514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style:min-row-height="1.004cm" style:keep-together="true" fo:keep-together="auto"/>
    </style:style>
    <style:style style:name="Table7" style:family="table">
      <style:table-properties style:width="15.501cm" table:align="margins" style:writing-mode="lr-tb"/>
    </style:style>
    <style:style style:name="Table7.A" style:family="table-column">
      <style:table-column-properties style:column-width="7.188cm" style:rel-column-width="30390*"/>
    </style:style>
    <style:style style:name="Table7.B" style:family="table-column">
      <style:table-column-properties style:column-width="8.313cm" style:rel-column-width="35145*"/>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style:min-row-height="1.004cm" style:keep-together="true" fo:keep-together="auto"/>
    </style:style>
    <style:style style:name="Table60" style:family="table">
      <style:table-properties style:width="15.501cm" table:align="margins"/>
    </style:style>
    <style:style style:name="Table60.A" style:family="table-column">
      <style:table-column-properties style:column-width="2.872cm" style:rel-column-width="12139*"/>
    </style:style>
    <style:style style:name="Table60.B" style:family="table-column">
      <style:table-column-properties style:column-width="12.629cm" style:rel-column-width="53396*"/>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8" style:family="table">
      <style:table-properties style:width="15.501cm" table:align="margins"/>
    </style:style>
    <style:style style:name="Table8.A" style:family="table-column">
      <style:table-column-properties style:column-width="3.198cm" style:rel-column-width="13519*"/>
    </style:style>
    <style:style style:name="Table8.B" style:family="table-column">
      <style:table-column-properties style:column-width="12.303cm" style:rel-column-width="5201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501cm" table:align="margins"/>
    </style:style>
    <style:style style:name="Table9.A" style:family="table-column">
      <style:table-column-properties style:column-width="3.198cm" style:rel-column-width="13519*"/>
    </style:style>
    <style:style style:name="Table9.B" style:family="table-column">
      <style:table-column-properties style:column-width="12.303cm" style:rel-column-width="5201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501cm" table:align="margins"/>
    </style:style>
    <style:style style:name="Table10.A" style:family="table-column">
      <style:table-column-properties style:column-width="3.198cm" style:rel-column-width="13519*"/>
    </style:style>
    <style:style style:name="Table10.B" style:family="table-column">
      <style:table-column-properties style:column-width="12.303cm" style:rel-column-width="5201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501cm" table:align="margins"/>
    </style:style>
    <style:style style:name="Table11.A" style:family="table-column">
      <style:table-column-properties style:column-width="3.198cm" style:rel-column-width="13519*"/>
    </style:style>
    <style:style style:name="Table11.B" style:family="table-column">
      <style:table-column-properties style:column-width="12.303cm" style:rel-column-width="5201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501cm" table:align="margins"/>
    </style:style>
    <style:style style:name="Table12.A" style:family="table-column">
      <style:table-column-properties style:column-width="3.198cm" style:rel-column-width="13519*"/>
    </style:style>
    <style:style style:name="Table12.B" style:family="table-column">
      <style:table-column-properties style:column-width="12.303cm" style:rel-column-width="5201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501cm" table:align="margins"/>
    </style:style>
    <style:style style:name="Table13.A" style:family="table-column">
      <style:table-column-properties style:column-width="3.198cm" style:rel-column-width="13519*"/>
    </style:style>
    <style:style style:name="Table13.B" style:family="table-column">
      <style:table-column-properties style:column-width="12.303cm" style:rel-column-width="5201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59" style:family="table">
      <style:table-properties style:width="15.501cm" table:align="margins"/>
    </style:style>
    <style:style style:name="Table59.A" style:family="table-column">
      <style:table-column-properties style:column-width="1.415cm" style:rel-column-width="5981*"/>
    </style:style>
    <style:style style:name="Table59.B" style:family="table-column">
      <style:table-column-properties style:column-width="4.815cm" style:rel-column-width="20359*"/>
    </style:style>
    <style:style style:name="Table59.C" style:family="table-column">
      <style:table-column-properties style:column-width="9.271cm" style:rel-column-width="39195*"/>
    </style:style>
    <style:style style:name="Table59.A1" style:family="table-cell">
      <style:table-cell-properties fo:padding="0.097cm" fo:border-left="0.05pt solid #000000" fo:border-right="none" fo:border-top="0.05pt solid #000000" fo:border-bottom="0.05pt solid #000000"/>
    </style:style>
    <style:style style:name="Table59.C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C2" style:family="table-cell">
      <style:table-cell-properties fo:padding="0.097cm" fo:border-left="0.05pt solid #000000" fo:border-right="0.05pt solid #000000" fo:border-top="none" fo:border-bottom="0.05pt solid #000000"/>
    </style:style>
    <style:style style:name="Table61" style:family="table">
      <style:table-properties style:width="15.081cm" fo:margin-left="0cm" table:align="left"/>
    </style:style>
    <style:style style:name="Table61.A" style:family="table-column">
      <style:table-column-properties style:column-width="2.501cm"/>
    </style:style>
    <style:style style:name="Table61.B" style:family="table-column">
      <style:table-column-properties style:column-width="12.58cm"/>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2" style:family="table">
      <style:table-properties style:width="15.081cm" fo:margin-left="0cm" table:align="left"/>
    </style:style>
    <style:style style:name="Table62.A" style:family="table-column">
      <style:table-column-properties style:column-width="7.505cm"/>
    </style:style>
    <style:style style:name="Table62.B" style:family="table-column">
      <style:table-column-properties style:column-width="7.576cm"/>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14" style:family="table">
      <style:table-properties style:width="15.501cm" table:align="margins"/>
    </style:style>
    <style:style style:name="Table14.A" style:family="table-column">
      <style:table-column-properties style:column-width="3.198cm" style:rel-column-width="13519*"/>
    </style:style>
    <style:style style:name="Table14.B" style:family="table-column">
      <style:table-column-properties style:column-width="12.303cm" style:rel-column-width="52016*"/>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5.501cm" table:align="margins"/>
    </style:style>
    <style:style style:name="Table15.A" style:family="table-column">
      <style:table-column-properties style:column-width="3.198cm" style:rel-column-width="13519*"/>
    </style:style>
    <style:style style:name="Table15.B" style:family="table-column">
      <style:table-column-properties style:column-width="12.303cm" style:rel-column-width="5201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501cm" table:align="margins"/>
    </style:style>
    <style:style style:name="Table16.A" style:family="table-column">
      <style:table-column-properties style:column-width="3.198cm" style:rel-column-width="13519*"/>
    </style:style>
    <style:style style:name="Table16.B" style:family="table-column">
      <style:table-column-properties style:column-width="12.303cm" style:rel-column-width="52016*"/>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5.501cm" table:align="margins"/>
    </style:style>
    <style:style style:name="Table17.A" style:family="table-column">
      <style:table-column-properties style:column-width="3.198cm" style:rel-column-width="13519*"/>
    </style:style>
    <style:style style:name="Table17.B" style:family="table-column">
      <style:table-column-properties style:column-width="12.303cm" style:rel-column-width="52016*"/>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5.501cm" table:align="margins"/>
    </style:style>
    <style:style style:name="Table18.A" style:family="table-column">
      <style:table-column-properties style:column-width="3.198cm" style:rel-column-width="13519*"/>
    </style:style>
    <style:style style:name="Table18.B" style:family="table-column">
      <style:table-column-properties style:column-width="12.303cm" style:rel-column-width="52016*"/>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5.501cm" table:align="margins"/>
    </style:style>
    <style:style style:name="Table19.A" style:family="table-column">
      <style:table-column-properties style:column-width="3.198cm" style:rel-column-width="13519*"/>
    </style:style>
    <style:style style:name="Table19.B" style:family="table-column">
      <style:table-column-properties style:column-width="12.303cm" style:rel-column-width="52016*"/>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el4" style:family="table">
      <style:table-properties style:width="15.501cm" table:align="margins"/>
    </style:style>
    <style:style style:name="Tabel4.A" style:family="table-column">
      <style:table-column-properties style:column-width="3.198cm" style:rel-column-width="13519*"/>
    </style:style>
    <style:style style:name="Tabel4.B" style:family="table-column">
      <style:table-column-properties style:column-width="12.303cm" style:rel-column-width="52016*"/>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5.501cm" table:align="margins"/>
    </style:style>
    <style:style style:name="Tabel5.A" style:family="table-column">
      <style:table-column-properties style:column-width="3.198cm" style:rel-column-width="13519*"/>
    </style:style>
    <style:style style:name="Tabel5.B" style:family="table-column">
      <style:table-column-properties style:column-width="12.303cm" style:rel-column-width="52016*"/>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5.501cm" table:align="margins"/>
    </style:style>
    <style:style style:name="Tabel6.A" style:family="table-column">
      <style:table-column-properties style:column-width="3.198cm" style:rel-column-width="13519*"/>
    </style:style>
    <style:style style:name="Tabel6.B" style:family="table-column">
      <style:table-column-properties style:column-width="12.303cm" style:rel-column-width="52016*"/>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5.501cm" table:align="margins"/>
    </style:style>
    <style:style style:name="Tabel7.A" style:family="table-column">
      <style:table-column-properties style:column-width="3.198cm" style:rel-column-width="13519*"/>
    </style:style>
    <style:style style:name="Tabel7.B" style:family="table-column">
      <style:table-column-properties style:column-width="12.303cm" style:rel-column-width="52016*"/>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8" style:family="table">
      <style:table-properties style:width="15.501cm" table:align="margins"/>
    </style:style>
    <style:style style:name="Tabel8.A" style:family="table-column">
      <style:table-column-properties style:column-width="3.198cm" style:rel-column-width="13519*"/>
    </style:style>
    <style:style style:name="Tabel8.B" style:family="table-column">
      <style:table-column-properties style:column-width="12.303cm" style:rel-column-width="52016*"/>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le20" style:family="table">
      <style:table-properties style:width="15.501cm" table:align="margins"/>
    </style:style>
    <style:style style:name="Table20.A" style:family="table-column">
      <style:table-column-properties style:column-width="3.198cm" style:rel-column-width="13519*"/>
    </style:style>
    <style:style style:name="Table20.B" style:family="table-column">
      <style:table-column-properties style:column-width="12.303cm" style:rel-column-width="52016*"/>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5.501cm" table:align="margins"/>
    </style:style>
    <style:style style:name="Table21.A" style:family="table-column">
      <style:table-column-properties style:column-width="3.198cm" style:rel-column-width="13519*"/>
    </style:style>
    <style:style style:name="Table21.B" style:family="table-column">
      <style:table-column-properties style:column-width="12.303cm" style:rel-column-width="52016*"/>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5.501cm" table:align="margins"/>
    </style:style>
    <style:style style:name="Table22.A" style:family="table-column">
      <style:table-column-properties style:column-width="3.198cm" style:rel-column-width="13519*"/>
    </style:style>
    <style:style style:name="Table22.B" style:family="table-column">
      <style:table-column-properties style:column-width="12.303cm" style:rel-column-width="52016*"/>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5.501cm" table:align="margins"/>
    </style:style>
    <style:style style:name="Table23.A" style:family="table-column">
      <style:table-column-properties style:column-width="3.198cm" style:rel-column-width="13519*"/>
    </style:style>
    <style:style style:name="Table23.B" style:family="table-column">
      <style:table-column-properties style:column-width="12.303cm" style:rel-column-width="5201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5.501cm" table:align="margins"/>
    </style:style>
    <style:style style:name="Table24.A" style:family="table-column">
      <style:table-column-properties style:column-width="3.198cm" style:rel-column-width="13519*"/>
    </style:style>
    <style:style style:name="Table24.B" style:family="table-column">
      <style:table-column-properties style:column-width="12.303cm" style:rel-column-width="52016*"/>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5.501cm" table:align="margins"/>
    </style:style>
    <style:style style:name="Table25.A" style:family="table-column">
      <style:table-column-properties style:column-width="3.198cm" style:rel-column-width="13519*"/>
    </style:style>
    <style:style style:name="Table25.B" style:family="table-column">
      <style:table-column-properties style:column-width="12.303cm" style:rel-column-width="52016*"/>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15.501cm" table:align="margins"/>
    </style:style>
    <style:style style:name="Table27.A" style:family="table-column">
      <style:table-column-properties style:column-width="3.198cm" style:rel-column-width="13519*"/>
    </style:style>
    <style:style style:name="Table27.B" style:family="table-column">
      <style:table-column-properties style:column-width="12.303cm" style:rel-column-width="52016*"/>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5.501cm" table:align="margins"/>
    </style:style>
    <style:style style:name="Table28.A" style:family="table-column">
      <style:table-column-properties style:column-width="3.198cm" style:rel-column-width="13519*"/>
    </style:style>
    <style:style style:name="Table28.B" style:family="table-column">
      <style:table-column-properties style:column-width="12.303cm" style:rel-column-width="52016*"/>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5.501cm" table:align="margins"/>
    </style:style>
    <style:style style:name="Table29.A" style:family="table-column">
      <style:table-column-properties style:column-width="3.198cm" style:rel-column-width="13519*"/>
    </style:style>
    <style:style style:name="Table29.B" style:family="table-column">
      <style:table-column-properties style:column-width="12.303cm" style:rel-column-width="520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5.501cm" table:align="margins"/>
    </style:style>
    <style:style style:name="Table30.A" style:family="table-column">
      <style:table-column-properties style:column-width="3.198cm" style:rel-column-width="13519*"/>
    </style:style>
    <style:style style:name="Table30.B" style:family="table-column">
      <style:table-column-properties style:column-width="12.303cm" style:rel-column-width="52016*"/>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5.501cm" table:align="margins"/>
    </style:style>
    <style:style style:name="Table31.A" style:family="table-column">
      <style:table-column-properties style:column-width="3.198cm" style:rel-column-width="13519*"/>
    </style:style>
    <style:style style:name="Table31.B" style:family="table-column">
      <style:table-column-properties style:column-width="12.303cm" style:rel-column-width="52016*"/>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3" style:family="table">
      <style:table-properties style:width="15.501cm" table:align="margins"/>
    </style:style>
    <style:style style:name="Table33.A" style:family="table-column">
      <style:table-column-properties style:column-width="3.198cm" style:rel-column-width="13519*"/>
    </style:style>
    <style:style style:name="Table33.B" style:family="table-column">
      <style:table-column-properties style:column-width="12.303cm" style:rel-column-width="52016*"/>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5.501cm" table:align="margins"/>
    </style:style>
    <style:style style:name="Table34.A" style:family="table-column">
      <style:table-column-properties style:column-width="3.198cm" style:rel-column-width="13519*"/>
    </style:style>
    <style:style style:name="Table34.B" style:family="table-column">
      <style:table-column-properties style:column-width="12.303cm" style:rel-column-width="52016*"/>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5" style:family="table">
      <style:table-properties style:width="15.501cm" table:align="margins"/>
    </style:style>
    <style:style style:name="Table35.A" style:family="table-column">
      <style:table-column-properties style:column-width="3.198cm" style:rel-column-width="13519*"/>
    </style:style>
    <style:style style:name="Table35.B" style:family="table-column">
      <style:table-column-properties style:column-width="12.303cm" style:rel-column-width="52016*"/>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26" style:family="table">
      <style:table-properties style:width="15.501cm" table:align="margins"/>
    </style:style>
    <style:style style:name="Table26.A" style:family="table-column">
      <style:table-column-properties style:column-width="3.198cm" style:rel-column-width="13519*"/>
    </style:style>
    <style:style style:name="Table26.B" style:family="table-column">
      <style:table-column-properties style:column-width="12.303cm" style:rel-column-width="52016*"/>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32" style:family="table">
      <style:table-properties style:width="15.501cm" table:align="margins"/>
    </style:style>
    <style:style style:name="Table32.A" style:family="table-column">
      <style:table-column-properties style:column-width="3.198cm" style:rel-column-width="13519*"/>
    </style:style>
    <style:style style:name="Table32.B" style:family="table-column">
      <style:table-column-properties style:column-width="12.303cm" style:rel-column-width="52016*"/>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7" style:family="table">
      <style:table-properties style:width="15.501cm" table:align="margins"/>
    </style:style>
    <style:style style:name="Table37.A" style:family="table-column">
      <style:table-column-properties style:column-width="3.198cm" style:rel-column-width="13519*"/>
    </style:style>
    <style:style style:name="Table37.B" style:family="table-column">
      <style:table-column-properties style:column-width="12.303cm" style:rel-column-width="52016*"/>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5.501cm" table:align="margins"/>
    </style:style>
    <style:style style:name="Table38.A" style:family="table-column">
      <style:table-column-properties style:column-width="3.198cm" style:rel-column-width="13519*"/>
    </style:style>
    <style:style style:name="Table38.B" style:family="table-column">
      <style:table-column-properties style:column-width="12.303cm" style:rel-column-width="52016*"/>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0" style:family="table">
      <style:table-properties style:width="15.501cm" table:align="margins"/>
    </style:style>
    <style:style style:name="Table40.A" style:family="table-column">
      <style:table-column-properties style:column-width="3.198cm" style:rel-column-width="13519*"/>
    </style:style>
    <style:style style:name="Table40.B" style:family="table-column">
      <style:table-column-properties style:column-width="12.303cm" style:rel-column-width="52016*"/>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36" style:family="table">
      <style:table-properties style:width="15.501cm" table:align="margins"/>
    </style:style>
    <style:style style:name="Table36.A" style:family="table-column">
      <style:table-column-properties style:column-width="3.198cm" style:rel-column-width="13519*"/>
    </style:style>
    <style:style style:name="Table36.B" style:family="table-column">
      <style:table-column-properties style:column-width="12.303cm" style:rel-column-width="52016*"/>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9" style:family="table">
      <style:table-properties style:width="15.501cm" table:align="margins"/>
    </style:style>
    <style:style style:name="Table39.A" style:family="table-column">
      <style:table-column-properties style:column-width="3.198cm" style:rel-column-width="13519*"/>
    </style:style>
    <style:style style:name="Table39.B" style:family="table-column">
      <style:table-column-properties style:column-width="12.303cm" style:rel-column-width="5201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1" style:family="table">
      <style:table-properties style:width="15.501cm" table:align="margins"/>
    </style:style>
    <style:style style:name="Table41.A" style:family="table-column">
      <style:table-column-properties style:column-width="3.198cm" style:rel-column-width="13519*"/>
    </style:style>
    <style:style style:name="Table41.B" style:family="table-column">
      <style:table-column-properties style:column-width="12.303cm" style:rel-column-width="52016*"/>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2" style:family="table">
      <style:table-properties style:width="15.501cm" table:align="margins"/>
    </style:style>
    <style:style style:name="Table42.A" style:family="table-column">
      <style:table-column-properties style:column-width="3.198cm" style:rel-column-width="13519*"/>
    </style:style>
    <style:style style:name="Table42.B" style:family="table-column">
      <style:table-column-properties style:column-width="12.303cm" style:rel-column-width="52016*"/>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3" style:family="table">
      <style:table-properties style:width="15.501cm" table:align="margins"/>
    </style:style>
    <style:style style:name="Table43.A" style:family="table-column">
      <style:table-column-properties style:column-width="3.198cm" style:rel-column-width="13519*"/>
    </style:style>
    <style:style style:name="Table43.B" style:family="table-column">
      <style:table-column-properties style:column-width="12.303cm" style:rel-column-width="52016*"/>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56" style:family="table">
      <style:table-properties style:width="15.501cm" table:align="margins"/>
    </style:style>
    <style:style style:name="Table56.A" style:family="table-column">
      <style:table-column-properties style:column-width="8.571cm" style:rel-column-width="36233*"/>
    </style:style>
    <style:style style:name="Table56.B" style:family="table-column">
      <style:table-column-properties style:column-width="6.93cm" style:rel-column-width="29302*"/>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44" style:family="table">
      <style:table-properties style:width="15.501cm" table:align="margins"/>
    </style:style>
    <style:style style:name="Table44.A" style:family="table-column">
      <style:table-column-properties style:column-width="3.198cm" style:rel-column-width="13519*"/>
    </style:style>
    <style:style style:name="Table44.B" style:family="table-column">
      <style:table-column-properties style:column-width="12.303cm" style:rel-column-width="52016*"/>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5.501cm" table:align="margins"/>
    </style:style>
    <style:style style:name="Table45.A" style:family="table-column">
      <style:table-column-properties style:column-width="3.198cm" style:rel-column-width="13519*"/>
    </style:style>
    <style:style style:name="Table45.B" style:family="table-column">
      <style:table-column-properties style:column-width="12.303cm" style:rel-column-width="52016*"/>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el1" style:family="table">
      <style:table-properties style:width="15.501cm" table:align="margins"/>
    </style:style>
    <style:style style:name="Tabel1.A" style:family="table-column">
      <style:table-column-properties style:column-width="3.198cm" style:rel-column-width="13519*"/>
    </style:style>
    <style:style style:name="Tabel1.B" style:family="table-column">
      <style:table-column-properties style:column-width="12.303cm" style:rel-column-width="52016*"/>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le47" style:family="table">
      <style:table-properties style:width="15.501cm" table:align="margins"/>
    </style:style>
    <style:style style:name="Table47.A" style:family="table-column">
      <style:table-column-properties style:column-width="3.198cm" style:rel-column-width="13519*"/>
    </style:style>
    <style:style style:name="Table47.B" style:family="table-column">
      <style:table-column-properties style:column-width="12.303cm" style:rel-column-width="52016*"/>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5.501cm" table:align="margins"/>
    </style:style>
    <style:style style:name="Table48.A" style:family="table-column">
      <style:table-column-properties style:column-width="3.198cm" style:rel-column-width="13519*"/>
    </style:style>
    <style:style style:name="Table48.B" style:family="table-column">
      <style:table-column-properties style:column-width="12.303cm" style:rel-column-width="52016*"/>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49" style:family="table">
      <style:table-properties style:width="15.501cm" table:align="margins"/>
    </style:style>
    <style:style style:name="Table49.A" style:family="table-column">
      <style:table-column-properties style:column-width="3.198cm" style:rel-column-width="13519*"/>
    </style:style>
    <style:style style:name="Table49.B" style:family="table-column">
      <style:table-column-properties style:column-width="12.303cm" style:rel-column-width="52016*"/>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5.501cm" table:align="margins"/>
    </style:style>
    <style:style style:name="Table50.A" style:family="table-column">
      <style:table-column-properties style:column-width="3.198cm" style:rel-column-width="13519*"/>
    </style:style>
    <style:style style:name="Table50.B" style:family="table-column">
      <style:table-column-properties style:column-width="12.303cm" style:rel-column-width="5201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5.501cm" table:align="margins"/>
    </style:style>
    <style:style style:name="Table51.A" style:family="table-column">
      <style:table-column-properties style:column-width="3.198cm" style:rel-column-width="13519*"/>
    </style:style>
    <style:style style:name="Table51.B" style:family="table-column">
      <style:table-column-properties style:column-width="12.303cm" style:rel-column-width="52016*"/>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5.501cm" table:align="margins"/>
    </style:style>
    <style:style style:name="Table52.A" style:family="table-column">
      <style:table-column-properties style:column-width="3.198cm" style:rel-column-width="13519*"/>
    </style:style>
    <style:style style:name="Table52.B" style:family="table-column">
      <style:table-column-properties style:column-width="12.303cm" style:rel-column-width="52016*"/>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3" style:family="table">
      <style:table-properties style:width="15.501cm" table:align="margins"/>
    </style:style>
    <style:style style:name="Table53.A" style:family="table-column">
      <style:table-column-properties style:column-width="3.198cm" style:rel-column-width="13519*"/>
    </style:style>
    <style:style style:name="Table53.B" style:family="table-column">
      <style:table-column-properties style:column-width="12.303cm" style:rel-column-width="52016*"/>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4" style:family="table">
      <style:table-properties style:width="15.501cm" table:align="margins"/>
    </style:style>
    <style:style style:name="Table54.A" style:family="table-column">
      <style:table-column-properties style:column-width="3.198cm" style:rel-column-width="13519*"/>
    </style:style>
    <style:style style:name="Table54.B" style:family="table-column">
      <style:table-column-properties style:column-width="12.303cm" style:rel-column-width="52016*"/>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55" style:family="table">
      <style:table-properties style:width="15.501cm" table:align="margins"/>
    </style:style>
    <style:style style:name="Table55.A" style:family="table-column">
      <style:table-column-properties style:column-width="3.198cm" style:rel-column-width="13519*"/>
    </style:style>
    <style:style style:name="Table55.B" style:family="table-column">
      <style:table-column-properties style:column-width="12.303cm" style:rel-column-width="52016*"/>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57" style:family="table">
      <style:table-properties style:width="15.501cm" table:align="margins"/>
    </style:style>
    <style:style style:name="Table57.A" style:family="table-column">
      <style:table-column-properties style:column-width="3.198cm" style:rel-column-width="13519*"/>
    </style:style>
    <style:style style:name="Table57.B" style:family="table-column">
      <style:table-column-properties style:column-width="12.303cm" style:rel-column-width="52016*"/>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8" style:family="table">
      <style:table-properties style:width="15.501cm" table:align="margins"/>
    </style:style>
    <style:style style:name="Table58.A" style:family="table-column">
      <style:table-column-properties style:column-width="3.198cm" style:rel-column-width="13519*"/>
    </style:style>
    <style:style style:name="Table58.B" style:family="table-column">
      <style:table-column-properties style:column-width="12.303cm" style:rel-column-width="52016*"/>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el2" style:family="table">
      <style:table-properties style:width="15.501cm" table:align="margins"/>
    </style:style>
    <style:style style:name="Tabel2.A" style:family="table-column">
      <style:table-column-properties style:column-width="3.198cm" style:rel-column-width="13519*"/>
    </style:style>
    <style:style style:name="Tabel2.B" style:family="table-column">
      <style:table-column-properties style:column-width="12.303cm" style:rel-column-width="52016*"/>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501cm" table:align="margins"/>
    </style:style>
    <style:style style:name="Tabel3.A" style:family="table-column">
      <style:table-column-properties style:column-width="3.198cm" style:rel-column-width="13519*"/>
    </style:style>
    <style:style style:name="Tabel3.B" style:family="table-column">
      <style:table-column-properties style:column-width="12.303cm" style:rel-column-width="52016*"/>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46" style:family="table">
      <style:table-properties style:width="15.501cm" table:align="margins"/>
    </style:style>
    <style:style style:name="Table46.A" style:family="table-column">
      <style:table-column-properties style:column-width="3.198cm" style:rel-column-width="13519*"/>
    </style:style>
    <style:style style:name="Table46.B" style:family="table-column">
      <style:table-column-properties style:column-width="12.303cm" style:rel-column-width="52016*"/>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able_20_Contents">
      <style:paragraph-properties style:writing-mode="lr-tb"/>
    </style:style>
    <style:style style:name="P3" style:family="paragraph" style:parent-style-name="Text_20_body">
      <style:paragraph-properties style:writing-mode="lr-tb"/>
    </style:style>
    <style:style style:name="P4" style:family="paragraph" style:parent-style-name="Text_20_body">
      <style:paragraph-properties style:writing-mode="lr-tb"/>
      <style:text-properties fo:language="zxx" fo:country="none" style:language-asian="zxx" style:country-asian="none" style:language-complex="zxx" style:country-complex="none"/>
    </style:style>
    <style:style style:name="P5" style:family="paragraph" style:parent-style-name="Text_20_body">
      <style:text-properties fo:language="en" fo:country="GB"/>
    </style:style>
    <style:style style:name="P6" style:family="paragraph" style:parent-style-name="Text_20_body">
      <style:text-properties fo:language="zxx" fo:country="none"/>
    </style:style>
    <style:style style:name="P7" style:family="paragraph" style:parent-style-name="Text_20_body">
      <style:text-properties fo:language="zxx" fo:country="none" style:language-asian="zxx" style:country-asian="none" style:language-complex="zxx" style:country-complex="none"/>
    </style:style>
    <style:style style:name="P8" style:family="paragraph" style:parent-style-name="Table_20_Contents">
      <style:text-properties fo:language="zxx" fo:country="none"/>
    </style:style>
    <style:style style:name="P9" style:family="paragraph" style:parent-style-name="Table_20_Contents">
      <style:text-properties fo:language="zxx" fo:country="none" style:language-asian="zxx" style:country-asian="none" style:language-complex="zxx" style:country-complex="none"/>
    </style:style>
    <style:style style:name="P10" style:family="paragraph" style:parent-style-name="Table_20_Contents">
      <style:text-properties fo:language="da" fo:country="DK"/>
    </style:style>
    <style:style style:name="P11" style:family="paragraph" style:parent-style-name="Table_20_Heading">
      <style:text-properties fo:language="zxx" fo:country="none" style:language-asian="zxx" style:country-asian="none" style:language-complex="zxx" style:country-complex="none"/>
    </style:style>
    <style:style style:name="P12" style:family="paragraph" style:parent-style-name="Code">
      <style:text-properties fo:language="zxx" fo:country="none" style:language-asian="zxx" style:country-asian="none" style:language-complex="zxx" style:country-complex="none"/>
    </style:style>
    <style:style style:name="P13" style:family="paragraph" style:parent-style-name="Code">
      <style:text-properties fo:language="zxx" fo:country="none" style:font-name-asian="Consolas" style:language-asian="zxx" style:country-asian="none" style:language-complex="zxx" style:country-complex="none"/>
    </style:style>
    <style:style style:name="P14" style:family="paragraph" style:parent-style-name="Code">
      <style:paragraph-properties fo:margin-left="0cm" fo:margin-right="0cm" fo:text-indent="1.27cm" style:auto-text-indent="false"/>
      <style:text-properties fo:language="zxx" fo:country="none" style:language-asian="zxx" style:country-asian="none" style:language-complex="zxx" style:country-complex="none"/>
    </style:style>
    <style:style style:name="P15" style:family="paragraph" style:parent-style-name="Standard">
      <style:paragraph-properties style:text-autospace="none"/>
      <style:text-properties fo:color="#707070" style:font-name="Consolas1" fo:font-size="9.5pt" style:font-name-asian="Consolas1" style:font-size-asian="9.5pt" style:font-name-complex="Consolas1" style:font-size-complex="9.5pt"/>
    </style:style>
    <style:style style:name="P16" style:family="paragraph" style:parent-style-name="Standard">
      <style:paragraph-properties>
        <style:tab-stops>
          <style:tab-stop style:position="0.776cm"/>
          <style:tab-stop style:position="15.222cm" style:type="right" style:leader-style="dotted" style:leader-text="."/>
        </style:tab-stops>
      </style:paragraph-properties>
      <style:text-properties fo:color="#000000" fo:language="zxx" fo:country="none" style:language-asian="zxx" style:country-asian="none" style:language-complex="zxx" style:country-complex="non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paragraph-properties style:writing-mode="lr-tb"/>
    </style:style>
    <style:style style:name="P21" style:family="paragraph" style:parent-style-name="Text_20_body" style:list-style-name="L4">
      <style:paragraph-properties style:writing-mode="lr-tb"/>
    </style:style>
    <style:style style:name="P22" style:family="paragraph" style:parent-style-name="Heading_20_2">
      <style:text-properties style:font-name-complex="Calibri"/>
    </style:style>
    <style:style style:name="P23" style:family="paragraph" style:parent-style-name="Heading_20_2">
      <style:text-properties fo:language="zxx" fo:country="none" style:language-asian="zxx" style:country-asian="none" style:language-complex="zxx" style:country-complex="none"/>
    </style:style>
    <style:style style:name="P24" style:family="paragraph" style:parent-style-name="Heading_20_2">
      <style:paragraph-properties style:writing-mode="lr-tb"/>
    </style:style>
    <style:style style:name="P25" style:family="paragraph" style:parent-style-name="Heading_20_2">
      <style:paragraph-properties style:writing-mode="lr-tb"/>
      <style:text-properties fo:language="zxx" fo:country="none" style:language-asian="zxx" style:country-asian="none" style:language-complex="zxx" style:country-complex="none"/>
    </style:style>
    <style:style style:name="P26" style:family="paragraph" style:parent-style-name="Heading_20_2">
      <style:paragraph-properties style:writing-mode="lr-tb"/>
      <style:text-properties fo:color="#4c4c4c" fo:language="zxx" fo:country="none" style:language-asian="zxx" style:country-asian="none" style:language-complex="zxx" style:country-complex="none"/>
    </style:style>
    <style:style style:name="P27" style:family="paragraph" style:parent-style-name="Contents_20_1">
      <style:paragraph-properties>
        <style:tab-stops>
          <style:tab-stop style:position="15.501cm" style:type="right" style:leader-style="dotted" style:leader-text="."/>
        </style:tab-stops>
      </style:paragraph-properties>
    </style:style>
    <style:style style:name="P28" style:family="paragraph" style:parent-style-name="Contents_20_2">
      <style:paragraph-properties>
        <style:tab-stops>
          <style:tab-stop style:position="15.501cm" style:type="right" style:leader-style="dotted" style:leader-text="."/>
        </style:tab-stops>
      </style:paragraph-properties>
    </style:style>
    <style:style style:name="P29" style:family="paragraph" style:parent-style-name="Contents_20_3">
      <style:paragraph-properties>
        <style:tab-stops>
          <style:tab-stop style:position="15.501cm" style:type="right" style:leader-style="dotted" style:leader-text="."/>
        </style:tab-stops>
      </style:paragraph-properties>
    </style:style>
    <style:style style:name="P30" style:family="paragraph" style:parent-style-name="Table_20_Contents">
      <style:paragraph-properties style:writing-mode="lr-tb"/>
    </style:style>
    <style:style style:name="P31" style:family="paragraph" style:parent-style-name="ForsideKunstSkrift" style:master-page-name="Standard">
      <style:paragraph-properties style:page-number="auto"/>
    </style:style>
    <style:style style:name="P32" style:family="paragraph">
      <style:paragraph-properties style:writing-mode="lr-tb"/>
    </style:style>
    <style:style style:name="T1" style:family="text">
      <style:text-properties fo:language="en" fo:country="GB"/>
    </style:style>
    <style:style style:name="T2" style:family="text">
      <style:text-properties style:font-name-asian="Cambria" style:font-name-complex="Cambria"/>
    </style:style>
    <style:style style:name="T3" style:family="text">
      <style:text-properties style:font-name-complex="Calibri"/>
    </style:style>
    <style:style style:name="T4" style:family="text">
      <style:text-properties style:font-name-asian="Consolas"/>
    </style:style>
    <style:style style:name="T5" style:family="text">
      <style:text-properties fo:font-size="10pt" fo:language="en" fo:country="GB" style:font-size-asian="10pt" style:font-name-complex="Calibri" style:font-size-complex="10pt"/>
    </style:style>
    <style:style style:name="T6" style:family="text">
      <style:text-properties fo:language="zxx" fo:country="none"/>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style:language-asian="zxx" style:country-asian="none" style:font-name-complex="Calibri" style:language-complex="zxx" style:country-complex="none"/>
    </style:style>
    <style:style style:name="T9" style:family="text">
      <style:text-properties style:text-position="super 58%"/>
    </style:style>
    <style:style style:name="T10" style:family="text">
      <style:text-properties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content"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ForsideKunstSkrift"/>
      <text:p text:style-name="Title"><text:title>CPR Broker</text:title></text:p>
      <text:p text:style-name="Subtitle"><text:subject>Method description</text:subject></text:p>
      <text:p text:style-name="ForsideKunstSkrift"/>
      <text:p text:style-name="ForsideKunstSkrift"/>
      <text:p text:style-name="Standard"/>
      <text:p text:style-name="P5"><draw:frame draw:style-name="fr1" draw:name="grafik1"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 Copyright </text:span></text:span><text:span text:style-name="Default_20_Paragraph_20_Font"><text:span text:style-name="T5"><text:date style:data-style-name="N5108" text:date-value="2015-03-05T12:34:48.92">2015</text:date></text:span></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7"><text:a xlink:type="simple" xlink:href="#__RefHeading__1_1567338355">1 Overall description<text:tab/>5</text:a></text:p>
          <text:p text:style-name="P28"><text:a xlink:type="simple" xlink:href="#__RefHeading__1472_1541283110">1.1 StandardReturType <text:tab/>5</text:a></text:p>
          <text:p text:style-name="P27"><text:a xlink:type="simple" xlink:href="#__RefHeading__3_1567338355">2 Return codes<text:tab/>6</text:a></text:p>
          <text:p text:style-name="P28"><text:a xlink:type="simple" xlink:href="#__RefHeading__5_1567338355">2.1 200 (OK)<text:tab/>6</text:a></text:p>
          <text:p text:style-name="P28"><text:a xlink:type="simple" xlink:href="#__RefHeading__7_1567338355">2.2 206 (partial success)<text:tab/>6</text:a></text:p>
          <text:p text:style-name="P28"><text:a xlink:type="simple" xlink:href="#__RefHeading__9_1567338355">2.3 400 (Bad request)<text:tab/>6</text:a></text:p>
          <text:p text:style-name="P28"><text:a xlink:type="simple" xlink:href="#__RefHeading__11_1567338355">2.4 500 (Unspecified)<text:tab/>7</text:a></text:p>
          <text:p text:style-name="P28"><text:a xlink:type="simple" xlink:href="#__RefHeading__13_1567338355">2.5 503 (data source unavailable)<text:tab/>7</text:a></text:p>
          <text:p text:style-name="P28"><text:a xlink:type="simple" xlink:href="#__RefHeading__15_1567338355">2.6 501 (Not implemented)<text:tab/>7</text:a></text:p>
          <text:p text:style-name="P28"><text:a xlink:type="simple" xlink:href="#__RefHeading__17_1567338355">2.7 404 (Not found)<text:tab/>7</text:a></text:p>
          <text:p text:style-name="P27"><text:a xlink:type="simple" xlink:href="#__RefHeading__1474_1541283110">3 Part service<text:tab/>8</text:a></text:p>
          <text:p text:style-name="P28"><text:a xlink:type="simple" xlink:href="#__RefHeading__3954_402598331">3.1 General notes<text:tab/>8</text:a></text:p>
          <text:p text:style-name="P29"><text:a xlink:type="simple" xlink:href="#__RefHeading__3956_402598331">3.1.1 Local data update<text:tab/>8</text:a></text:p>
          <text:p text:style-name="P28"><text:a xlink:type="simple" xlink:href="#__RefHeading__1476_1541283110">3.2 Read<text:tab/>9</text:a></text:p>
          <text:p text:style-name="P29"><text:a xlink:type="simple" xlink:href="#__RefHeading__1907_1541283110">3.2.1 Signature<text:tab/>10</text:a></text:p>
          <text:p text:style-name="P29"><text:a xlink:type="simple" xlink:href="#__RefHeading__1478_1541283110">3.2.2 Parameters<text:tab/>10</text:a></text:p>
          <text:p text:style-name="P29"><text:a xlink:type="simple" xlink:href="#__RefHeading__1480_1541283110">3.2.3 Return value components<text:tab/>10</text:a></text:p>
          <text:p text:style-name="P29"><text:a xlink:type="simple" xlink:href="#__RefHeading__1524_1541283110">3.2.4 Review<text:tab/>10</text:a></text:p>
          <text:p text:style-name="P29"><text:a xlink:type="simple" xlink:href="#__RefHeading__3546_402598331">3.2.5 Flow chart<text:tab/>10</text:a></text:p>
          <text:p text:style-name="P28"><text:a xlink:type="simple" xlink:href="#__RefHeading__1766_1541283110">3.3 RefreshRead<text:tab/>11</text:a></text:p>
          <text:p text:style-name="P28"><text:a xlink:type="simple" xlink:href="#__RefHeading__1768_1541283110">3.4 List<text:tab/>12</text:a></text:p>
          <text:p text:style-name="P29"><text:a xlink:type="simple" xlink:href="#__RefHeading__1909_1541283110">3.4.1 Signature<text:tab/>12</text:a></text:p>
          <text:p text:style-name="P29"><text:a xlink:type="simple" xlink:href="#__RefHeading__1478_15412831101">3.4.2 Parameters<text:tab/>12</text:a></text:p>
          <text:p text:style-name="P29"><text:a xlink:type="simple" xlink:href="#__RefHeading__1480_15412831101">3.4.3 Return value components<text:tab/>12</text:a></text:p>
          <text:p text:style-name="P29"><text:a xlink:type="simple" xlink:href="#__RefHeading__1524_15412831101">3.4.4 Review<text:tab/>12</text:a></text:p>
          <text:p text:style-name="P29"><text:a xlink:type="simple" xlink:href="#__RefHeading__3548_402598331">3.4.5 Flow description<text:tab/>12</text:a></text:p>
          <text:p text:style-name="P29"><text:a xlink:type="simple" xlink:href="#__RefHeading__3550_402598331">3.4.6 Return codes<text:tab/>12</text:a></text:p>
          <text:p text:style-name="P29"><text:a xlink:type="simple" xlink:href="#__RefHeading__3702_402598331">3.4.7 Timeout<text:tab/>13</text:a></text:p>
          <text:p text:style-name="P29"><text:a xlink:type="simple" xlink:href="#__RefHeading__4652_206984583">3.4.8 Recommended limits<text:tab/>13</text:a></text:p>
          <text:p text:style-name="P28"><text:a xlink:type="simple" xlink:href="#__RefHeading__1770_1541283110">3.5 Search<text:tab/>13</text:a></text:p>
          <text:p text:style-name="P29"><text:a xlink:type="simple" xlink:href="#__RefHeading__3903_1552191976">3.5.1 Limitations<text:tab/>13</text:a></text:p>
          <text:p text:style-name="P29"><text:a xlink:type="simple" xlink:href="#__RefHeading__1911_1541283110">3.5.2 Signature<text:tab/>14</text:a></text:p>
          <text:p text:style-name="P29"><text:a xlink:type="simple" xlink:href="#__RefHeading__4654_206984583">3.5.3 Criteria details<text:tab/>14</text:a></text:p>
          <text:p text:style-name="P29"><text:a xlink:type="simple" xlink:href="#__RefHeading__1478_154128311011">3.5.4 Parameters<text:tab/>14</text:a></text:p>
          <text:p text:style-name="P29"><text:a xlink:type="simple" xlink:href="#__RefHeading__1480_154128311011">3.5.5 Return value components<text:tab/>14</text:a></text:p>
          <text:p text:style-name="P29"><text:a xlink:type="simple" xlink:href="#__RefHeading__1524_154128311011">3.5.6 Review<text:tab/>14</text:a></text:p>
          <text:p text:style-name="P28"><text:a xlink:type="simple" xlink:href="#__RefHeading__3905_1552191976">3.6 SearchList<text:tab/>14</text:a></text:p>
          <text:p text:style-name="P29"><text:a xlink:type="simple" xlink:href="#__RefHeading__4109_1552191976">3.6.1 Review<text:tab/>15</text:a></text:p>
          <text:p text:style-name="P28"><text:a xlink:type="simple" xlink:href="#__RefHeading__1772_1541283110">3.7 GetUuid<text:tab/>15</text:a></text:p>
          <text:p text:style-name="P29"><text:a xlink:type="simple" xlink:href="#__RefHeading__1913_1541283110">3.7.1 Signature<text:tab/>15</text:a></text:p>
          <text:p text:style-name="P29"><text:a xlink:type="simple" xlink:href="#__RefHeading__1478_1541283110111">3.7.2 Parameters<text:tab/>15</text:a></text:p>
          <text:p text:style-name="P29"><text:a xlink:type="simple" xlink:href="#__RefHeading__1480_1541283110111">3.7.3 Return value components<text:tab/>15</text:a></text:p>
          <text:p text:style-name="P29"><text:a xlink:type="simple" xlink:href="#__RefHeading__1524_1541283110111">3.7.4 Review<text:tab/>15</text:a></text:p>
          <text:p text:style-name="P29"><text:a xlink:type="simple" xlink:href="#__RefHeading__5049_1326892948">3.7.5 Flowchart<text:tab/>15</text:a></text:p>
          <text:p text:style-name="P28"><text:a xlink:type="simple" xlink:href="#__RefHeading__3571_558594538">3.8 PutSubscription<text:tab/>16</text:a></text:p>
          <text:p text:style-name="P29"><text:a xlink:type="simple" xlink:href="#__RefHeading__3573_558594538">3.8.1 Signature<text:tab/>16</text:a></text:p>
          <text:p text:style-name="P29"><text:soft-page-break/><text:a xlink:type="simple" xlink:href="#__RefHeading__3575_558594538">3.8.2 Parameters<text:tab/>17</text:a></text:p>
          <text:p text:style-name="P28"><text:a xlink:type="simple" xlink:href="#__RefHeading__3577_558594538">3.9 ReadSnapshot<text:tab/>17</text:a></text:p>
          <text:p text:style-name="P29"><text:a xlink:type="simple" xlink:href="#__RefHeading__3579_558594538">3.9.1 Signature<text:tab/>17</text:a></text:p>
          <text:p text:style-name="P29"><text:a xlink:type="simple" xlink:href="#__RefHeading__3581_558594538">3.9.2 Parameters<text:tab/>17</text:a></text:p>
          <text:p text:style-name="P28"><text:a xlink:type="simple" xlink:href="#__RefHeading__3583_558594538">3.10 ReadPeriod<text:tab/>17</text:a></text:p>
          <text:p text:style-name="P29"><text:a xlink:type="simple" xlink:href="#__RefHeading__3585_558594538">3.10.1 Signature<text:tab/>17</text:a></text:p>
          <text:p text:style-name="P29"><text:a xlink:type="simple" xlink:href="#__RefHeading__3587_558594538">3.10.2 Parameters<text:tab/>17</text:a></text:p>
          <text:p text:style-name="P28"><text:a xlink:type="simple" xlink:href="#__RefHeading__3589_558594538">3.11 ListSnapshot<text:tab/>17</text:a></text:p>
          <text:p text:style-name="P29"><text:a xlink:type="simple" xlink:href="#__RefHeading__3591_558594538">3.11.1 Signature<text:tab/>17</text:a></text:p>
          <text:p text:style-name="P29"><text:a xlink:type="simple" xlink:href="#__RefHeading__3593_558594538">3.11.2 Parameters<text:tab/>18</text:a></text:p>
          <text:p text:style-name="P28"><text:a xlink:type="simple" xlink:href="#__RefHeading__3595_558594538">3.12 ListPeriod<text:tab/>18</text:a></text:p>
          <text:p text:style-name="P29"><text:a xlink:type="simple" xlink:href="#__RefHeading__3597_558594538">3.12.1 Signature<text:tab/>18</text:a></text:p>
          <text:p text:style-name="P29"><text:a xlink:type="simple" xlink:href="#__RefHeading__3599_558594538">3.12.2 Parameters<text:tab/>18</text:a></text:p>
          <text:p text:style-name="P27"><text:a xlink:type="simple" xlink:href="#__RefHeading__2188_2114490374">4 Admin service<text:tab/>19</text:a></text:p>
          <text:p text:style-name="P28"><text:a xlink:type="simple" xlink:href="#__RefHeading__2190_2114490374">4.1 RequestAppRegistration<text:tab/>19</text:a></text:p>
          <text:p text:style-name="P29"><text:a xlink:type="simple" xlink:href="#__RefHeading__1913_15412831101">4.1.1 Signature<text:tab/>19</text:a></text:p>
          <text:p text:style-name="P29"><text:a xlink:type="simple" xlink:href="#__RefHeading__1478_15412831101111">4.1.2 Parameters<text:tab/>19</text:a></text:p>
          <text:p text:style-name="P29"><text:a xlink:type="simple" xlink:href="#__RefHeading__1480_15412831101111">4.1.3 Return value components<text:tab/>19</text:a></text:p>
          <text:p text:style-name="P29"><text:a xlink:type="simple" xlink:href="#__RefHeading__1524_15412831101111">4.1.4 Review<text:tab/>19</text:a></text:p>
          <text:p text:style-name="P28"><text:a xlink:type="simple" xlink:href="#__RefHeading__2192_2114490374">4.2 ApproveAppRegistration<text:tab/>19</text:a></text:p>
          <text:p text:style-name="P29"><text:a xlink:type="simple" xlink:href="#__RefHeading__1913_154128311011">4.2.1 Signature<text:tab/>19</text:a></text:p>
          <text:p text:style-name="P29"><text:a xlink:type="simple" xlink:href="#__RefHeading__1478_154128311011111">4.2.2 Parameters<text:tab/>19</text:a></text:p>
          <text:p text:style-name="P29"><text:a xlink:type="simple" xlink:href="#__RefHeading__1480_154128311011111">4.2.3 Return value components<text:tab/>20</text:a></text:p>
          <text:p text:style-name="P29"><text:a xlink:type="simple" xlink:href="#__RefHeading__1524_154128311011111">4.2.4 Review<text:tab/>20</text:a></text:p>
          <text:p text:style-name="P28"><text:a xlink:type="simple" xlink:href="#__RefHeading__2194_2114490374">4.3 ListAppRegistrations<text:tab/>20</text:a></text:p>
          <text:p text:style-name="P29"><text:a xlink:type="simple" xlink:href="#__RefHeading__1913_1541283110111">4.3.1 Signature<text:tab/>20</text:a></text:p>
          <text:p text:style-name="P29"><text:a xlink:type="simple" xlink:href="#__RefHeading__1478_1541283110111111">4.3.2 Parameters<text:tab/>20</text:a></text:p>
          <text:p text:style-name="P29"><text:a xlink:type="simple" xlink:href="#__RefHeading__1480_1541283110111111">4.3.3 Return value components<text:tab/>20</text:a></text:p>
          <text:p text:style-name="P29"><text:a xlink:type="simple" xlink:href="#__RefHeading__1524_1541283110111111">4.3.4 Review<text:tab/>20</text:a></text:p>
          <text:p text:style-name="P28"><text:a xlink:type="simple" xlink:href="#__RefHeading__2196_2114490374">4.4 UnregisterApp<text:tab/>20</text:a></text:p>
          <text:p text:style-name="P29"><text:a xlink:type="simple" xlink:href="#__RefHeading__1913_15412831101111">4.4.1 Signature<text:tab/>20</text:a></text:p>
          <text:p text:style-name="P29"><text:a xlink:type="simple" xlink:href="#__RefHeading__1478_15412831101111111">4.4.2 Parameters<text:tab/>20</text:a></text:p>
          <text:p text:style-name="P29"><text:a xlink:type="simple" xlink:href="#__RefHeading__1480_15412831101111111">4.4.3 Return value components<text:tab/>21</text:a></text:p>
          <text:p text:style-name="P29"><text:a xlink:type="simple" xlink:href="#__RefHeading__1524_15412831101111111">4.4.4 Review<text:tab/>21</text:a></text:p>
          <text:p text:style-name="P28"><text:a xlink:type="simple" xlink:href="#__RefHeading__1915_2114490374">4.5 GetCapabilities<text:tab/>21</text:a></text:p>
          <text:p text:style-name="P29"><text:a xlink:type="simple" xlink:href="#__RefHeading__1913_154128311011111">4.5.1 Signature<text:tab/>21</text:a></text:p>
          <text:p text:style-name="P29"><text:a xlink:type="simple" xlink:href="#__RefHeading__1478_154128311011111111">4.5.2 Parameters<text:tab/>21</text:a></text:p>
          <text:p text:style-name="P29"><text:a xlink:type="simple" xlink:href="#__RefHeading__1480_154128311011111111">4.5.3 Return value components<text:tab/>21</text:a></text:p>
          <text:p text:style-name="P29"><text:a xlink:type="simple" xlink:href="#__RefHeading__1524_154128311011111111">4.5.4 Review<text:tab/>21</text:a></text:p>
          <text:p text:style-name="P28"><text:a xlink:type="simple" xlink:href="#__RefHeading__2198_2114490374">4.6 IsImplementing<text:tab/>21</text:a></text:p>
          <text:p text:style-name="P29"><text:a xlink:type="simple" xlink:href="#__RefHeading__1913_1541283110111111">4.6.1 Signature<text:tab/>21</text:a></text:p>
          <text:p text:style-name="P29"><text:a xlink:type="simple" xlink:href="#__RefHeading__1478_1541283110111111111">4.6.2 Parameters<text:tab/>21</text:a></text:p>
          <text:p text:style-name="P29"><text:a xlink:type="simple" xlink:href="#__RefHeading__1480_1541283110111111111">4.6.3 Return value components<text:tab/>22</text:a></text:p>
          <text:p text:style-name="P29"><text:a xlink:type="simple" xlink:href="#__RefHeading__1524_1541283110111111111">4.6.4 Review<text:tab/>22</text:a></text:p>
          <text:p text:style-name="P28"><text:a xlink:type="simple" xlink:href="#__RefHeading__2200_2114490374">4.7 GetDataProviderList<text:tab/>22</text:a></text:p>
          <text:p text:style-name="P29"><text:a xlink:type="simple" xlink:href="#__RefHeading__1913_15412831101111111">4.7.1 Signature<text:tab/>22</text:a></text:p>
          <text:p text:style-name="P29"><text:a xlink:type="simple" xlink:href="#__RefHeading__1478_15412831101111111111">4.7.2 Parameters<text:tab/>22</text:a></text:p>
          <text:p text:style-name="P29"><text:a xlink:type="simple" xlink:href="#__RefHeading__1480_15412831101111111111">4.7.3 Return value components<text:tab/>22</text:a></text:p>
          <text:p text:style-name="P29"><text:a xlink:type="simple" xlink:href="#__RefHeading__1524_15412831101111111111">4.7.4 Review<text:tab/>22</text:a></text:p>
          <text:p text:style-name="P28"><text:a xlink:type="simple" xlink:href="#__RefHeading__2202_2114490374">4.8 SetDataProviderList<text:tab/>22</text:a></text:p>
          <text:p text:style-name="P29"><text:a xlink:type="simple" xlink:href="#__RefHeading__1913_154128311011111111">4.8.1 Signature<text:tab/>22</text:a></text:p>
          <text:p text:style-name="P29"><text:soft-page-break/><text:a xlink:type="simple" xlink:href="#__RefHeading__1478_154128311011111111111">4.8.2 Parameters<text:tab/>23</text:a></text:p>
          <text:p text:style-name="P29"><text:a xlink:type="simple" xlink:href="#__RefHeading__1480_154128311011111111111">4.8.3 Return value components<text:tab/>23</text:a></text:p>
          <text:p text:style-name="P29"><text:a xlink:type="simple" xlink:href="#__RefHeading__1524_154128311011111111111">4.8.4 Review<text:tab/>23</text:a></text:p>
          <text:p text:style-name="P28"><text:a xlink:type="simple" xlink:href="#__RefHeading__2204_2114490374">4.9 Log<text:tab/>23</text:a></text:p>
          <text:p text:style-name="P29"><text:a xlink:type="simple" xlink:href="#__RefHeading__1913_1541283110111111111">4.9.1 Signature<text:tab/>23</text:a></text:p>
          <text:p text:style-name="P29"><text:a xlink:type="simple" xlink:href="#__RefHeading__1478_1541283110111111111111">4.9.2 Parameters<text:tab/>23</text:a></text:p>
          <text:p text:style-name="P29"><text:a xlink:type="simple" xlink:href="#__RefHeading__1480_1541283110111111111111">4.9.3 Return value components<text:tab/>23</text:a></text:p>
          <text:p text:style-name="P29"><text:a xlink:type="simple" xlink:href="#__RefHeading__1524_1541283110111111111111">4.9.4 Review<text:tab/>23</text:a></text:p>
          <text:p text:style-name="P27"><text:a xlink:type="simple" xlink:href="#__RefHeading__2925_512965245">5 Subscription Service<text:tab/>24</text:a></text:p>
          <text:p text:style-name="P28"><text:a xlink:type="simple" xlink:href="#__RefHeading__2927_512965245">5.1 General rules for all subscriptions<text:tab/>24</text:a></text:p>
          <text:p text:style-name="P29"><text:a xlink:type="simple" xlink:href="#__RefHeading__2929_512965245">5.1.1 Isolation<text:tab/>24</text:a></text:p>
          <text:p text:style-name="P29"><text:a xlink:type="simple" xlink:href="#__RefHeading__2931_512965245">5.1.2 Notification channels<text:tab/>24</text:a></text:p>
          <text:p text:style-name="P28"><text:a xlink:type="simple" xlink:href="#__RefHeading__2572_512965245">5.2 Subscribe<text:tab/>24</text:a></text:p>
          <text:p text:style-name="P29"><text:a xlink:type="simple" xlink:href="#__RefHeading__1913_15412831101111111111">5.2.1 Signature<text:tab/>24</text:a></text:p>
          <text:p text:style-name="P29"><text:a xlink:type="simple" xlink:href="#__RefHeading__1478_15412831101111111111111">5.2.2 Parameters<text:tab/>25</text:a></text:p>
          <text:p text:style-name="P29"><text:a xlink:type="simple" xlink:href="#__RefHeading__1480_15412831101111111111111">5.2.3 Return value components<text:tab/>25</text:a></text:p>
          <text:p text:style-name="P29"><text:a xlink:type="simple" xlink:href="#__RefHeading__1524_15412831101111111111111">5.2.4 Review<text:tab/>25</text:a></text:p>
          <text:p text:style-name="P28"><text:a xlink:type="simple" xlink:href="#__RefHeading__2933_512965245">5.3 Unsubscribe<text:tab/>25</text:a></text:p>
          <text:p text:style-name="P29"><text:a xlink:type="simple" xlink:href="#__RefHeading__1913_154128311011111111111">5.3.1 Signature<text:tab/>25</text:a></text:p>
          <text:p text:style-name="P29"><text:a xlink:type="simple" xlink:href="#__RefHeading__1478_154128311011111111111111">5.3.2 Parameters<text:tab/>25</text:a></text:p>
          <text:p text:style-name="P29"><text:a xlink:type="simple" xlink:href="#__RefHeading__1480_154128311011111111111111">5.3.3 Return value components<text:tab/>25</text:a></text:p>
          <text:p text:style-name="P29"><text:a xlink:type="simple" xlink:href="#__RefHeading__1524_154128311011111111111111">5.3.4 Review<text:tab/>25</text:a></text:p>
          <text:p text:style-name="P28"><text:a xlink:type="simple" xlink:href="#__RefHeading__2570_512965245">5.4 SubscribeOnBirthdate<text:tab/>26</text:a></text:p>
          <text:p text:style-name="P29"><text:a xlink:type="simple" xlink:href="#__RefHeading__1913_1541283110111111111111">5.4.1 Signature<text:tab/>26</text:a></text:p>
          <text:p text:style-name="P29"><text:a xlink:type="simple" xlink:href="#__RefHeading__1478_1541283110111111111111111">5.4.2 Parameters<text:tab/>26</text:a></text:p>
          <text:p text:style-name="P29"><text:a xlink:type="simple" xlink:href="#__RefHeading__1480_1541283110111111111111111">5.4.3 Return value components<text:tab/>26</text:a></text:p>
          <text:p text:style-name="P29"><text:a xlink:type="simple" xlink:href="#__RefHeading__1524_1541283110111111111111111">5.4.4 Review<text:tab/>26</text:a></text:p>
          <text:p text:style-name="P28"><text:a xlink:type="simple" xlink:href="#__RefHeading__2935_512965245">5.5 RemoveBirthDateSubscriptions<text:tab/>26</text:a></text:p>
          <text:p text:style-name="P29"><text:a xlink:type="simple" xlink:href="#__RefHeading__1913_1541283110111111111112">5.5.1 Signature<text:tab/>26</text:a></text:p>
          <text:p text:style-name="P29"><text:a xlink:type="simple" xlink:href="#__RefHeading__1478_1541283110111111111111112">5.5.2 Parameters<text:tab/>26</text:a></text:p>
          <text:p text:style-name="P29"><text:a xlink:type="simple" xlink:href="#__RefHeading__1480_1541283110111111111111112">5.5.3 Return value components<text:tab/>27</text:a></text:p>
          <text:p text:style-name="P29"><text:a xlink:type="simple" xlink:href="#__RefHeading__1524_1541283110111111111111112">5.5.4 Review<text:tab/>27</text:a></text:p>
          <text:p text:style-name="P28"><text:a xlink:type="simple" xlink:href="#__RefHeading__2937_512965245">5.6 GetActiveSubscriptionsList<text:tab/>27</text:a></text:p>
          <text:p text:style-name="P29"><text:a xlink:type="simple" xlink:href="#__RefHeading__1913_15412831101111111111121">5.6.1 Signature<text:tab/>27</text:a></text:p>
          <text:p text:style-name="P29"><text:a xlink:type="simple" xlink:href="#__RefHeading__1478_15412831101111111111111121">5.6.2 Parameters<text:tab/>27</text:a></text:p>
          <text:p text:style-name="P29"><text:a xlink:type="simple" xlink:href="#__RefHeading__1480_15412831101111111111111121">5.6.3 Return value components<text:tab/>27</text:a></text:p>
          <text:p text:style-name="P29"><text:a xlink:type="simple" xlink:href="#__RefHeading__1524_15412831101111111111111121">5.6.4 Review<text:tab/>27</text:a></text:p>
          <text:p text:style-name="P28"><text:a xlink:type="simple" xlink:href="#__RefHeading__3601_558594538">5.7 SubscribeOnCriteria<text:tab/>27</text:a></text:p>
          <text:p text:style-name="P29"><text:a xlink:type="simple" xlink:href="#__RefHeading__3603_558594538">5.7.1 Signature<text:tab/>27</text:a></text:p>
          <text:p text:style-name="P29"><text:a xlink:type="simple" xlink:href="#__RefHeading__3605_558594538">5.7.2 Parameters<text:tab/>28</text:a></text:p>
          <text:p text:style-name="P29"><text:a xlink:type="simple" xlink:href="#__RefHeading__3607_558594538">5.7.3 Return value components<text:tab/>28</text:a></text:p>
        </text:index-body>
      </text:table-of-content>
      <text:p text:style-name="P16"/>
      <text:h text:style-name="Heading_20_1" text:outline-level="1"><text:bookmark text:name="__RefHeading__1_1567338355"/>Overall<text:span text:style-name="T2"> </text:span>description<text:bookmark-end text:name="__RefHeading__1_1567338355"/></text:h>
      <text:p text:style-name="Text_20_body">All<text:span text:style-name="T3"> </text:span>CPR<text:span text:style-name="T3"> </text:span>broker<text:span text:style-name="T3"> </text:span>web<text:span text:style-name="T3"> </text:span>service<text:span text:style-name="T3"> </text:span>calls<text:span text:style-name="T3"> </text:span>return<text:span text:style-name="T3"> </text:span>an<text:span text:style-name="T3"> </text:span>object<text:span text:style-name="T3"> </text:span>that<text:span text:style-name="T3"> </text:span>contains<text:span text:style-name="T3"> two parts. The first part <text:s/>is an </text:span>element<text:span text:style-name="T3"> </text:span>of<text:span text:style-name="T3"> </text:span>type<text:span text:style-name="T3"> </text:span><text:span text:style-name="T7">StandardReturType</text:span><text:span text:style-name="T3">. The second object will contain the actual returned value of the operation (in case of success) or null (in case of failure).</text:span></text:p>
      <text:h text:style-name="P22" text:outline-level="2"><text:bookmark text:name="__RefHeading__1472_1541283110"/><text:span text:style-name="T7">StandardReturType</text:span> <text:bookmark-end text:name="__RefHeading__1472_1541283110"/></text:h>
      <text:p text:style-name="Text_20_body">This<text:span text:style-name="T3"> </text:span>object<text:span text:style-name="T3"> </text:span>contains<text:span text:style-name="T3"> </text:span>human<text:span text:style-name="T3"> </text:span>readable<text:span text:style-name="T3"> </text:span>information<text:span text:style-name="T3"> </text:span>about<text:span text:style-name="T3"> </text:span>the<text:span text:style-name="T3"> </text:span>status<text:span text:style-name="T3"> </text:span>of<text:span text:style-name="T3"> </text:span>the<text:span text:style-name="T3"> </text:span>returned<text:span text:style-name="T3"> </text:span>result<text:span text:style-name="T3">. </text:span>It<text:span text:style-name="T3"> </text:span>is<text:span text:style-name="T3"> </text:span>defined<text:span text:style-name="T3"> </text:span>like<text:span text:style-name="T3"> </text:span>this<text:span text:style-name="T3">:</text:span></text:p>
      <text:p text:style-name="P12">public<text:span text:style-name="T4"> </text:span>partial<text:span text:style-name="T4"> </text:span>class<text:span text:style-name="T4"> </text:span>StandardReturType</text:p>
      <text:p text:style-name="P13">{</text:p>
      <text:p text:style-name="P14">public<text:span text:style-name="T4"> </text:span>string<text:span text:style-name="T4"> </text:span>StatusKode<text:span text:style-name="T4">;</text:span></text:p>
      <text:p text:style-name="P14">public<text:span text:style-name="T4"> </text:span>string<text:span text:style-name="T4"> </text:span>FejlbeskedTekst<text:span text:style-name="T4">;</text:span></text:p>
      <text:p text:style-name="P13">}</text:p>
      <text:p text:style-name="P7"/>
      <text:p text:style-name="Text_20_body">The<text:span text:style-name="T3"> </text:span><text:span text:style-name="T7">StatusKode</text:span><text:span text:style-name="T3"> </text:span>element<text:span text:style-name="T3"> </text:span>will<text:span text:style-name="T3"> </text:span>contain<text:span text:style-name="T3"> </text:span>a<text:span text:style-name="T3"> </text:span>string<text:span text:style-name="T3"> </text:span>with<text:span text:style-name="T3"> </text:span>a<text:span text:style-name="T3"> </text:span>numeric<text:span text:style-name="T3"> </text:span>code<text:span text:style-name="T3">. </text:span>The<text:span text:style-name="T3"> </text:span>codes<text:span text:style-name="T3"> </text:span>have<text:span text:style-name="T3"> </text:span>been<text:span text:style-name="T3"> </text:span>derived<text:span text:style-name="T3"> </text:span>from<text:span text:style-name="T3"> </text:span>standard<text:span text:style-name="T3"> </text:span>HTTP<text:span text:style-name="T3"> </text:span>status<text:span text:style-name="T3"> </text:span>codes<text:span text:style-name="T3">.</text:span></text:p>
      <text:p text:style-name="Text_20_body">The<text:span text:style-name="T3"> </text:span><text:span text:style-name="T7">FejlbeskedTekst</text:span><text:span text:style-name="T3"> </text:span>element<text:span text:style-name="T3"> </text:span>will<text:span text:style-name="T3"> </text:span>contain<text:span text:style-name="T3"> </text:span>extra<text:span text:style-name="T3"> </text:span>information<text:span text:style-name="T3">, </text:span>basically<text:span text:style-name="T3"> </text:span>about<text:span text:style-name="T3"> </text:span>the<text:span text:style-name="T3"> </text:span>source<text:span text:style-name="T3"> </text:span>of<text:span text:style-name="T3"> </text:span>the<text:span text:style-name="T3"> </text:span>error<text:span text:style-name="T3">.</text:span></text:p>
      <text:h text:style-name="Heading_20_1" text:outline-level="1"><text:bookmark text:name="__RefHeading__3_1567338355"/>Return codes<text:bookmark-end text:name="__RefHeading__3_1567338355"/></text:h>
      <text:p text:style-name="Text_20_body">This<text:span text:style-name="T3"> </text:span>section<text:span text:style-name="T3"> </text:span>describes<text:span text:style-name="T3"> </text:span>the<text:span text:style-name="T3"> </text:span>various<text:span text:style-name="T3"> </text:span>return<text:span text:style-name="T3"> </text:span>codes<text:span text:style-name="T3"> </text:span>and<text:span text:style-name="T3"> </text:span>text<text:span text:style-name="T3">. These will be contained in the </text:span><text:span text:style-name="T8">StandardReturType</text:span><text:span text:style-name="T3"> part of any method response.</text:span></text:p>
      <text:p text:style-name="Text_20_body">Any<text:span text:style-name="T3"> </text:span>text<text:span text:style-name="T3"> </text:span>surrounded<text:span text:style-name="T3"> </text:span>with<text:span text:style-name="T3"> &lt;&gt; w</text:span>ill<text:span text:style-name="T3"> </text:span>be<text:span text:style-name="T3"> </text:span>replaced<text:span text:style-name="T3"> </text:span>with<text:span text:style-name="T3"> </text:span>an<text:span text:style-name="T3"> </text:span>actual<text:span text:style-name="T3"> </text:span>value<text:span text:style-name="T3"> </text:span>at<text:span text:style-name="T3"> </text:span>runtime<text:span text:style-name="T3">. </text:span>For<text:span text:style-name="T3"> </text:span>example<text:span text:style-name="T3"> : &lt;</text:span>name<text:span text:style-name="T3">&gt; </text:span>can<text:span text:style-name="T3"> </text:span>actually<text:span text:style-name="T3"> </text:span>be<text:span text:style-name="T3"> 1234</text:span></text:p>
      <text:h text:style-name="Heading_20_2" text:outline-level="2"><text:bookmark text:name="__RefHeading__5_1567338355"/><text:span text:style-name="T2">200 (</text:span>OK<text:span text:style-name="T2">)</text:span><text:bookmark-end text:name="__RefHeading__5_1567338355"/></text:h>
      <table:table table:name="Table1" table:style-name="Table1">
        <table:table-column table:style-name="Table1.A"/>
        <table:table-column table:style-name="Table1.B"/>
        <table:table-row table:style-name="Table1.1">
          <table:table-cell table:style-name="Table1.A1" office:value-type="string">
            <text:p text:style-name="P11">FejlbeskedTekst</text:p>
          </table:table-cell>
          <table:table-cell table:style-name="Table1.B1" office:value-type="string">
            <text:p text:style-name="Table_20_Heading">Comment</text:p>
          </table:table-cell>
        </table:table-row>
        <table:table-row table:style-name="Table1.1">
          <table:table-cell table:style-name="Table1.A1" office:value-type="string">
            <text:p text:style-name="Table_20_Contents">OK</text:p>
          </table:table-cell>
          <table:table-cell table:style-name="Table1.B1" office:value-type="string">
            <text:p text:style-name="Table_20_Contents">The<text:span text:style-name="T3"> </text:span>operation<text:span text:style-name="T3"> </text:span>has<text:span text:style-name="T3"> </text:span>succeeded<text:span text:style-name="T3"> </text:span>without<text:span text:style-name="T3"> </text:span>problems<text:span text:style-name="T3">.</text:span></text:p>
          </table:table-cell>
        </table:table-row>
      </table:table>
      <text:h text:style-name="Heading_20_2" text:outline-level="2"><text:bookmark text:name="__RefHeading__7_1567338355"/><text:span text:style-name="T2">206 (</text:span>partial<text:span text:style-name="T2"> </text:span>success<text:span text:style-name="T2">)</text:span><text:bookmark-end text:name="__RefHeading__7_1567338355"/></text:h>
      <table:table table:name="Table2" table:style-name="Table2">
        <table:table-column table:style-name="Table2.A"/>
        <table:table-column table:style-name="Table2.B"/>
        <table:table-row table:style-name="Table2.1">
          <table:table-cell table:style-name="Table2.A1" office:value-type="string">
            <text:p text:style-name="P11">FejlbeskedTekst</text:p>
          </table:table-cell>
          <table:table-cell table:style-name="Table2.B1" office:value-type="string">
            <text:p text:style-name="Table_20_Heading">Comment</text:p>
          </table:table-cell>
        </table:table-row>
        <table:table-row table:style-name="Table2.1">
          <table:table-cell table:style-name="Table2.A1" office:value-type="string">
            <text:p text:style-name="Table_20_Contents">Partial<text:span text:style-name="T3"> </text:span>success<text:span text:style-name="T3">. </text:span>Failed<text:span text:style-name="T3"> = &lt;</text:span>Error<text:span text:style-name="T3"> </text:span>reason<text:span text:style-name="T3"> 1&gt;: &lt;</text:span>uuid<text:span text:style-name="T3">1,</text:span>uuid<text:span text:style-name="T3">1,…&gt;;&lt;</text:span>Error<text:span text:style-name="T3"> </text:span>reason<text:span text:style-name="T3"> 2&gt; : &lt;</text:span>uuid<text:span text:style-name="T3">3,</text:span>uuid<text:span text:style-name="T3">4,…&gt;</text:span></text:p>
          </table:table-cell>
          <table:table-cell table:style-name="Table2.B1" office:value-type="string">
            <text:p text:style-name="Table_20_Contents">The<text:span text:style-name="T3"> </text:span>operation<text:span text:style-name="T3"> </text:span>has<text:span text:style-name="T3"> </text:span>succeeded<text:span text:style-name="T3"> </text:span>only<text:span text:style-name="T3"> </text:span>partially<text:span text:style-name="T3">. </text:span>This<text:span text:style-name="T3"> </text:span>applies<text:span text:style-name="T3"> </text:span>only<text:span text:style-name="T3"> </text:span>to<text:span text:style-name="T3"> </text:span>List<text:span text:style-name="T3"> </text:span>operation<text:span text:style-name="T3"> </text:span>at<text:span text:style-name="T3"> </text:span>the<text:span text:style-name="T3"> </text:span>moment<text:span text:style-name="T3">. </text:span>Possible<text:span text:style-name="T3"> </text:span>error<text:span text:style-name="T3"> </text:span>reasons<text:span text:style-name="T3"> </text:span>are<text:span text:style-name="T3"> “</text:span>Unknown<text:span text:style-name="T3"> </text:span>UUID<text:span text:style-name="T3">” </text:span>and<text:span text:style-name="T3"> “</text:span>Data<text:span text:style-name="T3"> </text:span>provider<text:span text:style-name="T3"> </text:span>failed<text:span text:style-name="T3">”.</text:span></text:p>
          </table:table-cell>
        </table:table-row>
      </table:table>
      <text:h text:style-name="Heading_20_2" text:outline-level="2"><text:bookmark text:name="__RefHeading__9_1567338355"/><text:span text:style-name="T2">400 (</text:span>Bad<text:span text:style-name="T2"> </text:span>request<text:span text:style-name="T2">)</text:span><text:bookmark-end text:name="__RefHeading__9_1567338355"/></text:h>
      <table:table table:name="Table3" table:style-name="Table3">
        <table:table-column table:style-name="Table3.A"/>
        <table:table-column table:style-name="Table3.B"/>
        <table:table-header-rows>
          <table:table-row table:style-name="Table3.1">
            <table:table-cell table:style-name="Table3.A1" office:value-type="string">
              <text:p text:style-name="P11">FejlbeskedTekst</text:p>
            </table:table-cell>
            <table:table-cell table:style-name="Table3.B1" office:value-type="string">
              <text:p text:style-name="Table_20_Heading">Comment</text:p>
            </table:table-cell>
          </table:table-row>
        </table:table-header-rows>
        <table:table-row table:style-name="Table3.1">
          <table:table-cell table:style-name="Table3.A1" office:value-type="string">
            <text:p text:style-name="Table_20_Contents">Input<text:span text:style-name="T3"> </text:span>cannot<text:span text:style-name="T3"> </text:span>be<text:span text:style-name="T3"> </text:span>null</text:p>
          </table:table-cell>
          <table:table-cell table:style-name="Table3.B1" office:value-type="string">
            <text:p text:style-name="Table_20_Contents">The<text:span text:style-name="T3"> </text:span>main<text:span text:style-name="T3"> </text:span>input<text:span text:style-name="T3"> </text:span>element<text:span text:style-name="T3"> </text:span>was<text:span text:style-name="T3"> </text:span>null<text:span text:style-name="T3">.</text:span></text:p>
          </table:table-cell>
        </table:table-row>
        <table:table-row table:style-name="Table3.1">
          <table:table-cell table:style-name="Table3.A1" office:value-type="string">
            <text:p text:style-name="Table_20_Contents">Input<text:span text:style-name="T3"> </text:span>cannot<text:span text:style-name="T3"> </text:span>be<text:span text:style-name="T3"> </text:span>null<text:span text:style-name="T3">:&lt;</text:span><text:span text:style-name="T7">elementName</text:span><text:span text:style-name="T3">&gt;</text:span></text:p>
          </table:table-cell>
          <table:table-cell table:style-name="Table3.B1" office:value-type="string">
            <text:p text:style-name="Table_20_Contents">The<text:span text:style-name="T3"> </text:span>element<text:span text:style-name="T3"> &lt;</text:span><text:span text:style-name="T7">elementName</text:span><text:span text:style-name="T3">&gt; </text:span>was<text:span text:style-name="T3"> </text:span>null</text:p>
          </table:table-cell>
        </table:table-row>
        <table:table-row table:style-name="Table3.1">
          <table:table-cell table:style-name="Table3.A1" table:number-rows-spanned="2" office:value-type="string">
            <text:p text:style-name="Table_20_Contents">Unknown<text:span text:style-name="T3">: &lt;</text:span><text:span text:style-name="T7">objectName</text:span><text:span text:style-name="T3">&gt;</text:span></text:p>
          </table:table-cell>
          <table:table-cell table:style-name="Table3.B1" office:value-type="string">
            <text:p text:style-name="Table_20_Contents">Typically<text:span text:style-name="T3"> </text:span>used<text:span text:style-name="T3"> </text:span>when<text:span text:style-name="T3"> </text:span>a<text:span text:style-name="T3"> </text:span>channel<text:span text:style-name="T3"> </text:span>type<text:span text:style-name="T3"> </text:span>passed<text:span text:style-name="T3"> </text:span>to<text:span text:style-name="T3"> </text:span>Subscribe<text:span text:style-name="T3"> </text:span>or<text:span text:style-name="T3"> </text:span><text:span text:style-name="T7">SubscribeOnBirthdate</text:span><text:span text:style-name="T3"> </text:span>is<text:span text:style-name="T3"> </text:span>unknown<text:span text:style-name="T3">. </text:span></text:p>
          </table:table-cell>
        </table:table-row>
        <table:table-row table:style-name="Table3.1">
          <table:covered-table-cell/>
          <table:table-cell table:style-name="Table3.B1" office:value-type="string">
            <text:p text:style-name="Table_20_Contents">The<text:span text:style-name="T3"> </text:span>type<text:span text:style-name="T3"> </text:span>specified<text:span text:style-name="T3"> </text:span>for<text:span text:style-name="T3"> </text:span>a<text:span text:style-name="T3"> </text:span>data<text:span text:style-name="T3"> </text:span>provider<text:span text:style-name="T3"> (</text:span>in<text:span text:style-name="T3"> </text:span><text:span text:style-name="T7">SetDataProviderList</text:span><text:span text:style-name="T3">) </text:span>is<text:span text:style-name="T3"> </text:span>unknown</text:p>
          </table:table-cell>
        </table:table-row>
        <table:table-row table:style-name="Table3.1">
          <table:table-cell table:style-name="Table3.A1" office:value-type="string">
            <text:p text:style-name="Table_20_Contents">Unknown<text:span text:style-name="T3"> </text:span><text:span text:style-name="T7">AppToken</text:span><text:span text:style-name="T3">: &lt;</text:span>token<text:span text:style-name="T3">&gt;</text:span></text:p>
          </table:table-cell>
          <table:table-cell table:style-name="Table3.B1" office:value-type="string">
            <text:p text:style-name="Table_20_Contents">When<text:span text:style-name="T3"> </text:span>the<text:span text:style-name="T3"> </text:span>target<text:span text:style-name="T3"> </text:span>application<text:span text:style-name="T3"> </text:span>token<text:span text:style-name="T3"> </text:span>passed<text:span text:style-name="T3"> </text:span>to<text:span text:style-name="T3"> </text:span><text:span text:style-name="T7">UnRegisterApp</text:span><text:span text:style-name="T3"> </text:span>or<text:span text:style-name="T3"> </text:span><text:span text:style-name="T7">ApproveAppRegistration</text:span><text:span text:style-name="T3"> </text:span>is<text:span text:style-name="T3"> </text:span>unknown</text:p>
          </table:table-cell>
        </table:table-row>
        <table:table-row table:style-name="Table3.1">
          <table:table-cell table:style-name="Table3.A1" office:value-type="string">
            <text:p text:style-name="Table_20_Contents">Value<text:span text:style-name="T3"> "&lt;</text:span>value<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Value<text:span text:style-name="T3"> </text:span>out<text:span text:style-name="T3"> </text:span>of<text:span text:style-name="T3"> </text:span>range<text:span text:style-name="T3">. </text:span>Used<text:span text:style-name="T3"> </text:span>only<text:span text:style-name="T3"> </text:span>in<text:span text:style-name="T3"> </text:span>internal<text:span text:style-name="T3"> </text:span>methods<text:span text:style-name="T3"> </text:span>used<text:span text:style-name="T3"> </text:span>for<text:span text:style-name="T3"> </text:span>communication<text:span text:style-name="T3"> </text:span>with<text:span text:style-name="T3"> </text:span>event<text:span text:style-name="T3"> </text:span>broker<text:span text:style-name="T3">( </text:span><text:span text:style-name="T7">GetPersonBirthdates</text:span><text:span text:style-name="T3"> </text:span>and<text:span text:style-name="T3"> </text:span><text:span text:style-name="T7">DequeueDataChangeEvents</text:span><text:span text:style-name="T3">)</text:span></text:p>
          </table:table-cell>
        </table:table-row>
        <table:table-row table:style-name="Table3.1">
          <table:table-cell table:style-name="Table3.A1" office:value-type="string">
            <text:p text:style-name="Table_20_Contents">Value<text:span text:style-name="T3"> "&lt;</text:span>value<text:span text:style-name="T3">&gt;" </text:span>for<text:span text:style-name="T3"> "&lt;</text:span><text:span text:style-name="T7">paramName</text:span><text:span text:style-name="T3">&gt;" </text:span>is<text:span text:style-name="T3"> </text:span>out<text:span text:style-name="T3"> </text:span>of<text:span text:style-name="T3"> </text:span>valid<text:span text:style-name="T3"> </text:span>range</text:p>
          </table:table-cell>
          <table:table-cell table:style-name="Table3.B1" office:value-type="string">
            <text:p text:style-name="Table_20_Contents">Used<text:span text:style-name="T3"> </text:span>in<text:span text:style-name="T3"> </text:span>Search<text:span text:style-name="T3"> </text:span>method<text:span text:style-name="T3"> </text:span>validation<text:span text:style-name="T3"> </text:span>of<text:span text:style-name="T3"> </text:span>parameters<text:span text:style-name="T3"> </text:span><text:span text:style-name="T7">MaksimalAntalKvantitet</text:span><text:span text:style-name="T3"> </text:span>and<text:span text:style-name="T3"> </text:span><text:span text:style-name="T7">FoersteResultatReference</text:span></text:p>
          </table:table-cell>
        </table:table-row>
        <table:table-row table:style-name="Table3.1">
          <table:table-cell table:style-name="Table3.A1" office:value-type="string">
            <text:p text:style-name="Table_20_Contents">Invalid<text:span text:style-name="T3"> </text:span>application<text:span text:style-name="T3"> </text:span>token<text:span text:style-name="T3">: &lt;</text:span>token<text:span text:style-name="T3">&gt;</text:span></text:p>
          </table:table-cell>
          <table:table-cell table:style-name="Table3.B1" office:value-type="string">
            <text:p text:style-name="Table_20_Contents">The<text:span text:style-name="T3"> </text:span>application<text:span text:style-name="T3"> </text:span>token<text:span text:style-name="T3"> </text:span>passed<text:span text:style-name="T3"> </text:span>in<text:span text:style-name="T3"> </text:span>the<text:span text:style-name="T3"> </text:span><text:span text:style-name="T7">ApplicationHeader</text:span><text:span text:style-name="T3"> </text:span>is<text:span text:style-name="T3"> </text:span>invalid</text:p>
          </table:table-cell>
        </table:table-row>
        <table:table-row table:style-name="Table3.1">
          <table:table-cell table:style-name="Table3.A1" office:value-type="string">
            <text:p text:style-name="Table_20_Contents"><text:span text:style-name="T3">&lt;</text:span>uuid<text:span text:style-name="T3">1,</text:span>uuid<text:span text:style-name="T3">2,</text:span>uuid<text:span text:style-name="T3">3,…&gt;</text:span></text:p>
          </table:table-cell>
          <table:table-cell table:style-name="Table3.B1" office:value-type="string">
            <text:p text:style-name="Table_20_Contents">Malformed<text:span text:style-name="T3"> </text:span>UUIDs<text:span text:style-name="T3"> </text:span>passed<text:span text:style-name="T3"> </text:span>to<text:span text:style-name="T3"> </text:span>List<text:span text:style-name="T3">.</text:span></text:p>
          </table:table-cell>
        </table:table-row>
        <table:table-row table:style-name="Table3.1">
          <table:table-cell table:style-name="Table3.A1" office:value-type="string">
            <text:p text:style-name="Table_20_Contents">Invalid<text:span text:style-name="T3"> </text:span>UUID<text:span text:style-name="T3">: &lt;</text:span><text:span text:style-name="T7">uuid</text:span><text:span text:style-name="T3">&gt;</text:span></text:p>
          </table:table-cell>
          <table:table-cell table:style-name="Table3.B1" office:value-type="string">
            <text:p text:style-name="Table_20_Contents">Malformed<text:span text:style-name="T3"> </text:span>UUID<text:span text:style-name="T3"> </text:span>passed<text:span text:style-name="T3"> </text:span>to<text:span text:style-name="T3"> </text:span>Read<text:span text:style-name="T3">, </text:span><text:span text:style-name="T7">RefreshRead</text:span><text:span text:style-name="T3"> </text:span>or<text:span text:style-name="T3"> </text:span>Search</text:p>
          </table:table-cell>
        </table:table-row>
        <table:table-row table:style-name="Table3.1">
          <table:table-cell table:style-name="Table3.A1" office:value-type="string">
            <text:p text:style-name="Table_20_Contents">Invalid<text:span text:style-name="T3"> </text:span>CPR<text:span text:style-name="T3"> </text:span>number<text:span text:style-name="T3">: &lt;</text:span><text:span text:style-name="T7">cprNumber</text:span><text:span text:style-name="T3">&gt;</text:span></text:p>
          </table:table-cell>
          <table:table-cell table:style-name="Table3.B1" office:value-type="string">
            <text:p text:style-name="Table_20_Contents">Malformed<text:span text:style-name="T3"> </text:span>CPR<text:span text:style-name="T3"> </text:span>number<text:span text:style-name="T3"> </text:span>passed<text:span text:style-name="T3"> </text:span>to<text:span text:style-name="T3"> </text:span><text:span text:style-name="T7">GetUuid</text:span></text:p>
          </table:table-cell>
        </table:table-row>
        <table:table-row table:style-name="Table3.1">
          <table:table-cell table:style-name="Table3.A1" office:value-type="string">
            <text:p text:style-name="Table_20_Contents">Invalid<text:span text:style-name="T3"> &lt;</text:span>name<text:span text:style-name="T3">&gt;: &lt;</text:span>value<text:span text:style-name="T3">&gt;</text:span></text:p>
          </table:table-cell>
          <table:table-cell table:style-name="Table3.B1" office:value-type="string">
            <text:p text:style-name="Table_20_Contents">Invalid<text:span text:style-name="T3"> </text:span>value<text:span text:style-name="T3"> </text:span>specified<text:span text:style-name="T3"> </text:span>for<text:span text:style-name="T3"> </text:span>element<text:span text:style-name="T3"> &lt;</text:span>name<text:span text:style-name="T3">&gt;. </text:span>Used<text:span text:style-name="T3"> </text:span>with<text:span text:style-name="T3"> </text:span><text:span text:style-name="T7">MaksimalAntalKvantitet</text:span><text:span text:style-name="T3"> </text:span>and<text:span text:style-name="T3"> </text:span><text:span text:style-name="T7">FoersteResultatReference</text:span><text:span text:style-name="T3"> </text:span>in<text:span text:style-name="T3"> </text:span>Search</text:p>
          </table:table-cell>
        </table:table-row>
        <table:table-row table:style-name="Table3.1">
          <table:table-cell table:style-name="Table3.A1" office:value-type="string">
            <text:p text:style-name="Table_20_Contents">Malformed<text:span text:style-name="T3"> </text:span>XML</text:p>
          </table:table-cell>
          <table:table-cell table:style-name="Table3.B1" office:value-type="string">
            <text:p text:style-name="Table_20_Contents">The<text:span text:style-name="T3"> </text:span>input<text:span text:style-name="T3"> </text:span>XML<text:span text:style-name="T3"> </text:span>is<text:span text:style-name="T3"> </text:span>not<text:span text:style-name="T3"> </text:span>well<text:span text:style-name="T3"> </text:span>formed</text:p>
          </table:table-cell>
        </table:table-row>
        <table:table-row table:style-name="Table3.1">
          <table:table-cell table:style-name="Table3.A1" office:value-type="string">
            <text:p text:style-name="Table_20_Contents"><text:span text:style-name="T3">&lt;</text:span><text:span text:style-name="T7">exceptionMessage</text:span><text:span text:style-name="T3">&gt;</text:span></text:p>
          </table:table-cell>
          <table:table-cell table:style-name="Table3.B1" office:value-type="string">
            <text:p text:style-name="Table_20_Contents">The<text:span text:style-name="T3"> </text:span>input<text:span text:style-name="T3"> </text:span>XML<text:span text:style-name="T3"> </text:span>was<text:span text:style-name="T3"> </text:span>unreadable</text:p>
          </table:table-cell>
        </table:table-row>
        <text:soft-page-break/>
        <table:table-row table:style-name="Table3.1">
          <table:table-cell table:style-name="Table3.A1" office:value-type="string">
            <text:p text:style-name="Table_20_Contents"><text:span text:style-name="T7">ApplicationName</text:span><text:span text:style-name="T3"> '&lt;</text:span><text:span text:style-name="T7">appName</text:span><text:span text:style-name="T3">&gt;' </text:span>already<text:span text:style-name="T3"> </text:span>exists</text:p>
          </table:table-cell>
          <table:table-cell table:style-name="Table3.B1" office:value-type="string">
            <text:p text:style-name="Table_20_Contents">Attempted<text:span text:style-name="T3"> </text:span>to<text:span text:style-name="T3"> </text:span>call<text:span text:style-name="T3"> </text:span><text:span text:style-name="T7">RequestAppRegistration</text:span><text:span text:style-name="T3"> </text:span>with<text:span text:style-name="T3"> </text:span>a<text:span text:style-name="T3"> </text:span>name<text:span text:style-name="T3"> </text:span>that<text:span text:style-name="T3"> </text:span>already<text:span text:style-name="T3"> </text:span>exists<text:span text:style-name="T3">.</text:span></text:p>
          </table:table-cell>
        </table:table-row>
        <table:table-row table:style-name="Table3.1">
          <table:table-cell table:style-name="Table3.A1" office:value-type="string">
            <text:p text:style-name="Table_20_Contents">Unreachable<text:span text:style-name="T3"> </text:span>channel</text:p>
          </table:table-cell>
          <table:table-cell table:style-name="Table3.B1" office:value-type="string">
            <text:p text:style-name="Table_20_Contents">The<text:span text:style-name="T3"> </text:span>channel<text:span text:style-name="T3"> </text:span>passed<text:span text:style-name="T3"> </text:span>to<text:span text:style-name="T3"> </text:span>Subscribe<text:span text:style-name="T3"> </text:span>or<text:span text:style-name="T3"> </text:span><text:span text:style-name="T7">SubscribeOnBirthdate</text:span><text:span text:style-name="T3"> </text:span>could<text:span text:style-name="T3"> </text:span>not<text:span text:style-name="T3"> </text:span>be<text:span text:style-name="T3"> </text:span>reached</text:p>
          </table:table-cell>
        </table:table-row>
      </table:table>
      <text:h text:style-name="Heading_20_2" text:outline-level="2"><text:bookmark text:name="__RefHeading__11_1567338355"/><text:span text:style-name="T2">500 (</text:span>Unspecified<text:span text:style-name="T2">)</text:span><text:bookmark-end text:name="__RefHeading__11_1567338355"/></text:h>
      <table:table table:name="Table4" table:style-name="Table4">
        <table:table-column table:style-name="Table4.A"/>
        <table:table-column table:style-name="Table4.B"/>
        <table:table-row table:style-name="Table4.1">
          <table:table-cell table:style-name="Table4.A1" office:value-type="string">
            <text:p text:style-name="P11">FejlbeskedTekst</text:p>
          </table:table-cell>
          <table:table-cell table:style-name="Table4.B1" office:value-type="string">
            <text:p text:style-name="Table_20_Heading">Comment</text:p>
          </table:table-cell>
        </table:table-row>
        <table:table-row table:style-name="Table4.2">
          <table:table-cell table:style-name="Table4.A1" office:value-type="string">
            <text:p text:style-name="Table_20_Contents">UNSPECIFIED</text:p>
          </table:table-cell>
          <table:table-cell table:style-name="Table4.B1" office:value-type="string">
            <text:p text:style-name="Table_20_Contents">Unexpected<text:span text:style-name="T3"> </text:span>exception<text:span text:style-name="T3"> </text:span>occurred<text:span text:style-name="T3"> </text:span>in<text:span text:style-name="T3"> </text:span>the<text:span text:style-name="T3"> </text:span>overall<text:span text:style-name="T3"> </text:span>logic</text:p>
          </table:table-cell>
        </table:table-row>
        <table:table-row table:style-name="Table4.3">
          <table:table-cell table:style-name="Table4.A1" office:value-type="string">
            <text:p text:style-name="Table_20_Contents">Valid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validating<text:span text:style-name="T3"> </text:span>the<text:span text:style-name="T3"> </text:span>result</text:p>
          </table:table-cell>
        </table:table-row>
        <table:table-row table:style-name="Table4.3">
          <table:table-cell table:style-name="Table4.A1" office:value-type="string">
            <text:p text:style-name="Table_20_Contents">Aggregation<text:span text:style-name="T3"> </text:span>failed</text:p>
          </table:table-cell>
          <table:table-cell table:style-name="Table4.B1" office:value-type="string">
            <text:p text:style-name="Table_20_Contents">Unexpected<text:span text:style-name="T3"> </text:span>exception<text:span text:style-name="T3"> </text:span>occurred<text:span text:style-name="T3"> </text:span>while<text:span text:style-name="T3"> </text:span>aggregating<text:span text:style-name="T3"> </text:span>the<text:span text:style-name="T3"> </text:span>final<text:span text:style-name="T3"> </text:span>result<text:span text:style-name="T3"> </text:span>of<text:span text:style-name="T3"> </text:span>the<text:span text:style-name="T3"> </text:span>operation<text:span text:style-name="T3"> </text:span>from<text:span text:style-name="T3"> </text:span>its<text:span text:style-name="T3"> </text:span>sub<text:span text:style-name="T3"> </text:span>components</text:p>
          </table:table-cell>
        </table:table-row>
      </table:table>
      <text:h text:style-name="Heading_20_2" text:outline-level="2"><text:bookmark text:name="__RefHeading__13_1567338355"/><text:span text:style-name="T2">503 (</text:span>data<text:span text:style-name="T2"> </text:span>source<text:span text:style-name="T2"> </text:span>unavailable<text:span text:style-name="T2">)</text:span><text:bookmark-end text:name="__RefHeading__13_1567338355"/></text:h>
      <table:table table:name="Table5" table:style-name="Table5">
        <table:table-column table:style-name="Table5.A"/>
        <table:table-column table:style-name="Table5.B"/>
        <table:table-row table:style-name="Table5.1">
          <table:table-cell table:style-name="Table5.A1" office:value-type="string">
            <text:p text:style-name="P11">FejlbeskedTekst</text:p>
          </table:table-cell>
          <table:table-cell table:style-name="Table5.B1" office:value-type="string">
            <text:p text:style-name="Table_20_Heading">Comment</text:p>
          </table:table-cell>
        </table:table-row>
        <table:table-row table:style-name="Table5.1">
          <table:table-cell table:style-name="Table5.A1" table:number-rows-spanned="3" office:value-type="string">
            <text:p text:style-name="Table_20_Contents">DATASOURCE<text:span text:style-name="T3">_</text:span>UNAVAILABLE</text:p>
          </table:table-cell>
          <table:table-cell table:style-name="Table5.B1" office:value-type="string">
            <text:p text:style-name="Table_20_Contents">No<text:span text:style-name="T3"> </text:span>suitable<text:span text:style-name="T3"> </text:span>data<text:span text:style-name="T3"> </text:span>providers<text:span text:style-name="T3"> </text:span>were<text:span text:style-name="T3"> </text:span>foun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All<text:span text:style-name="T3"> </text:span>available<text:span text:style-name="T3"> </text:span>data<text:span text:style-name="T3"> </text:span>providers<text:span text:style-name="T3"> </text:span>have<text:span text:style-name="T3"> </text:span>failed<text:span text:style-name="T3"> </text:span>to<text:span text:style-name="T3"> </text:span>implement<text:span text:style-name="T3"> </text:span>the<text:span text:style-name="T3"> </text:span>request</text:p>
          </table:table-cell>
        </table:table-row>
        <table:table-row table:style-name="Table5.1">
          <table:covered-table-cell/>
          <table:table-cell table:style-name="Table5.B1" office:value-type="string">
            <text:p text:style-name="Table_20_Contents">For<text:span text:style-name="T3"> </text:span>List<text:span text:style-name="T3"> </text:span>operation<text:span text:style-name="T3">: </text:span>All<text:span text:style-name="T3"> </text:span>input<text:span text:style-name="T3"> </text:span>UUIDs<text:span text:style-name="T3"> </text:span>were<text:span text:style-name="T3"> </text:span>either<text:span text:style-name="T3"> </text:span>unmapped<text:span text:style-name="T3"> </text:span>to<text:span text:style-name="T3"> </text:span>Cpr<text:span text:style-name="T3"> </text:span>numbers<text:span text:style-name="T3"> </text:span>or<text:span text:style-name="T3"> </text:span>no<text:span text:style-name="T3"> </text:span>data<text:span text:style-name="T3"> </text:span>found<text:span text:style-name="T3"> </text:span>for<text:span text:style-name="T3"> </text:span>all<text:span text:style-name="T3"> </text:span>of<text:span text:style-name="T3"> </text:span>them</text:p>
          </table:table-cell>
        </table:table-row>
      </table:table>
      <text:h text:style-name="Heading_20_2" text:outline-level="2"><text:bookmark text:name="__RefHeading__15_1567338355"/><text:span text:style-name="T2">501 (</text:span>Not<text:span text:style-name="T2"> </text:span>implemented<text:span text:style-name="T2">)</text:span><text:bookmark-end text:name="__RefHeading__15_1567338355"/></text:h>
      <table:table table:name="Table6" table:style-name="Table6">
        <table:table-column table:style-name="Table6.A"/>
        <table:table-column table:style-name="Table6.B"/>
        <table:table-row table:style-name="Table6.1">
          <table:table-cell table:style-name="Table6.A1" office:value-type="string">
            <text:p text:style-name="P11">FejlbeskedTekst</text:p>
          </table:table-cell>
          <table:table-cell table:style-name="Table6.B1" office:value-type="string">
            <text:p text:style-name="Table_20_Heading">Comment</text:p>
          </table:table-cell>
        </table:table-row>
        <table:table-row table:style-name="Table6.2">
          <table:table-cell table:style-name="Table6.A1" office:value-type="string">
            <text:p text:style-name="Table_20_Contents"><text:span text:style-name="T3">&lt;</text:span>name<text:span text:style-name="T3">&gt;</text:span></text:p>
          </table:table-cell>
          <table:table-cell table:style-name="Table6.B1" office:value-type="string">
            <text:p text:style-name="Table_20_Contents">The<text:span text:style-name="T3"> </text:span>named<text:span text:style-name="T3"> </text:span>object<text:span text:style-name="T3"> </text:span>is<text:span text:style-name="T3"> </text:span>not<text:span text:style-name="T3"> </text:span>implemented<text:span text:style-name="T3">. </text:span>Typically<text:span text:style-name="T3"> </text:span>means<text:span text:style-name="T3"> </text:span>that<text:span text:style-name="T3"> </text:span>calling<text:span text:style-name="T3"> </text:span>Search<text:span text:style-name="T3">() </text:span>for<text:span text:style-name="T3"> </text:span>the<text:span text:style-name="T3"> </text:span>field<text:span text:style-name="T3"> </text:span>named<text:span text:style-name="T3"> &lt;</text:span>name<text:span text:style-name="T3">&gt; </text:span>is<text:span text:style-name="T3"> </text:span>not<text:span text:style-name="T3"> </text:span>implemented</text:p>
          </table:table-cell>
        </table:table-row>
      </table:table>
      <text:h text:style-name="Heading_20_2" text:outline-level="2"><text:bookmark text:name="__RefHeading__17_1567338355"/><text:span text:style-name="T2">404 (</text:span>Not<text:span text:style-name="T2"> </text:span>found<text:span text:style-name="T2">)</text:span><text:bookmark-end text:name="__RefHeading__17_1567338355"/></text:h>
      <table:table table:name="Table7" table:style-name="Table7">
        <table:table-column table:style-name="Table7.A"/>
        <table:table-column table:style-name="Table7.B"/>
        <table:table-row table:style-name="Table7.1">
          <table:table-cell table:style-name="Table7.A1" office:value-type="string">
            <text:p text:style-name="P11">FejlbeskedTekst</text:p>
          </table:table-cell>
          <table:table-cell table:style-name="Table7.B1" office:value-type="string">
            <text:p text:style-name="Table_20_Heading">Comment</text:p>
          </table:table-cell>
        </table:table-row>
        <table:table-row table:style-name="Table7.2">
          <table:table-cell table:style-name="Table7.A1" office:value-type="string">
            <text:p text:style-name="Table_20_Contents"><text:span text:style-name="T7">NotificationChannel</text:span><text:span text:style-name="T3"> </text:span>unreachable</text:p>
          </table:table-cell>
          <table:table-cell table:style-name="Table7.B1" office:value-type="string">
            <text:p text:style-name="Table_20_Contents">The<text:span text:style-name="T3"> </text:span>notification<text:span text:style-name="T3"> </text:span>channel<text:span text:style-name="T3"> </text:span>given<text:span text:style-name="T3"> </text:span>to<text:span text:style-name="T3"> </text:span>create<text:span text:style-name="T3"> </text:span>a<text:span text:style-name="T3"> </text:span>subscription<text:span text:style-name="T3"> (</text:span>using<text:span text:style-name="T3"> </text:span>Subscribe<text:span text:style-name="T3"> </text:span>or<text:span text:style-name="T3"> </text:span><text:span text:style-name="T7">SubscribeOnBirthdate</text:span><text:span text:style-name="T3">) </text:span>was<text:span text:style-name="T3"> </text:span>unreachable</text:p>
          </table:table-cell>
        </table:table-row>
      </table:table>
      <text:h text:style-name="Heading_20_1" text:outline-level="1"><text:bookmark text:name="__RefHeading__1474_1541283110"/>Part service<text:bookmark-end text:name="__RefHeading__1474_1541283110"/></text:h>
      <text:p text:style-name="Text_20_body">This is the main service of CPR Broker. It allows access to CPR data through a standard PART interface. Methods of this service are executed via local data provider whenever possible (except <text:span text:style-name="T7">RefreshRead</text:span>). Otherwise, an external data provider is used to implement the request.</text:p>
      <text:h text:style-name="Heading_20_2" text:outline-level="2"><text:bookmark text:name="__RefHeading__3954_402598331"/>General notes<text:bookmark-end text:name="__RefHeading__3954_402598331"/></text:h>
      <text:h text:style-name="Heading_20_3" text:outline-level="3"><text:bookmark text:name="__RefHeading__3956_402598331"/>Local data update<text:bookmark-end text:name="__RefHeading__3956_402598331"/></text:h>
      <text:p text:style-name="Text_20_body">If any data is obtained from an external data source, it is saved into the broker's local database. New data will be added or merged with existing data depending on some criteria, but in general, new data is added when it has new information about a person that the broker does not already know.</text:p>
      <text:p text:style-name="P3">The criteria depends on some parameters as in the following table:</text:p>
      <table:table table:name="Table60" table:style-name="Table60">
        <table:table-column table:style-name="Table60.A"/>
        <table:table-column table:style-name="Table60.B"/>
        <table:table-row>
          <table:table-cell table:style-name="Table60.A1" office:value-type="string">
            <text:p text:style-name="Table_20_Heading">Field</text:p>
          </table:table-cell>
          <table:table-cell table:style-name="Table60.B1" office:value-type="string">
            <text:p text:style-name="Table_20_Heading">Description</text:p>
          </table:table-cell>
        </table:table-row>
        <table:table-row>
          <table:table-cell table:style-name="Table60.A2" office:value-type="string">
            <text:p text:style-name="Table_20_Contents">Registration date</text:p>
          </table:table-cell>
          <table:table-cell table:style-name="Table60.B2" office:value-type="string">
            <text:p text:style-name="Table_20_Contents">Data at which the data was updated at the data source</text:p>
          </table:table-cell>
        </table:table-row>
        <table:table-row>
          <table:table-cell table:style-name="Table60.A2" office:value-type="string">
            <text:p text:style-name="Table_20_Contents">Actor ID</text:p>
          </table:table-cell>
          <table:table-cell table:style-name="Table60.B2" office:value-type="string">
            <text:p text:style-name="Table_20_Contents">A UUID that corresponds to the data source type (DPR, KMD, E&amp;M or CPR Direct</text:p>
          </table:table-cell>
        </table:table-row>
        <table:table-row>
          <table:table-cell table:style-name="Table60.A2" office:value-type="string">
            <text:p text:style-name="Table_20_Contents">Contents</text:p>
          </table:table-cell>
          <table:table-cell table:style-name="Table60.B2" office:value-type="string">
            <text:p text:style-name="Table_20_Contents">Actual XML content if the person registration</text:p>
          </table:table-cell>
        </table:table-row>
        <table:table-row>
          <table:table-cell table:style-name="Table60.A2" office:value-type="string">
            <text:p text:style-name="Table_20_Contents">SourceXML</text:p>
          </table:table-cell>
          <table:table-cell table:style-name="Table60.B2" office:value-type="string">
            <text:p text:style-name="Table_20_Contents">The data obtained from the source in its native format. Applies to KMD only.</text:p>
          </table:table-cell>
        </table:table-row>
      </table:table>
      <text:p text:style-name="Text_20_body"/>
      <text:p text:style-name="Text_20_body">The exact behaviour of data update is in the following flowchart. The process aims at storing data only when storage is needed. This happens when</text:p>
      <text:list xml:id="list31655880" text:style-name="L1">
        <text:list-item>
          <text:p text:style-name="P17">The data is totally new</text:p>
        </text:list-item>
        <text:list-item>
          <text:p text:style-name="P17">The same data exists but with different registration date (or from another source)</text:p>
        </text:list-item>
      </text:list>
      <text:p text:style-name="Text_20_body">If the same data exists and from the same source, a further check is made to store the fresh Source XML in existing database records. </text:p>
      <text:p text:style-name="Text_20_body"><draw:frame draw:style-name="fr2" draw:name="Object2" text:anchor-type="paragraph" svg:x="0cm" svg:y="0cm" svg:width="14.113cm" svg:height="22.317cm" draw:z-index="3"><draw:object xlink:href="./Object 2" xlink:type="simple" xlink:show="embed" xlink:actuate="onLoad"/><draw:image xlink:href="./ObjectReplacements/Object 2" xlink:type="simple" xlink:show="embed" xlink:actuate="onLoad"/></draw:frame></text:p>
      <text:p text:style-name="Text_20_body"><text:soft-page-break/></text:p>
      <text:h text:style-name="Heading_20_2" text:outline-level="2"><text:bookmark text:name="__RefHeading__1476_1541283110"/>Read<text:bookmark-end text:name="__RefHeading__1476_1541283110"/></text:h>
      <text:p text:style-name="Text_20_body">Finds and returns a single person object. It will return the latest registration within the specified <text:soft-page-break/>range. It first looks in the local database, and attempts external data providers if no data is found locally.</text:p>
      <text:h text:style-name="Heading_20_3" text:outline-level="3"><text:bookmark text:name="__RefHeading__1907_1541283110"/>Signature<text:bookmark-end text:name="__RefHeading__1907_1541283110"/></text:h>
      <text:p text:style-name="P7">LaesOutputType Read(LaesInputType input)</text:p>
      <text:h text:style-name="Heading_20_3" text:outline-level="3"><text:bookmark text:name="__RefHeading__1478_1541283110"/>Parameters<text:bookmark-end text:name="__RefHeading__1478_1541283110"/></text:h>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Input</text:p>
          </table:table-cell>
          <table:table-cell table:style-name="Table8.B2" office:value-type="string">
            <text:p text:style-name="Table_20_Contents">Contains the person UUID and (optionally) requested registration &amp; effect date ranges.</text:p>
          </table:table-cell>
        </table:table-row>
      </table:table>
      <text:h text:style-name="Heading_20_3" text:outline-level="3"><text:bookmark text:name="__RefHeading__1480_1541283110"/>Return value components<text:bookmark-end text:name="__RefHeading__1480_1541283110"/></text:h>
      <table:table table:name="Table9" table:style-name="Table9">
        <table:table-column table:style-name="Table9.A"/>
        <table:table-column table:style-name="Table9.B"/>
        <table:table-header-rows>
          <table:table-row>
            <table:table-cell table:style-name="Table9.A1" office:value-type="string">
              <text:p text:style-name="Table_20_Heading">Name</text:p>
            </table:table-cell>
            <table:table-cell table:style-name="Table9.B1" office:value-type="string">
              <text:p text:style-name="Table_20_Heading">Description</text:p>
            </table:table-cell>
          </table:table-row>
        </table:table-header-rows>
        <table:table-row>
          <table:table-cell table:style-name="Table9.A2" office:value-type="string">
            <text:p text:style-name="P9">LaesResultat</text:p>
          </table:table-cell>
          <table:table-cell table:style-name="Table9.B2" office:value-type="string">
            <text:p text:style-name="Table_20_Contents">If succeeded, its Item property will be a Registrering object with the found person registration.<text:span text:style-name="T6"> If failed, contains null.</text:span></text:p>
          </table:table-cell>
        </table:table-row>
      </table:table>
      <text:h text:style-name="Heading_20_3" text:outline-level="3"><text:bookmark text:name="__RefHeading__1524_1541283110"/>Review<text:bookmark-end text:name="__RefHeading__1524_1541283110"/></text:h>
      <table:table table:name="Table10" table:style-name="Table10">
        <table:table-column table:style-name="Table10.A"/>
        <table:table-column table:style-name="Table10.B"/>
        <table:table-header-rows>
          <table:table-row>
            <table:table-cell table:style-name="Table10.A1" office:value-type="string">
              <text:p text:style-name="Table_20_Heading">Date</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2011-03-06</text:p>
          </table:table-cell>
          <table:table-cell table:style-name="Table10.B2" office:value-type="string">
            <text:p text:style-name="Table_20_Contents">CPR Broker PART release</text:p>
          </table:table-cell>
        </table:table-row>
      </table:table>
      <text:h text:style-name="Heading_20_3" text:outline-level="3"><text:bookmark text:name="__RefHeading__3546_402598331"/>Flow chart<text:bookmark-end text:name="__RefHeading__3546_402598331"/></text:h>
      <text:p text:style-name="Text_20_body">The following chart summarizes how this method works.</text:p>
      <text:p text:style-name="Text_20_body"/>
      <text:p text:style-name="Text_20_body"/>
      <text:p text:style-name="Text_20_body"/>
      <text:p text:style-name="Text_20_body"><draw:frame draw:style-name="fr3" draw:name="Object1" text:anchor-type="paragraph" svg:x="-0.129cm" svg:y="-0.025cm" svg:width="15.346cm" svg:height="22.58cm" draw:z-index="1"><draw:object xlink:href="./Object 1" xlink:type="simple" xlink:show="embed" xlink:actuate="onLoad"/><draw:image xlink:href="./ObjectReplacements/Object 1" xlink:type="simple" xlink:show="embed" xlink:actuate="onLoad"/></draw:frame></text:p>
      <text:h text:style-name="P23" text:outline-level="2"><text:bookmark text:name="__RefHeading__1766_1541283110"/><text:soft-page-break/>RefreshRead<text:bookmark-end text:name="__RefHeading__1766_1541283110"/></text:h>
      <text:p text:style-name="Text_20_body">This method is the same as <text:bookmark-ref text:reference-format="text" text:ref-name="__RefHeading__1476_1541283110">Read</text:bookmark-ref>, except that it does not look in the broker's local database to load the data. Instead, it queries external data providers directly for the data.</text:p>
      <text:h text:style-name="Heading_20_2" text:outline-level="2"><text:bookmark text:name="__RefHeading__1768_1541283110"/><text:soft-page-break/>List<text:bookmark-end text:name="__RefHeading__1768_1541283110"/></text:h>
      <text:p text:style-name="Text_20_body">Finds and returns several person objects that match the ID List supplied. Just like Read, every person is first attempted locally, and if not found, an external data provider is attempted.</text:p>
      <text:h text:style-name="Heading_20_3" text:outline-level="3"><text:bookmark text:name="__RefHeading__1909_1541283110"/>Signature<text:bookmark-end text:name="__RefHeading__1909_1541283110"/></text:h>
      <text:p text:style-name="Text_20_body">ListOutputType1 List(<text:span text:style-name="T7">ListInputType</text:span> input)</text:p>
      <text:h text:style-name="Heading_20_3" text:outline-level="3"><text:bookmark text:name="__RefHeading__1478_15412831101"/>Parameters<text:bookmark-end text:name="__RefHeading__1478_15412831101"/></text:h>
      <table:table table:name="Table11" table:style-name="Table11">
        <table:table-column table:style-name="Table11.A"/>
        <table:table-column table:style-name="Table11.B"/>
        <table:table-header-rows>
          <table:table-row>
            <table:table-cell table:style-name="Table11.A1" office:value-type="string">
              <text:p text:style-name="Table_20_Heading">Parameter</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Input</text:p>
          </table:table-cell>
          <table:table-cell table:style-name="Table11.B2" office:value-type="string">
            <text:p text:style-name="Table_20_Contents">Contains the UUIDs of the person objects to be retrieved.</text:p>
          </table:table-cell>
        </table:table-row>
      </table:table>
      <text:h text:style-name="Heading_20_3" text:outline-level="3"><text:bookmark text:name="__RefHeading__1480_15412831101"/>Return value components<text:bookmark-end text:name="__RefHeading__1480_15412831101"/></text:h>
      <table:table table:name="Table12" table:style-name="Table12">
        <table:table-column table:style-name="Table12.A"/>
        <table:table-column table:style-name="Table12.B"/>
        <table:table-header-rows>
          <table:table-row>
            <table:table-cell table:style-name="Table12.A1" office:value-type="string">
              <text:p text:style-name="Table_20_Heading">Name</text:p>
            </table:table-cell>
            <table:table-cell table:style-name="Table12.B1" office:value-type="string">
              <text:p text:style-name="Table_20_Heading">Description</text:p>
            </table:table-cell>
          </table:table-row>
        </table:table-header-rows>
        <table:table-row>
          <table:table-cell table:style-name="Table12.A2" office:value-type="string">
            <text:p text:style-name="P9">LaesResultat</text:p>
          </table:table-cell>
          <table:table-cell table:style-name="Table12.B2" office:value-type="string">
            <text:p text:style-name="P8">Array of Read operation results. In case of full or partial success, each element at index i in the array corresponds to the UUID at index i in the input array. Contains null in case of failure.</text:p>
          </table:table-cell>
        </table:table-row>
      </table:table>
      <text:h text:style-name="Heading_20_3" text:outline-level="3"><text:bookmark text:name="__RefHeading__1524_15412831101"/>Review<text:bookmark-end text:name="__RefHeading__1524_15412831101"/></text:h>
      <table:table table:name="Table13" table:style-name="Table13">
        <table:table-column table:style-name="Table13.A"/>
        <table:table-column table:style-name="Table13.B"/>
        <table:table-header-rows>
          <table:table-row>
            <table:table-cell table:style-name="Table13.A1" office:value-type="string">
              <text:p text:style-name="Table_20_Heading">Date</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2011-03-06</text:p>
          </table:table-cell>
          <table:table-cell table:style-name="Table13.B2" office:value-type="string">
            <text:p text:style-name="Table_20_Contents">CPR Broker PART release</text:p>
          </table:table-cell>
        </table:table-row>
        <table:table-row>
          <table:table-cell table:style-name="Table13.A2" office:value-type="string">
            <text:p text:style-name="Table_20_Contents">2011-11-29</text:p>
          </table:table-cell>
          <table:table-cell table:style-name="Table13.B2" office:value-type="string">
            <text:p text:style-name="Table_20_Contents">Allowed partial success.</text:p>
          </table:table-cell>
        </table:table-row>
      </table:table>
      <text:h text:style-name="Heading_20_3" text:outline-level="3"><text:bookmark text:name="__RefHeading__3548_402598331"/>Flow description<text:bookmark-end text:name="__RefHeading__3548_402598331"/></text:h>
      <text:p text:style-name="Text_20_body">The general flow is very much like Read(). The differences are:</text:p>
      <text:list xml:id="list31655580" text:style-name="L2">
        <text:list-item>
          <text:p text:style-name="P18">If more than one person is requested, a separate thread is created for each person. This thread executes all the the steps for the read. The return of each thread is temporarily kept in memory instead of returned directly to the client</text:p>
        </text:list-item>
        <text:list-item>
          <text:p text:style-name="P18">After all the threads have finished (or timed out), the broker gathers all the output from all threads and creates an overall return status code and text</text:p>
        </text:list-item>
      </text:list>
      <text:h text:style-name="Heading_20_3" text:outline-level="3"><text:bookmark text:name="__RefHeading__3550_402598331"/>Return codes<text:bookmark-end text:name="__RefHeading__3550_402598331"/></text:h>
      <text:p text:style-name="Text_20_body">The following table describes the most important error codes specific to List(). </text:p>
      <table:table table:name="Table59" table:style-name="Table59">
        <table:table-column table:style-name="Table59.A"/>
        <table:table-column table:style-name="Table59.B"/>
        <table:table-column table:style-name="Table59.C"/>
        <table:table-row>
          <table:table-cell table:style-name="Table59.A1" office:value-type="string">
            <text:p text:style-name="Table_20_Heading">Code</text:p>
          </table:table-cell>
          <table:table-cell table:style-name="Table59.A1" office:value-type="string">
            <text:p text:style-name="Table_20_Heading">Text</text:p>
          </table:table-cell>
          <table:table-cell table:style-name="Table59.C1" office:value-type="string">
            <text:p text:style-name="Table_20_Heading">Description</text:p>
          </table:table-cell>
        </table:table-row>
        <table:table-row>
          <table:table-cell table:style-name="Table59.A2" office:value-type="string">
            <text:p text:style-name="Table_20_Contents">200</text:p>
          </table:table-cell>
          <table:table-cell table:style-name="Table59.A2" office:value-type="string">
            <text:p text:style-name="Table_20_Contents">OK</text:p>
          </table:table-cell>
          <table:table-cell table:style-name="Table59.C2" office:value-type="string">
            <text:p text:style-name="Table_20_Contents">All persons succeeded</text:p>
          </table:table-cell>
        </table:table-row>
        <table:table-row>
          <table:table-cell table:style-name="Table59.A2" office:value-type="string">
            <text:p text:style-name="Table_20_Contents">206</text:p>
          </table:table-cell>
          <table:table-cell table:style-name="Table59.A2" office:value-type="string">
            <text:p text:style-name="Table_20_Contents">Partial success. Failed = &lt;reason1&gt; : &lt;uuid1&gt;,&lt;uuid2&gt;;</text:p>
            <text:p text:style-name="Table_20_Contents"><text:soft-page-break/>&lt;reason2&gt; : &lt;uuid3&gt;,&lt;uuid4&gt;;</text:p>
          </table:table-cell>
          <table:table-cell table:style-name="Table59.C2" office:value-type="string">
            <text:p text:style-name="Table_20_Contents">Some persons have failed. Possible reasons are "Unknown UUID” and “Data provider failed"</text:p>
          </table:table-cell>
        </table:table-row>
        <table:table-row>
          <table:table-cell table:style-name="Table59.A2" office:value-type="string">
            <text:p text:style-name="Table_20_Contents">500</text:p>
          </table:table-cell>
          <table:table-cell table:style-name="Table59.A2" office:value-type="string">
            <text:p text:style-name="Table_20_Contents">Aggregation failed</text:p>
          </table:table-cell>
          <table:table-cell table:style-name="Table59.C2" office:value-type="string">
            <text:p text:style-name="Table_20_Contents">Error occurred while creating the final return</text:p>
          </table:table-cell>
        </table:table-row>
        <table:table-row>
          <table:table-cell table:style-name="Table59.A2" office:value-type="string">
            <text:p text:style-name="Table_20_Contents">503</text:p>
          </table:table-cell>
          <table:table-cell table:style-name="Table59.A2" office:value-type="string">
            <text:p text:style-name="P15">DATASOURCE_UNAVAILABLE</text:p>
          </table:table-cell>
          <table:table-cell table:style-name="Table59.C2" office:value-type="string">
            <text:p text:style-name="Table_20_Contents">All persons have failed</text:p>
          </table:table-cell>
        </table:table-row>
      </table:table>
      <text:h text:style-name="Heading_20_3" text:outline-level="3"><text:bookmark text:name="__RefHeading__3702_402598331"/>Timeout<text:bookmark-end text:name="__RefHeading__3702_402598331"/></text:h>
      <text:p text:style-name="Text_20_body">If the method is called with more than one UUID, the broker creates a separate thread for each person. The threads are only allowed to run for a certain number of milliseconds, after which the threads are forced to terminate. The corresponding persons of terminated threads will have a failed status in the return value.</text:p>
      <text:p text:style-name="Text_20_body"><text:span text:style-name="T10">Tip: </text:span>The time out amount is specified in milliseconds and its default value is 30000. It can be changed in the website configuration file(element 'DataProviderMillisecondsTimeout' in 'CprBroker.Config.Properties.Settings')</text:p>
      <text:h text:style-name="Heading_20_3" text:outline-level="3"><text:bookmark text:name="__RefHeading__4652_206984583"/>Recommended limits<text:bookmark-end text:name="__RefHeading__4652_206984583"/></text:h>
      <text:p text:style-name="Text_20_body">There is no theoretical or hard coded limit to the number of people that you can query through List. However, in order to obtain acceptable performance, we recommend that the following limits be respected:</text:p>
      <table:table table:name="Table61" table:style-name="Table61">
        <table:table-column table:style-name="Table61.A"/>
        <table:table-column table:style-name="Table61.B"/>
        <table:table-header-rows>
          <table:table-row>
            <table:table-cell table:style-name="Table61.A1" office:value-type="string">
              <text:p text:style-name="Table_20_Heading">Limit</text:p>
            </table:table-cell>
            <table:table-cell table:style-name="Table61.B1" office:value-type="string">
              <text:p text:style-name="Table_20_Heading">Condition</text:p>
            </table:table-cell>
          </table:table-row>
        </table:table-header-rows>
        <table:table-row>
          <table:table-cell table:style-name="Table61.A2" office:value-type="string">
            <text:p text:style-name="Table_20_Contents">500</text:p>
          </table:table-cell>
          <table:table-cell table:style-name="Table61.B2" office:value-type="string">
            <text:p text:style-name="Table_20_Contents">Caller expects data to be available locally in CPR broker</text:p>
          </table:table-cell>
        </table:table-row>
        <table:table-row>
          <table:table-cell table:style-name="Table61.A2" office:value-type="string">
            <text:p text:style-name="Table_20_Contents">200</text:p>
          </table:table-cell>
          <table:table-cell table:style-name="Table61.B2" office:value-type="string">
            <text:p text:style-name="Table_20_Contents">Caller expects data to be new to CPR broker (from DPR/ E&amp;M / CPR Direct extract)</text:p>
          </table:table-cell>
        </table:table-row>
        <table:table-row>
          <table:table-cell table:style-name="Table61.A2" office:value-type="string">
            <text:p text:style-name="Table_20_Contents">20</text:p>
          </table:table-cell>
          <table:table-cell table:style-name="Table61.B2" office:value-type="string">
            <text:p text:style-name="Table_20_Contents">Caller expects data to be new to CPR broker (from KMD / CPR Direct TCP / DPR Diversion)</text:p>
          </table:table-cell>
        </table:table-row>
      </table:table>
      <text:p text:style-name="Text_20_body">To make things faster, we recommend that a pre-fill should be made for CPR broker with all the relevant data. This way most of the data can be obtained from the local database.</text:p>
      <text:p text:style-name="Text_20_body"/>
      <text:h text:style-name="Heading_20_2" text:outline-level="2"><text:bookmark text:name="__RefHeading__1770_1541283110"/>Search<text:bookmark-end text:name="__RefHeading__1770_1541283110"/></text:h>
      <text:p text:style-name="P3">Searches the local database or the supported data sources for matching persons. The current local implementation can only search attributes but not relations or states.</text:p>
      <text:h text:style-name="Heading_20_3" text:outline-level="3"><text:bookmark text:name="__RefHeading__3903_1552191976"/>Limitations<text:bookmark-end text:name="__RefHeading__3903_1552191976"/></text:h>
      <text:list xml:id="list31714314" text:style-name="L4">
        <text:list-item>
          <text:p text:style-name="P21">Search is performed for whole words only (case insensitive).</text:p>
        </text:list-item>
      </text:list>
      <text:h text:style-name="Heading_20_4" text:outline-level="4">Online search</text:h>
      <text:list xml:id="list32526035" text:continue-numbering="true" text:style-name="L4">
        <text:list-item>
          <text:p text:style-name="P21">Limited to Danish addresses</text:p>
        </text:list-item>
        <text:list-item>
          <text:p text:style-name="P21">It is not possible to search just by a name. An address must also be present.</text:p>
        </text:list-item>
        <text:list-item>
          <text:p text:style-name="P21">Not all fields are supported. A plan is constructed before making any calls to CPR Service in order to see if a search is possible.</text:p>
        </text:list-item>
      </text:list>
      <text:p text:style-name="P3"><text:soft-page-break/></text:p>
      <text:h text:style-name="Heading_20_3" text:outline-level="3"><text:bookmark text:name="__RefHeading__1911_1541283110"/>Signature<text:bookmark-end text:name="__RefHeading__1911_1541283110"/></text:h>
      <text:p text:style-name="P7">SoegOutputType Search(SoegInputType1 searchCriteria)</text:p>
      <text:h text:style-name="Heading_20_3" text:outline-level="3"><text:bookmark text:name="__RefHeading__4654_206984583"/>Criteria details<text:bookmark-end text:name="__RefHeading__4654_206984583"/></text:h>
      <text:p text:style-name="Text_20_body">The broker only supports search by the criteria in the following table. If extra criteria is supplied, the service will return a “not implemented” (501)</text:p>
      <table:table table:name="Table62" table:style-name="Table62">
        <table:table-column table:style-name="Table62.A"/>
        <table:table-column table:style-name="Table62.B"/>
        <table:table-header-rows>
          <table:table-row>
            <table:table-cell table:style-name="Table62.A1" office:value-type="string">
              <text:p text:style-name="Table_20_Heading">Field</text:p>
            </table:table-cell>
            <table:table-cell table:style-name="Table62.B1" office:value-type="string">
              <text:p text:style-name="Table_20_Heading">Description</text:p>
            </table:table-cell>
          </table:table-row>
        </table:table-header-rows>
        <table:table-row>
          <table:table-cell table:style-name="Table62.A2" office:value-type="string">
            <text:p text:style-name="Table_20_Contents">SoegObjekt.UUID</text:p>
          </table:table-cell>
          <table:table-cell table:style-name="Table62.B2" office:value-type="string">
            <text:p text:style-name="Table_20_Contents">Person UUID</text:p>
          </table:table-cell>
        </table:table-row>
        <table:table-row>
          <table:table-cell table:style-name="Table62.A2" office:value-type="string">
            <text:p text:style-name="Table_20_Contents">SoegObjekt.BrugervendtNoegleTekst</text:p>
          </table:table-cell>
          <table:table-cell table:style-name="Table62.B2" office:value-type="string">
            <text:p text:style-name="Table_20_Contents">CPR number</text:p>
          </table:table-cell>
        </table:table-row>
        <table:table-row>
          <table:table-cell table:style-name="Table62.A2" office:value-type="string">
            <text:p text:style-name="Table_20_Contents">SoegObjekt-SoegAttributListe-SoegEgenskab</text:p>
          </table:table-cell>
          <table:table-cell table:style-name="Table62.B2" office:value-type="string">
            <text:p text:style-name="Table_20_Contents">Name and other related fields</text:p>
          </table:table-cell>
        </table:table-row>
        <table:table-row>
          <table:table-cell table:style-name="Table62.A2" office:value-type="string">
            <text:p text:style-name="P2">SoegObjekt/SoegAttributListe/SoegRegisterOplysning/</text:p>
          </table:table-cell>
          <table:table-cell table:style-name="Table62.B2" office:value-type="string">
            <text:p text:style-name="Table_20_Contents">Address and others</text:p>
          </table:table-cell>
        </table:table-row>
        <table:table-row>
          <table:table-cell table:style-name="Table62.A2" office:value-type="string">
            <text:p text:style-name="Table_20_Contents"/>
          </table:table-cell>
          <table:table-cell table:style-name="Table62.B2" office:value-type="string">
            <text:p text:style-name="Table_20_Contents"/>
          </table:table-cell>
        </table:table-row>
        <table:table-row>
          <table:table-cell table:style-name="Table62.A2" office:value-type="string">
            <text:p text:style-name="Table_20_Contents">FoersteResultatReference</text:p>
          </table:table-cell>
          <table:table-cell table:style-name="Table62.B2" office:value-type="string">
            <text:p text:style-name="Table_20_Contents">Zero based index of first record </text:p>
          </table:table-cell>
        </table:table-row>
        <table:table-row>
          <table:table-cell table:style-name="Table62.A2" office:value-type="string">
            <text:p text:style-name="Table_20_Contents">MaksimalAntalKvantitet</text:p>
          </table:table-cell>
          <table:table-cell table:style-name="Table62.B2" office:value-type="string">
            <text:p text:style-name="Table_20_Contents">Maximum number of records</text:p>
          </table:table-cell>
        </table:table-row>
      </table:table>
      <text:h text:style-name="Heading_20_3" text:outline-level="3"><text:bookmark text:name="__RefHeading__1478_154128311011"/>Parameters<text:bookmark-end text:name="__RefHeading__1478_154128311011"/></text:h>
      <table:table table:name="Table14" table:style-name="Table14">
        <table:table-column table:style-name="Table14.A"/>
        <table:table-column table:style-name="Table14.B"/>
        <table:table-header-rows>
          <table:table-row>
            <table:table-cell table:style-name="Table14.A1" office:value-type="string">
              <text:p text:style-name="Table_20_Heading">Parameter</text:p>
            </table:table-cell>
            <table:table-cell table:style-name="Table14.B1" office:value-type="string">
              <text:p text:style-name="Table_20_Heading">Description</text:p>
            </table:table-cell>
          </table:table-row>
        </table:table-header-rows>
        <table:table-row>
          <table:table-cell table:style-name="Table14.A2" office:value-type="string">
            <text:p text:style-name="P9">searchCriteria</text:p>
          </table:table-cell>
          <table:table-cell table:style-name="Table14.B2" office:value-type="string">
            <text:p text:style-name="Table_20_Contents">The search criteria. </text:p>
          </table:table-cell>
        </table:table-row>
      </table:table>
      <text:h text:style-name="Heading_20_3" text:outline-level="3"><text:bookmark text:name="__RefHeading__1480_154128311011"/>Return value components<text:bookmark-end text:name="__RefHeading__1480_154128311011"/></text:h>
      <table:table table:name="Table15" table:style-name="Table15">
        <table:table-column table:style-name="Table15.A"/>
        <table:table-column table:style-name="Table15.B"/>
        <table:table-header-rows>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header-rows>
        <table:table-row>
          <table:table-cell table:style-name="Table15.A2" office:value-type="string">
            <text:p text:style-name="P9">LaesResultat</text:p>
          </table:table-cell>
          <table:table-cell table:style-name="Table15.B2" office:value-type="string">
            <text:p text:style-name="P8">List of UUID's of the found persons. You can then call Read or List to get detailed data.</text:p>
          </table:table-cell>
        </table:table-row>
      </table:table>
      <text:h text:style-name="Heading_20_3" text:outline-level="3"><text:bookmark text:name="__RefHeading__1524_154128311011"/>Review<text:bookmark-end text:name="__RefHeading__1524_154128311011"/></text:h>
      <table:table table:name="Table16" table:style-name="Table16">
        <table:table-column table:style-name="Table16.A"/>
        <table:table-column table:style-name="Table16.B"/>
        <table:table-header-rows>
          <table:table-row>
            <table:table-cell table:style-name="Table16.A1" office:value-type="string">
              <text:p text:style-name="Table_20_Heading">Date</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2011-03-06</text:p>
          </table:table-cell>
          <table:table-cell table:style-name="Table16.B2" office:value-type="string">
            <text:p text:style-name="Table_20_Contents">CPR Broker PART release</text:p>
          </table:table-cell>
        </table:table-row>
        <table:table-row>
          <table:table-cell table:style-name="Table16.A2" office:value-type="string">
            <text:p text:style-name="Table_20_Contents">2015-03-05</text:p>
          </table:table-cell>
          <table:table-cell table:style-name="Table16.B2" office:value-type="string">
            <text:p text:style-name="Table_20_Contents">Version 2.2.3 with online search and extended local search</text:p>
          </table:table-cell>
        </table:table-row>
      </table:table>
      <text:p text:style-name="Text_20_body"/>
      <text:h text:style-name="P23" text:outline-level="2"><text:bookmark text:name="__RefHeading__3905_1552191976"/>SearchList<text:bookmark-end text:name="__RefHeading__3905_1552191976"/></text:h>
      <text:p text:style-name="Text_20_body"><text:span text:style-name="T7">This operation is very similar to the previous one. The difference is that it also returns an array of FiltreretOejebliksbilledeType objects that contain an actual snapshot of the data in addition to the UUIDS.</text:span></text:p>
      <text:h text:style-name="Heading_20_3" text:outline-level="3"><text:bookmark text:name="__RefHeading__4109_1552191976"/><text:soft-page-break/><text:span text:style-name="T7">Review</text:span><text:bookmark-end text:name="__RefHeading__4109_1552191976"/></text:h>
      <table:table table:name="Table46" table:style-name="Table46">
        <table:table-column table:style-name="Table46.A"/>
        <table:table-column table:style-name="Table46.B"/>
        <table:table-header-rows>
          <table:table-row>
            <table:table-cell table:style-name="Table46.A1" office:value-type="string">
              <text:p text:style-name="Table_20_Heading">Date</text:p>
            </table:table-cell>
            <table:table-cell table:style-name="Table46.B1" office:value-type="string">
              <text:p text:style-name="Table_20_Heading">Description</text:p>
            </table:table-cell>
          </table:table-row>
        </table:table-header-rows>
        <table:table-row>
          <table:table-cell table:style-name="Table46.A2" office:value-type="string">
            <text:p text:style-name="Table_20_Contents">2015-03-05</text:p>
          </table:table-cell>
          <table:table-cell table:style-name="Table46.B2" office:value-type="string">
            <text:p text:style-name="Table_20_Contents">Release 2.2.3</text:p>
          </table:table-cell>
        </table:table-row>
      </table:table>
      <text:h text:style-name="P23" text:outline-level="2" text:is-list-header="true"/>
      <text:h text:style-name="P23" text:outline-level="2"><text:bookmark text:name="__RefHeading__1772_1541283110"/>GetUuid<text:bookmark-end text:name="__RefHeading__1772_1541283110"/></text:h>
      <text:p text:style-name="Text_20_body">Gets the person's UUID from his CPR number. If no mapping is found locally, it calls the UUID assignment authority (<text:span text:style-name="T7">PersonMaster</text:span> service).</text:p>
      <text:h text:style-name="Heading_20_3" text:outline-level="3"><text:bookmark text:name="__RefHeading__1913_1541283110"/>Signature<text:bookmark-end text:name="__RefHeading__1913_1541283110"/></text:h>
      <text:p text:style-name="P7">GetUuidOutputType GetUuid(string cprNumber)</text:p>
      <text:h text:style-name="Heading_20_3" text:outline-level="3"><text:bookmark text:name="__RefHeading__1478_1541283110111"/>Parameters<text:bookmark-end text:name="__RefHeading__1478_1541283110111"/></text:h>
      <table:table table:name="Table17" table:style-name="Table17">
        <table:table-column table:style-name="Table17.A"/>
        <table:table-column table:style-name="Table17.B"/>
        <table:table-header-rows>
          <table:table-row>
            <table:table-cell table:style-name="Table17.A1" office:value-type="string">
              <text:p text:style-name="Table_20_Heading">Parameter</text:p>
            </table:table-cell>
            <table:table-cell table:style-name="Table17.B1" office:value-type="string">
              <text:p text:style-name="Table_20_Heading">Description</text:p>
            </table:table-cell>
          </table:table-row>
        </table:table-header-rows>
        <table:table-row>
          <table:table-cell table:style-name="Table17.A2" office:value-type="string">
            <text:p text:style-name="P9">cprNumber</text:p>
          </table:table-cell>
          <table:table-cell table:style-name="Table17.B2" office:value-type="string">
            <text:p text:style-name="Table_20_Contents">CPR number of person needed.</text:p>
          </table:table-cell>
        </table:table-row>
      </table:table>
      <text:h text:style-name="Heading_20_3" text:outline-level="3"><text:bookmark text:name="__RefHeading__1480_1541283110111"/>Return value components<text:bookmark-end text:name="__RefHeading__1480_1541283110111"/></text:h>
      <table:table table:name="Table18" table:style-name="Table18">
        <table:table-column table:style-name="Table18.A"/>
        <table:table-column table:style-name="Table18.B"/>
        <table:table-header-rows>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header-rows>
        <table:table-row>
          <table:table-cell table:style-name="Table18.A2" office:value-type="string">
            <text:p text:style-name="Table_20_Contents">UUID</text:p>
          </table:table-cell>
          <table:table-cell table:style-name="Table18.B2" office:value-type="string">
            <text:p text:style-name="P8">The person's UUID.</text:p>
          </table:table-cell>
        </table:table-row>
      </table:table>
      <text:h text:style-name="Heading_20_3" text:outline-level="3"><text:bookmark text:name="__RefHeading__1524_1541283110111"/>Review<text:bookmark-end text:name="__RefHeading__1524_1541283110111"/></text:h>
      <table:table table:name="Table19" table:style-name="Table19">
        <table:table-column table:style-name="Table19.A"/>
        <table:table-column table:style-name="Table19.B"/>
        <table:table-header-rows>
          <table:table-row>
            <table:table-cell table:style-name="Table19.A1" office:value-type="string">
              <text:p text:style-name="Table_20_Heading">Date</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2011-03-06</text:p>
          </table:table-cell>
          <table:table-cell table:style-name="Table19.B2" office:value-type="string">
            <text:p text:style-name="Table_20_Contents">CPR Broker PART release</text:p>
          </table:table-cell>
        </table:table-row>
      </table:table>
      <text:h text:style-name="Heading_20_3" text:outline-level="3"><text:bookmark text:name="__RefHeading__5049_1326892948"/>Flowchart<text:bookmark-end text:name="__RefHeading__5049_1326892948"/></text:h>
      <text:p text:style-name="Text_20_body">The following flowchart describes the process in both CPR broker and Person Master.</text:p>
      <text:p text:style-name="Text_20_body"/>
      <text:p text:style-name="Text_20_body"><draw:frame draw:style-name="fr3" draw:name="Object3" text:anchor-type="paragraph" svg:x="1.584cm" svg:y="2.103cm" svg:width="12.642cm" svg:height="18.729cm" draw:z-index="4"><draw:object xlink:href="./Object 3" xlink:type="simple" xlink:show="embed" xlink:actuate="onLoad"/><draw:image xlink:href="./ObjectReplacements/Object 3" xlink:type="simple" xlink:show="embed" xlink:actuate="onLoad"/></draw:frame></text:p>
      <text:p text:style-name="Text_20_body"><text:soft-page-break/></text:p>
      <text:h text:style-name="Heading_20_2" text:outline-level="2"><text:bookmark text:name="__RefHeading__3571_558594538"/>PutSubscription<text:bookmark-end text:name="__RefHeading__3571_558594538"/></text:h>
      <text:p text:style-name="Text_20_body">Puts an array of UUIDs in subscription..</text:p>
      <text:p text:style-name="Text_20_body"/>
      <text:h text:style-name="Heading_20_3" text:outline-level="3"><text:bookmark text:name="__RefHeading__3573_558594538"/>Signature<text:bookmark-end text:name="__RefHeading__3573_558594538"/></text:h>
      <text:p text:style-name="Text_20_body">IBasicOutput&lt;bool&gt; PutSubscription(Guid[] personUuids)</text:p>
      <text:p text:style-name="Text_20_body"/>
      <text:h text:style-name="Heading_20_3" text:outline-level="3"><text:bookmark text:name="__RefHeading__3575_558594538"/><text:soft-page-break/>Parameters<text:bookmark-end text:name="__RefHeading__3575_558594538"/></text:h>
      <table:table table:name="Tabel4" table:style-name="Tabel4">
        <table:table-column table:style-name="Tabel4.A"/>
        <table:table-column table:style-name="Tabel4.B"/>
        <table:table-header-rows>
          <table:table-row>
            <table:table-cell table:style-name="Tabel4.A1" office:value-type="string">
              <text:p text:style-name="Table_20_Heading">Parameter</text:p>
            </table:table-cell>
            <table:table-cell table:style-name="Tabel4.B1" office:value-type="string">
              <text:p text:style-name="Table_20_Heading">Description</text:p>
            </table:table-cell>
          </table:table-row>
        </table:table-header-rows>
        <table:table-row>
          <table:table-cell table:style-name="Tabel4.A2" office:value-type="string">
            <text:p text:style-name="P10">personUUIDs</text:p>
          </table:table-cell>
          <table:table-cell table:style-name="Tabel4.B2" office:value-type="string">
            <text:p text:style-name="Table_20_Contents">An array of UUIDs that should be put in subscription.</text:p>
          </table:table-cell>
        </table:table-row>
      </table:table>
      <text:p text:style-name="Text_20_body"/>
      <text:h text:style-name="Heading_20_2" text:outline-level="2"><text:bookmark text:name="__RefHeading__3577_558594538"/>ReadSnapshot<text:bookmark-end text:name="__RefHeading__3577_558594538"/></text:h>
      <text:p text:style-name="Text_20_body">Gets a single snapshot of one person's CPR data</text:p>
      <text:h text:style-name="Heading_20_3" text:outline-level="3"><text:bookmark text:name="__RefHeading__3579_558594538"/>Signature<text:bookmark-end text:name="__RefHeading__3579_558594538"/></text:h>
      <text:p text:style-name="Text_20_body">LaesOutputType ReadSnapshot(LaesOejebliksbilledeInputType input)</text:p>
      <text:h text:style-name="Heading_20_3" text:outline-level="3"><text:bookmark text:name="__RefHeading__3581_558594538"/>Parameters<text:bookmark-end text:name="__RefHeading__3581_558594538"/></text:h>
      <table:table table:name="Tabel5" table:style-name="Tabel5">
        <table:table-column table:style-name="Tabel5.A"/>
        <table:table-column table:style-name="Tabel5.B"/>
        <table:table-header-rows>
          <table:table-row>
            <table:table-cell table:style-name="Tabel5.A1" office:value-type="string">
              <text:p text:style-name="Table_20_Heading">Parameter</text:p>
            </table:table-cell>
            <table:table-cell table:style-name="Tabel5.B1" office:value-type="string">
              <text:p text:style-name="Table_20_Heading">Description</text:p>
            </table:table-cell>
          </table:table-row>
        </table:table-header-rows>
        <table:table-row>
          <table:table-cell table:style-name="Tabel5.A2" office:value-type="string">
            <text:p text:style-name="P10">input</text:p>
          </table:table-cell>
          <table:table-cell table:style-name="Tabel5.B2" office:value-type="string">
            <text:p text:style-name="Table_20_Contents">A LeasOejebliksbilledInputType object that specifies the point in time for the snapshot.</text:p>
          </table:table-cell>
        </table:table-row>
      </table:table>
      <text:p text:style-name="Standard"/>
      <text:h text:style-name="Heading_20_2" text:outline-level="2"><text:bookmark text:name="__RefHeading__3583_558594538"/>ReadPeriod<text:bookmark-end text:name="__RefHeading__3583_558594538"/></text:h>
      <text:p text:style-name="Text_20_body">Gets all snapshots of one person's CPR data that fall between the input effect dates</text:p>
      <text:h text:style-name="Heading_20_3" text:outline-level="3"><text:bookmark text:name="__RefHeading__3585_558594538"/>Signature<text:bookmark-end text:name="__RefHeading__3585_558594538"/></text:h>
      <text:p text:style-name="Text_20_body">LaesOutputType ReadPeriod(LaesPeriodInputType input)</text:p>
      <text:h text:style-name="Heading_20_3" text:outline-level="3"><text:bookmark text:name="__RefHeading__3587_558594538"/>Parameters<text:bookmark-end text:name="__RefHeading__3587_558594538"/></text:h>
      <table:table table:name="Tabel6" table:style-name="Tabel6">
        <table:table-column table:style-name="Tabel6.A"/>
        <table:table-column table:style-name="Tabel6.B"/>
        <table:table-header-rows>
          <table:table-row>
            <table:table-cell table:style-name="Tabel6.A1" office:value-type="string">
              <text:p text:style-name="Table_20_Heading">Parameter</text:p>
            </table:table-cell>
            <table:table-cell table:style-name="Tabel6.B1" office:value-type="string">
              <text:p text:style-name="Table_20_Heading">Description</text:p>
            </table:table-cell>
          </table:table-row>
        </table:table-header-rows>
        <table:table-row>
          <table:table-cell table:style-name="Tabel6.A2" office:value-type="string">
            <text:p text:style-name="P10">input</text:p>
          </table:table-cell>
          <table:table-cell table:style-name="Tabel6.B2" office:value-type="string">
            <text:p text:style-name="Table_20_Contents">A LaesPeriodInputType object that specifies the time range for the period.</text:p>
          </table:table-cell>
        </table:table-row>
      </table:table>
      <text:p text:style-name="Standard"/>
      <text:h text:style-name="Heading_20_2" text:outline-level="2"><text:bookmark text:name="__RefHeading__3589_558594538"/>ListSnapshot<text:bookmark-end text:name="__RefHeading__3589_558594538"/></text:h>
      <text:p text:style-name="Text_20_body">Gets a single snapshot of the given persons' CPR data</text:p>
      <text:h text:style-name="Heading_20_3" text:outline-level="3"><text:bookmark text:name="__RefHeading__3591_558594538"/>Signature<text:bookmark-end text:name="__RefHeading__3591_558594538"/></text:h>
      <text:p text:style-name="Text_20_body">ListOutputType1 ListSnapshot(ListOejebliksbilledeInputType input)</text:p>
      <text:h text:style-name="Heading_20_3" text:outline-level="3"><text:bookmark text:name="__RefHeading__3593_558594538"/><text:soft-page-break/>Parameters<text:bookmark-end text:name="__RefHeading__3593_558594538"/></text:h>
      <table:table table:name="Tabel7" table:style-name="Tabel7">
        <table:table-column table:style-name="Tabel7.A"/>
        <table:table-column table:style-name="Tabel7.B"/>
        <table:table-header-rows>
          <table:table-row>
            <table:table-cell table:style-name="Tabel7.A1" office:value-type="string">
              <text:p text:style-name="Table_20_Heading">Parameter</text:p>
            </table:table-cell>
            <table:table-cell table:style-name="Tabel7.B1" office:value-type="string">
              <text:p text:style-name="Table_20_Heading">Description</text:p>
            </table:table-cell>
          </table:table-row>
        </table:table-header-rows>
        <table:table-row>
          <table:table-cell table:style-name="Tabel7.A2" office:value-type="string">
            <text:p text:style-name="P10">input</text:p>
          </table:table-cell>
          <table:table-cell table:style-name="Tabel7.B2" office:value-type="string">
            <text:p text:style-name="Table_20_Contents">A ListOejebliksbilledeInputType object that specifies the UUIDs of interest and the point in time for the snapshot.</text:p>
          </table:table-cell>
        </table:table-row>
      </table:table>
      <text:p text:style-name="Standard"/>
      <text:h text:style-name="Heading_20_2" text:outline-level="2"><text:bookmark text:name="__RefHeading__3595_558594538"/>ListPeriod<text:bookmark-end text:name="__RefHeading__3595_558594538"/></text:h>
      <text:p text:style-name="Text_20_body">Gets all snapshots of the given persons' CPR data that fall between the input effect dates</text:p>
      <text:h text:style-name="Heading_20_3" text:outline-level="3"><text:bookmark text:name="__RefHeading__3597_558594538"/>Signature<text:bookmark-end text:name="__RefHeading__3597_558594538"/></text:h>
      <text:p text:style-name="Text_20_body">ListOutputType1 ListPeriod(ListPeriodInputType input)</text:p>
      <text:h text:style-name="Heading_20_3" text:outline-level="3"><text:bookmark text:name="__RefHeading__3599_558594538"/>Parameters<text:bookmark-end text:name="__RefHeading__3599_558594538"/></text:h>
      <table:table table:name="Tabel8" table:style-name="Tabel8">
        <table:table-column table:style-name="Tabel8.A"/>
        <table:table-column table:style-name="Tabel8.B"/>
        <table:table-header-rows>
          <table:table-row>
            <table:table-cell table:style-name="Tabel8.A1" office:value-type="string">
              <text:p text:style-name="Table_20_Heading">Parameter</text:p>
            </table:table-cell>
            <table:table-cell table:style-name="Tabel8.B1" office:value-type="string">
              <text:p text:style-name="Table_20_Heading">Description</text:p>
            </table:table-cell>
          </table:table-row>
        </table:table-header-rows>
        <table:table-row>
          <table:table-cell table:style-name="Tabel8.A2" office:value-type="string">
            <text:p text:style-name="P10">input</text:p>
          </table:table-cell>
          <table:table-cell table:style-name="Tabel8.B2" office:value-type="string">
            <text:p text:style-name="Table_20_Contents">A ListPeriodInputType object that specifies the UUIDs of interest and the time range for the period.</text:p>
          </table:table-cell>
        </table:table-row>
      </table:table>
      <text:h text:style-name="Heading_20_1" text:outline-level="1"><text:bookmark text:name="__RefHeading__2188_2114490374"/>Admin service<text:bookmark-end text:name="__RefHeading__2188_2114490374"/></text:h>
      <text:p text:style-name="Text_20_body">This service contains methods related to administrative functions of CPR Broker. Basically it is used to manage applications, data providers and query system capabilities.</text:p>
      <text:h text:style-name="P25" text:outline-level="2"><text:bookmark text:name="__RefHeading__2190_2114490374"/>RequestAppRegistration<text:bookmark-end text:name="__RefHeading__2190_2114490374"/></text:h>
      <text:p text:style-name="Text_20_body">Creates a new un-approved application in the system.</text:p>
      <text:h text:style-name="Heading_20_3" text:outline-level="3"><text:bookmark text:name="__RefHeading__1913_15412831101"/>Signature<text:bookmark-end text:name="__RefHeading__1913_15412831101"/></text:h>
      <text:p text:style-name="P7">BasicOutputTypeOfApplicationType RequestAppRegisteration(string ApplicationName)</text:p>
      <text:h text:style-name="Heading_20_3" text:outline-level="3"><text:bookmark text:name="__RefHeading__1478_15412831101111"/>Parameters<text:bookmark-end text:name="__RefHeading__1478_15412831101111"/></text:h>
      <table:table table:name="Table20" table:style-name="Table20">
        <table:table-column table:style-name="Table20.A"/>
        <table:table-column table:style-name="Table20.B"/>
        <table:table-header-rows>
          <table:table-row>
            <table:table-cell table:style-name="Table20.A1" office:value-type="string">
              <text:p text:style-name="Table_20_Heading">Parameter</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text:span text:style-name="T7">ApplicationName</text:span> </text:p>
          </table:table-cell>
          <table:table-cell table:style-name="Table20.B2" office:value-type="string">
            <text:p text:style-name="Table_20_Contents">Name of the application that is wanted to be registered. This name should be different from all application names registered in CPR Broker.</text:p>
          </table:table-cell>
        </table:table-row>
      </table:table>
      <text:h text:style-name="Heading_20_3" text:outline-level="3"><text:bookmark text:name="__RefHeading__1480_15412831101111"/>Return value components<text:bookmark-end text:name="__RefHeading__1480_15412831101111"/></text:h>
      <table:table table:name="Table21" table:style-name="Table21">
        <table:table-column table:style-name="Table21.A"/>
        <table:table-column table:style-name="Table21.B"/>
        <table:table-header-rows>
          <table:table-row>
            <table:table-cell table:style-name="Table21.A1" office:value-type="string">
              <text:p text:style-name="Table_20_Heading">Name</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Item</text:p>
          </table:table-cell>
          <table:table-cell table:style-name="Table21.B2" office:value-type="string">
            <text:p text:style-name="P8">The new ApplicationType object. A new application token will be assigned and passed in this object.</text:p>
            <text:p text:style-name="P8">Null on failure.</text:p>
          </table:table-cell>
        </table:table-row>
      </table:table>
      <text:h text:style-name="Heading_20_3" text:outline-level="3"><text:bookmark text:name="__RefHeading__1524_15412831101111"/>Review<text:bookmark-end text:name="__RefHeading__1524_15412831101111"/></text:h>
      <table:table table:name="Table22" table:style-name="Table22">
        <table:table-column table:style-name="Table22.A"/>
        <table:table-column table:style-name="Table22.B"/>
        <table:table-header-rows>
          <table:table-row>
            <table:table-cell table:style-name="Table22.A1" office:value-type="string">
              <text:p text:style-name="Table_20_Heading">Date</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2011-03-06</text:p>
          </table:table-cell>
          <table:table-cell table:style-name="Table22.B2" office:value-type="string">
            <text:p text:style-name="Table_20_Contents">CPR Broker PART release</text:p>
          </table:table-cell>
        </table:table-row>
      </table:table>
      <text:h text:style-name="P25" text:outline-level="2"><text:bookmark text:name="__RefHeading__2192_2114490374"/>ApproveAppRegistration<text:bookmark-end text:name="__RefHeading__2192_2114490374"/></text:h>
      <text:p text:style-name="Text_20_body">Approves an application's registration. This makes it possible to pass the application's token in the application header of future requests.</text:p>
      <text:h text:style-name="Heading_20_3" text:outline-level="3"><text:bookmark text:name="__RefHeading__1913_154128311011"/>Signature<text:bookmark-end text:name="__RefHeading__1913_154128311011"/></text:h>
      <text:p text:style-name="P7">BasicOutputTypeOfBoolean ApproveAppRegisteration(string ApplicationToken)</text:p>
      <text:h text:style-name="Heading_20_3" text:outline-level="3"><text:bookmark text:name="__RefHeading__1478_154128311011111"/>Parameters<text:bookmark-end text:name="__RefHeading__1478_154128311011111"/></text:h>
      <table:table table:name="Table23" table:style-name="Table23">
        <table:table-column table:style-name="Table23.A"/>
        <table:table-column table:style-name="Table23.B"/>
        <table:table-header-rows>
          <table:table-row>
            <table:table-cell table:style-name="Table23.A1" office:value-type="string">
              <text:p text:style-name="Table_20_Heading">Parameter</text:p>
            </table:table-cell>
            <table:table-cell table:style-name="Table23.B1" office:value-type="string">
              <text:p text:style-name="Table_20_Heading">Description</text:p>
            </table:table-cell>
          </table:table-row>
        </table:table-header-rows>
        <table:table-row>
          <table:table-cell table:style-name="Table23.A2" office:value-type="string">
            <text:p text:style-name="Table_20_Contents"><text:span text:style-name="T7">ApplicationToken</text:span> </text:p>
          </table:table-cell>
          <table:table-cell table:style-name="Table23.B2" office:value-type="string">
            <text:p text:style-name="Table_20_Contents">Token for the business client application to be approved.</text:p>
          </table:table-cell>
        </table:table-row>
      </table:table>
      <text:h text:style-name="Heading_20_3" text:outline-level="3"><text:bookmark text:name="__RefHeading__1480_154128311011111"/><text:soft-page-break/>Return value components<text:bookmark-end text:name="__RefHeading__1480_154128311011111"/></text:h>
      <table:table table:name="Table24" table:style-name="Table24">
        <table:table-column table:style-name="Table24.A"/>
        <table:table-column table:style-name="Table24.B"/>
        <table:table-header-rows>
          <table:table-row>
            <table:table-cell table:style-name="Table24.A1" office:value-type="string">
              <text:p text:style-name="Table_20_Heading">Name</text:p>
            </table:table-cell>
            <table:table-cell table:style-name="Table24.B1" office:value-type="string">
              <text:p text:style-name="Table_20_Heading">Description</text:p>
            </table:table-cell>
          </table:table-row>
        </table:table-header-rows>
        <table:table-row>
          <table:table-cell table:style-name="Table24.A2" office:value-type="string">
            <text:p text:style-name="Table_20_Contents">Item</text:p>
          </table:table-cell>
          <table:table-cell table:style-name="Table24.B2" office:value-type="string">
            <text:p text:style-name="P8">A boolean value specifying whether the operation has succeeded.</text:p>
          </table:table-cell>
        </table:table-row>
      </table:table>
      <text:h text:style-name="Heading_20_3" text:outline-level="3"><text:bookmark text:name="__RefHeading__1524_154128311011111"/>Review<text:bookmark-end text:name="__RefHeading__1524_154128311011111"/></text:h>
      <table:table table:name="Table25" table:style-name="Table25">
        <table:table-column table:style-name="Table25.A"/>
        <table:table-column table:style-name="Table25.B"/>
        <table:table-header-rows>
          <table:table-row>
            <table:table-cell table:style-name="Table25.A1" office:value-type="string">
              <text:p text:style-name="Table_20_Heading">Date</text:p>
            </table:table-cell>
            <table:table-cell table:style-name="Table25.B1" office:value-type="string">
              <text:p text:style-name="Table_20_Heading">Description</text:p>
            </table:table-cell>
          </table:table-row>
        </table:table-header-rows>
        <table:table-row>
          <table:table-cell table:style-name="Table25.A2" office:value-type="string">
            <text:p text:style-name="Table_20_Contents">2011-03-06</text:p>
          </table:table-cell>
          <table:table-cell table:style-name="Table25.B2" office:value-type="string">
            <text:p text:style-name="Table_20_Contents">CPR Broker PART release</text:p>
          </table:table-cell>
        </table:table-row>
      </table:table>
      <text:h text:style-name="P25" text:outline-level="2"><text:bookmark text:name="__RefHeading__2194_2114490374"/>ListAppRegistrations<text:bookmark-end text:name="__RefHeading__2194_2114490374"/></text:h>
      <text:p text:style-name="Text_20_body">Lists all registered business applications.</text:p>
      <text:h text:style-name="Heading_20_3" text:outline-level="3"><text:bookmark text:name="__RefHeading__1913_1541283110111"/>Signature<text:bookmark-end text:name="__RefHeading__1913_1541283110111"/></text:h>
      <text:p text:style-name="P7">BasicOutputTypeOfApplicationType ListAppRegisterations()</text:p>
      <text:h text:style-name="Heading_20_3" text:outline-level="3"><text:bookmark text:name="__RefHeading__1478_1541283110111111"/>Parameters<text:bookmark-end text:name="__RefHeading__1478_1541283110111111"/></text:h>
      <text:p text:style-name="Text_20_body">N/A</text:p>
      <text:h text:style-name="Heading_20_3" text:outline-level="3"><text:bookmark text:name="__RefHeading__1480_1541283110111111"/>Return value components<text:bookmark-end text:name="__RefHeading__1480_1541283110111111"/></text:h>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cription</text:p>
            </table:table-cell>
          </table:table-row>
        </table:table-header-rows>
        <table:table-row>
          <table:table-cell table:style-name="Table27.A2" office:value-type="string">
            <text:p text:style-name="Table_20_Contents">Item</text:p>
          </table:table-cell>
          <table:table-cell table:style-name="Table27.B2" office:value-type="string">
            <text:p text:style-name="P8">Array of ApplicationType containing the list of applications.</text:p>
          </table:table-cell>
        </table:table-row>
      </table:table>
      <text:h text:style-name="Heading_20_3" text:outline-level="3"><text:bookmark text:name="__RefHeading__1524_1541283110111111"/>Review<text:bookmark-end text:name="__RefHeading__1524_1541283110111111"/></text:h>
      <table:table table:name="Table28" table:style-name="Table28">
        <table:table-column table:style-name="Table28.A"/>
        <table:table-column table:style-name="Table28.B"/>
        <table:table-header-rows>
          <table:table-row>
            <table:table-cell table:style-name="Table28.A1" office:value-type="string">
              <text:p text:style-name="Table_20_Heading">Date</text:p>
            </table:table-cell>
            <table:table-cell table:style-name="Table28.B1" office:value-type="string">
              <text:p text:style-name="Table_20_Heading">Description</text:p>
            </table:table-cell>
          </table:table-row>
        </table:table-header-rows>
        <table:table-row>
          <table:table-cell table:style-name="Table28.A2" office:value-type="string">
            <text:p text:style-name="Table_20_Contents">2011-03-06</text:p>
          </table:table-cell>
          <table:table-cell table:style-name="Table28.B2" office:value-type="string">
            <text:p text:style-name="Table_20_Contents">CPR Broker PART release</text:p>
          </table:table-cell>
        </table:table-row>
      </table:table>
      <text:h text:style-name="P25" text:outline-level="2"><text:bookmark text:name="__RefHeading__2196_2114490374"/>UnregisterApp<text:bookmark-end text:name="__RefHeading__2196_2114490374"/></text:h>
      <text:p text:style-name="Text_20_body">Unregister an application registration. An application can unregister itself, but its token would then be unusable until another application approves it.</text:p>
      <text:h text:style-name="Heading_20_3" text:outline-level="3"><text:bookmark text:name="__RefHeading__1913_15412831101111"/>Signature<text:bookmark-end text:name="__RefHeading__1913_15412831101111"/></text:h>
      <text:p text:style-name="P7">BasicOutputTypeOfBoolean UnregisterApp(string ApplicationToken)</text:p>
      <text:h text:style-name="Heading_20_3" text:outline-level="3"><text:bookmark text:name="__RefHeading__1478_15412831101111111"/>Parameters<text:bookmark-end text:name="__RefHeading__1478_15412831101111111"/></text:h>
      <table:table table:name="Table29" table:style-name="Table29">
        <table:table-column table:style-name="Table29.A"/>
        <table:table-column table:style-name="Table29.B"/>
        <table:table-header-rows>
          <table:table-row>
            <table:table-cell table:style-name="Table29.A1" office:value-type="string">
              <text:p text:style-name="Table_20_Heading">Parameter</text:p>
            </table:table-cell>
            <table:table-cell table:style-name="Table29.B1" office:value-type="string">
              <text:p text:style-name="Table_20_Heading">Description</text:p>
            </table:table-cell>
          </table:table-row>
        </table:table-header-rows>
        <table:table-row>
          <table:table-cell table:style-name="Table29.A2" office:value-type="string">
            <text:p text:style-name="Table_20_Contents"><text:span text:style-name="T7">ApplicationToken</text:span> </text:p>
          </table:table-cell>
          <table:table-cell table:style-name="Table29.B2" office:value-type="string">
            <text:p text:style-name="Table_20_Contents">Security Token for the application the should be unregistered.</text:p>
          </table:table-cell>
        </table:table-row>
      </table:table>
      <text:h text:style-name="Heading_20_3" text:outline-level="3"><text:bookmark text:name="__RefHeading__1480_15412831101111111"/><text:soft-page-break/>Return value components<text:bookmark-end text:name="__RefHeading__1480_15412831101111111"/></text:h>
      <table:table table:name="Table30" table:style-name="Table30">
        <table:table-column table:style-name="Table30.A"/>
        <table:table-column table:style-name="Table30.B"/>
        <table:table-header-rows>
          <table:table-row>
            <table:table-cell table:style-name="Table30.A1" office:value-type="string">
              <text:p text:style-name="Table_20_Heading">Name</text:p>
            </table:table-cell>
            <table:table-cell table:style-name="Table30.B1" office:value-type="string">
              <text:p text:style-name="Table_20_Heading">Description</text:p>
            </table:table-cell>
          </table:table-row>
        </table:table-header-rows>
        <table:table-row>
          <table:table-cell table:style-name="Table30.A2" office:value-type="string">
            <text:p text:style-name="Table_20_Contents">Item</text:p>
          </table:table-cell>
          <table:table-cell table:style-name="Table30.B2" office:value-type="string">
            <text:p text:style-name="P8">Boolean specifying whether the operation has succeeded.</text:p>
          </table:table-cell>
        </table:table-row>
      </table:table>
      <text:h text:style-name="Heading_20_3" text:outline-level="3"><text:bookmark text:name="__RefHeading__1524_15412831101111111"/>Review<text:bookmark-end text:name="__RefHeading__1524_15412831101111111"/></text:h>
      <table:table table:name="Table31" table:style-name="Table31">
        <table:table-column table:style-name="Table31.A"/>
        <table:table-column table:style-name="Table31.B"/>
        <table:table-header-rows>
          <table:table-row>
            <table:table-cell table:style-name="Table31.A1" office:value-type="string">
              <text:p text:style-name="Table_20_Heading">Date</text:p>
            </table:table-cell>
            <table:table-cell table:style-name="Table31.B1" office:value-type="string">
              <text:p text:style-name="Table_20_Heading">Description</text:p>
            </table:table-cell>
          </table:table-row>
        </table:table-header-rows>
        <table:table-row>
          <table:table-cell table:style-name="Table31.A2" office:value-type="string">
            <text:p text:style-name="Table_20_Contents">2011-03-06</text:p>
          </table:table-cell>
          <table:table-cell table:style-name="Table31.B2" office:value-type="string">
            <text:p text:style-name="Table_20_Contents">CPR Broker PART release</text:p>
          </table:table-cell>
        </table:table-row>
      </table:table>
      <text:h text:style-name="P25" text:outline-level="2"><text:bookmark text:name="__RefHeading__1915_2114490374"/>GetCapabilities<text:bookmark-end text:name="__RefHeading__1915_2114490374"/></text:h>
      <text:p text:style-name="Text_20_body">Gets a list of service operations.</text:p>
      <text:h text:style-name="Heading_20_3" text:outline-level="3"><text:bookmark text:name="__RefHeading__1913_154128311011111"/>Signature<text:bookmark-end text:name="__RefHeading__1913_154128311011111"/></text:h>
      <text:p text:style-name="P7">BasicOutputTypeOfArrayOfServiceVersionType GetCapabilities()</text:p>
      <text:h text:style-name="Heading_20_3" text:outline-level="3"><text:bookmark text:name="__RefHeading__1478_154128311011111111"/>Parameters<text:bookmark-end text:name="__RefHeading__1478_154128311011111111"/></text:h>
      <text:p text:style-name="Text_20_body">N/A</text:p>
      <text:h text:style-name="Heading_20_3" text:outline-level="3"><text:bookmark text:name="__RefHeading__1480_154128311011111111"/>Return value components<text:bookmark-end text:name="__RefHeading__1480_154128311011111111"/></text:h>
      <table:table table:name="Table33" table:style-name="Table33">
        <table:table-column table:style-name="Table33.A"/>
        <table:table-column table:style-name="Table33.B"/>
        <table:table-header-rows>
          <table:table-row>
            <table:table-cell table:style-name="Table33.A1" office:value-type="string">
              <text:p text:style-name="Table_20_Heading">Name</text:p>
            </table:table-cell>
            <table:table-cell table:style-name="Table33.B1" office:value-type="string">
              <text:p text:style-name="Table_20_Heading">Description</text:p>
            </table:table-cell>
          </table:table-row>
        </table:table-header-rows>
        <table:table-row>
          <table:table-cell table:style-name="Table33.A2" office:value-type="string">
            <text:p text:style-name="Table_20_Contents">Item</text:p>
          </table:table-cell>
          <table:table-cell table:style-name="Table33.B2" office:value-type="string">
            <text:p text:style-name="P8">Array of ServiceVersionType with the supported service list.</text:p>
          </table:table-cell>
        </table:table-row>
      </table:table>
      <text:h text:style-name="Heading_20_3" text:outline-level="3"><text:bookmark text:name="__RefHeading__1524_154128311011111111"/>Review<text:bookmark-end text:name="__RefHeading__1524_154128311011111111"/></text:h>
      <table:table table:name="Table34" table:style-name="Table34">
        <table:table-column table:style-name="Table34.A"/>
        <table:table-column table:style-name="Table34.B"/>
        <table:table-header-rows>
          <table:table-row>
            <table:table-cell table:style-name="Table34.A1" office:value-type="string">
              <text:p text:style-name="Table_20_Heading">Date</text:p>
            </table:table-cell>
            <table:table-cell table:style-name="Table34.B1" office:value-type="string">
              <text:p text:style-name="Table_20_Heading">Description</text:p>
            </table:table-cell>
          </table:table-row>
        </table:table-header-rows>
        <table:table-row>
          <table:table-cell table:style-name="Table34.A2" office:value-type="string">
            <text:p text:style-name="Table_20_Contents">2011-03-06</text:p>
          </table:table-cell>
          <table:table-cell table:style-name="Table34.B2" office:value-type="string">
            <text:p text:style-name="Table_20_Contents">CPR Broker PART release</text:p>
          </table:table-cell>
        </table:table-row>
      </table:table>
      <text:h text:style-name="P25" text:outline-level="2"><text:bookmark text:name="__RefHeading__2198_2114490374"/>IsImplementing<text:bookmark-end text:name="__RefHeading__2198_2114490374"/></text:h>
      <text:p text:style-name="Text_20_body">A direct (easier) alternative to <text:bookmark-ref text:reference-format="text" text:ref-name="__RefHeading__1915_2114490374">GetCapabilities</text:bookmark-ref></text:p>
      <text:h text:style-name="Heading_20_3" text:outline-level="3"><text:bookmark text:name="__RefHeading__1913_1541283110111111"/>Signature<text:bookmark-end text:name="__RefHeading__1913_1541283110111111"/></text:h>
      <text:p text:style-name="P7">BasicOutputTypeOfBoolean IsImplementing(string serviceName, string serviceVersion)</text:p>
      <text:h text:style-name="Heading_20_3" text:outline-level="3"><text:bookmark text:name="__RefHeading__1478_1541283110111111111"/>Parameters<text:bookmark-end text:name="__RefHeading__1478_1541283110111111111"/></text:h>
      <table:table table:name="Table35" table:style-name="Table35">
        <table:table-column table:style-name="Table35.A"/>
        <table:table-column table:style-name="Table35.B"/>
        <table:table-header-rows>
          <table:table-row>
            <table:table-cell table:style-name="Table35.A1" office:value-type="string">
              <text:p text:style-name="Table_20_Heading">Parameter</text:p>
            </table:table-cell>
            <table:table-cell table:style-name="Table35.B1" office:value-type="string">
              <text:p text:style-name="Table_20_Heading">Description</text:p>
            </table:table-cell>
          </table:table-row>
        </table:table-header-rows>
        <table:table-row>
          <table:table-cell table:style-name="Table35.A2" office:value-type="string">
            <text:p text:style-name="P9">serviceName </text:p>
          </table:table-cell>
          <table:table-cell table:style-name="Table35.B2" office:value-type="string">
            <text:p text:style-name="Table_20_Contents">Service Name</text:p>
          </table:table-cell>
        </table:table-row>
        <text:soft-page-break/>
        <table:table-row>
          <table:table-cell table:style-name="Table35.A2" office:value-type="string">
            <text:p text:style-name="P9">serviceVersion</text:p>
          </table:table-cell>
          <table:table-cell table:style-name="Table35.B2" office:value-type="string">
            <text:p text:style-name="Table_20_Contents">Service Version</text:p>
          </table:table-cell>
        </table:table-row>
      </table:table>
      <text:h text:style-name="Heading_20_3" text:outline-level="3"><text:bookmark text:name="__RefHeading__1480_1541283110111111111"/>Return value components<text:bookmark-end text:name="__RefHeading__1480_1541283110111111111"/></text:h>
      <table:table table:name="Table26" table:style-name="Table26">
        <table:table-column table:style-name="Table26.A"/>
        <table:table-column table:style-name="Table26.B"/>
        <table:table-header-rows>
          <table:table-row>
            <table:table-cell table:style-name="Table26.A1" office:value-type="string">
              <text:p text:style-name="Table_20_Heading">Name</text:p>
            </table:table-cell>
            <table:table-cell table:style-name="Table26.B1" office:value-type="string">
              <text:p text:style-name="Table_20_Heading">Description</text:p>
            </table:table-cell>
          </table:table-row>
        </table:table-header-rows>
        <table:table-row>
          <table:table-cell table:style-name="Table26.A2" office:value-type="string">
            <text:p text:style-name="Table_20_Contents">Item</text:p>
          </table:table-cell>
          <table:table-cell table:style-name="Table26.B2" office:value-type="string">
            <text:p text:style-name="P8">A boolean value specifying whether the service is implemented.</text:p>
          </table:table-cell>
        </table:table-row>
      </table:table>
      <text:h text:style-name="Heading_20_3" text:outline-level="3"><text:bookmark text:name="__RefHeading__1524_1541283110111111111"/>Review<text:bookmark-end text:name="__RefHeading__1524_1541283110111111111"/></text:h>
      <table:table table:name="Table32" table:style-name="Table32">
        <table:table-column table:style-name="Table32.A"/>
        <table:table-column table:style-name="Table32.B"/>
        <table:table-header-rows>
          <table:table-row>
            <table:table-cell table:style-name="Table32.A1" office:value-type="string">
              <text:p text:style-name="Table_20_Heading">Date</text:p>
            </table:table-cell>
            <table:table-cell table:style-name="Table32.B1" office:value-type="string">
              <text:p text:style-name="Table_20_Heading">Description</text:p>
            </table:table-cell>
          </table:table-row>
        </table:table-header-rows>
        <table:table-row>
          <table:table-cell table:style-name="Table32.A2" office:value-type="string">
            <text:p text:style-name="Table_20_Contents">2011-03-06</text:p>
          </table:table-cell>
          <table:table-cell table:style-name="Table32.B2" office:value-type="string">
            <text:p text:style-name="Table_20_Contents">CPR Broker PART release</text:p>
          </table:table-cell>
        </table:table-row>
      </table:table>
      <text:h text:style-name="P25" text:outline-level="2"><text:bookmark text:name="__RefHeading__2200_2114490374"/>GetDataProviderList<text:bookmark-end text:name="__RefHeading__2200_2114490374"/></text:h>
      <text:p text:style-name="Text_20_body">Returns a list of objects that contain information about the external data providers that are currently used by the system.</text:p>
      <text:h text:style-name="Heading_20_3" text:outline-level="3"><text:bookmark text:name="__RefHeading__1913_15412831101111111"/>Signature<text:bookmark-end text:name="__RefHeading__1913_15412831101111111"/></text:h>
      <text:p text:style-name="P7">BasicOutputTypeOfArrayOfDataProviderType GetDataProviderList()</text:p>
      <text:h text:style-name="Heading_20_3" text:outline-level="3"><text:bookmark text:name="__RefHeading__1478_15412831101111111111"/>Parameters<text:bookmark-end text:name="__RefHeading__1478_15412831101111111111"/></text:h>
      <text:p text:style-name="Text_20_body">N/A</text:p>
      <text:h text:style-name="Heading_20_3" text:outline-level="3"><text:bookmark text:name="__RefHeading__1480_15412831101111111111"/>Return value components<text:bookmark-end text:name="__RefHeading__1480_15412831101111111111"/></text:h>
      <table:table table:name="Table37" table:style-name="Table37">
        <table:table-column table:style-name="Table37.A"/>
        <table:table-column table:style-name="Table37.B"/>
        <table:table-header-rows>
          <table:table-row>
            <table:table-cell table:style-name="Table37.A1" office:value-type="string">
              <text:p text:style-name="Table_20_Heading">Name</text:p>
            </table:table-cell>
            <table:table-cell table:style-name="Table37.B1" office:value-type="string">
              <text:p text:style-name="Table_20_Heading">Description</text:p>
            </table:table-cell>
          </table:table-row>
        </table:table-header-rows>
        <table:table-row>
          <table:table-cell table:style-name="Table37.A2" office:value-type="string">
            <text:p text:style-name="Table_20_Contents">Item</text:p>
          </table:table-cell>
          <table:table-cell table:style-name="Table37.B2" office:value-type="string">
            <text:p text:style-name="P8">Array of DataProviderType, sensitive information will be null.</text:p>
          </table:table-cell>
        </table:table-row>
      </table:table>
      <text:h text:style-name="Heading_20_3" text:outline-level="3"><text:bookmark text:name="__RefHeading__1524_15412831101111111111"/>Review<text:bookmark-end text:name="__RefHeading__1524_15412831101111111111"/></text:h>
      <table:table table:name="Table38" table:style-name="Table38">
        <table:table-column table:style-name="Table38.A"/>
        <table:table-column table:style-name="Table38.B"/>
        <table:table-header-rows>
          <table:table-row>
            <table:table-cell table:style-name="Table38.A1" office:value-type="string">
              <text:p text:style-name="Table_20_Heading">Date</text:p>
            </table:table-cell>
            <table:table-cell table:style-name="Table38.B1" office:value-type="string">
              <text:p text:style-name="Table_20_Heading">Description</text:p>
            </table:table-cell>
          </table:table-row>
        </table:table-header-rows>
        <table:table-row>
          <table:table-cell table:style-name="Table38.A2" office:value-type="string">
            <text:p text:style-name="Table_20_Contents">2011-03-06</text:p>
          </table:table-cell>
          <table:table-cell table:style-name="Table38.B2" office:value-type="string">
            <text:p text:style-name="Table_20_Contents">CPR Broker PART release</text:p>
          </table:table-cell>
        </table:table-row>
      </table:table>
      <text:h text:style-name="P25" text:outline-level="2"><text:bookmark text:name="__RefHeading__2202_2114490374"/>SetDataProviderList<text:bookmark-end text:name="__RefHeading__2202_2114490374"/></text:h>
      <text:p text:style-name="Text_20_body">Sets the list of data providers that are used by the service,e.g., DPR, KMD &amp; PersonMaster. This method will overwrite all data providers currently registered in the system.</text:p>
      <text:h text:style-name="Heading_20_3" text:outline-level="3"><text:bookmark text:name="__RefHeading__1913_154128311011111111"/>Signature<text:bookmark-end text:name="__RefHeading__1913_154128311011111111"/></text:h>
      <text:p text:style-name="P7">BasicOutputTypeOfBoolean SetDataProviderList(DataProviderType[] dataProviders)</text:p>
      <text:h text:style-name="Heading_20_3" text:outline-level="3"><text:bookmark text:name="__RefHeading__1478_154128311011111111111"/><text:soft-page-break/>Parameters<text:bookmark-end text:name="__RefHeading__1478_154128311011111111111"/></text:h>
      <table:table table:name="Table40" table:style-name="Table40">
        <table:table-column table:style-name="Table40.A"/>
        <table:table-column table:style-name="Table40.B"/>
        <table:table-header-rows>
          <table:table-row>
            <table:table-cell table:style-name="Table40.A1" office:value-type="string">
              <text:p text:style-name="Table_20_Heading">Parameter</text:p>
            </table:table-cell>
            <table:table-cell table:style-name="Table40.B1" office:value-type="string">
              <text:p text:style-name="Table_20_Heading">Description</text:p>
            </table:table-cell>
          </table:table-row>
        </table:table-header-rows>
        <table:table-row>
          <table:table-cell table:style-name="Table40.A2" office:value-type="string">
            <text:p text:style-name="Table_20_Contents"><text:span text:style-name="T7">DataProviders</text:span> </text:p>
          </table:table-cell>
          <table:table-cell table:style-name="Table40.B2" office:value-type="string">
            <text:p text:style-name="P2">Array of data providers that the system should use. Existing list will be overwritten with this new list.</text:p>
          </table:table-cell>
        </table:table-row>
      </table:table>
      <text:h text:style-name="Heading_20_3" text:outline-level="3"><text:bookmark text:name="__RefHeading__1480_154128311011111111111"/>Return value components<text:bookmark-end text:name="__RefHeading__1480_154128311011111111111"/></text:h>
      <table:table table:name="Table36" table:style-name="Table36">
        <table:table-column table:style-name="Table36.A"/>
        <table:table-column table:style-name="Table36.B"/>
        <table:table-header-rows>
          <table:table-row>
            <table:table-cell table:style-name="Table36.A1" office:value-type="string">
              <text:p text:style-name="Table_20_Heading">Name</text:p>
            </table:table-cell>
            <table:table-cell table:style-name="Table36.B1" office:value-type="string">
              <text:p text:style-name="Table_20_Heading">Description</text:p>
            </table:table-cell>
          </table:table-row>
        </table:table-header-rows>
        <table:table-row>
          <table:table-cell table:style-name="Table36.A2" office:value-type="string">
            <text:p text:style-name="Table_20_Contents">Item</text:p>
          </table:table-cell>
          <table:table-cell table:style-name="Table36.B2" office:value-type="string">
            <text:p text:style-name="P8">Boolean specifying whether the operation has succeeded.</text:p>
          </table:table-cell>
        </table:table-row>
      </table:table>
      <text:h text:style-name="Heading_20_3" text:outline-level="3"><text:bookmark text:name="__RefHeading__1524_154128311011111111111"/>Review<text:bookmark-end text:name="__RefHeading__1524_154128311011111111111"/></text:h>
      <table:table table:name="Table39" table:style-name="Table39">
        <table:table-column table:style-name="Table39.A"/>
        <table:table-column table:style-name="Table39.B"/>
        <table:table-header-rows>
          <table:table-row>
            <table:table-cell table:style-name="Table39.A1" office:value-type="string">
              <text:p text:style-name="Table_20_Heading">Date</text:p>
            </table:table-cell>
            <table:table-cell table:style-name="Table39.B1" office:value-type="string">
              <text:p text:style-name="Table_20_Heading">Description</text:p>
            </table:table-cell>
          </table:table-row>
        </table:table-header-rows>
        <table:table-row>
          <table:table-cell table:style-name="Table39.A2" office:value-type="string">
            <text:p text:style-name="Table_20_Contents">2011-03-06</text:p>
          </table:table-cell>
          <table:table-cell table:style-name="Table39.B2" office:value-type="string">
            <text:p text:style-name="Table_20_Contents">CPR Broker PART release</text:p>
          </table:table-cell>
        </table:table-row>
      </table:table>
      <text:h text:style-name="P24" text:outline-level="2"><text:bookmark text:name="__RefHeading__2204_2114490374"/>Log<text:bookmark-end text:name="__RefHeading__2204_2114490374"/></text:h>
      <text:p text:style-name="P3">Writes a text string to the system's log. The text will be logged as type 'Information'.</text:p>
      <text:h text:style-name="Heading_20_3" text:outline-level="3"><text:bookmark text:name="__RefHeading__1913_1541283110111111111"/>Signature<text:bookmark-end text:name="__RefHeading__1913_1541283110111111111"/></text:h>
      <text:p text:style-name="P7">BasicOutputTypeOfBoolean Log(string Text)</text:p>
      <text:h text:style-name="Heading_20_3" text:outline-level="3"><text:bookmark text:name="__RefHeading__1478_1541283110111111111111"/>Parameters<text:bookmark-end text:name="__RefHeading__1478_1541283110111111111111"/></text:h>
      <table:table table:name="Table41" table:style-name="Table41">
        <table:table-column table:style-name="Table41.A"/>
        <table:table-column table:style-name="Table41.B"/>
        <table:table-header-rows>
          <table:table-row>
            <table:table-cell table:style-name="Table41.A1" office:value-type="string">
              <text:p text:style-name="Table_20_Heading">Parameter</text:p>
            </table:table-cell>
            <table:table-cell table:style-name="Table41.B1" office:value-type="string">
              <text:p text:style-name="Table_20_Heading">Description</text:p>
            </table:table-cell>
          </table:table-row>
        </table:table-header-rows>
        <table:table-row>
          <table:table-cell table:style-name="Table41.A2" office:value-type="string">
            <text:p text:style-name="Table_20_Contents">Text </text:p>
          </table:table-cell>
          <table:table-cell table:style-name="Table41.B2" office:value-type="string">
            <text:p text:style-name="P2">The text value to be logged.</text:p>
          </table:table-cell>
        </table:table-row>
      </table:table>
      <text:h text:style-name="Heading_20_3" text:outline-level="3"><text:bookmark text:name="__RefHeading__1480_1541283110111111111111"/>Return value components<text:bookmark-end text:name="__RefHeading__1480_1541283110111111111111"/></text:h>
      <table:table table:name="Table42" table:style-name="Table42">
        <table:table-column table:style-name="Table42.A"/>
        <table:table-column table:style-name="Table42.B"/>
        <table:table-header-rows>
          <table:table-row>
            <table:table-cell table:style-name="Table42.A1" office:value-type="string">
              <text:p text:style-name="Table_20_Heading">Name</text:p>
            </table:table-cell>
            <table:table-cell table:style-name="Table42.B1" office:value-type="string">
              <text:p text:style-name="Table_20_Heading">Description</text:p>
            </table:table-cell>
          </table:table-row>
        </table:table-header-rows>
        <table:table-row>
          <table:table-cell table:style-name="Table42.A2" office:value-type="string">
            <text:p text:style-name="Table_20_Contents">Item</text:p>
          </table:table-cell>
          <table:table-cell table:style-name="Table42.B2" office:value-type="string">
            <text:p text:style-name="P8">Boolean specifying whether the operation has succeeded.</text:p>
          </table:table-cell>
        </table:table-row>
      </table:table>
      <text:h text:style-name="Heading_20_3" text:outline-level="3"><text:bookmark text:name="__RefHeading__1524_1541283110111111111111"/>Review<text:bookmark-end text:name="__RefHeading__1524_1541283110111111111111"/></text:h>
      <table:table table:name="Table43" table:style-name="Table43">
        <table:table-column table:style-name="Table43.A"/>
        <table:table-column table:style-name="Table43.B"/>
        <table:table-header-rows>
          <table:table-row>
            <table:table-cell table:style-name="Table43.A1" office:value-type="string">
              <text:p text:style-name="Table_20_Heading">Date</text:p>
            </table:table-cell>
            <table:table-cell table:style-name="Table43.B1" office:value-type="string">
              <text:p text:style-name="Table_20_Heading">Description</text:p>
            </table:table-cell>
          </table:table-row>
        </table:table-header-rows>
        <table:table-row>
          <table:table-cell table:style-name="Table43.A2" office:value-type="string">
            <text:p text:style-name="Table_20_Contents">2011-03-06</text:p>
          </table:table-cell>
          <table:table-cell table:style-name="Table43.B2" office:value-type="string">
            <text:p text:style-name="Table_20_Contents">CPR Broker PART release</text:p>
          </table:table-cell>
        </table:table-row>
      </table:table>
      <text:p text:style-name="Text_20_body"/>
      <text:h text:style-name="Heading_20_1" text:outline-level="1"><text:bookmark text:name="__RefHeading__2925_512965245"/>Subscription Service<text:bookmark-end text:name="__RefHeading__2925_512965245"/></text:h>
      <text:p text:style-name="Text_20_body">This service is part of Event Broker. It allows client applications to subscribe to data events. Client applications send information on how they want to be notified of the event. This can be via a web service call or a new XML file placed at a certain directory.</text:p>
      <text:h text:style-name="Heading_20_2" text:outline-level="2"><text:bookmark text:name="__RefHeading__2927_512965245"/>General rules for all subscriptions<text:bookmark-end text:name="__RefHeading__2927_512965245"/></text:h>
      <text:h text:style-name="Heading_20_3" text:outline-level="3"><text:bookmark text:name="__RefHeading__2929_512965245"/>Isolation<text:bookmark-end text:name="__RefHeading__2929_512965245"/></text:h>
      <text:list xml:id="list31673933" text:style-name="L3">
        <text:list-item>
          <text:p text:style-name="P19">An application can only view/delete its own subscriptions.</text:p>
        </text:list-item>
        <text:list-item>
          <text:p text:style-name="P19">If a subscription is deleted, all its notification history is also deleted. This does not apply to the log written into CPR Broker.</text:p>
        </text:list-item>
      </text:list>
      <text:h text:style-name="Heading_20_3" text:outline-level="3"><text:bookmark text:name="__RefHeading__2931_512965245"/>Notification channels<text:bookmark-end text:name="__RefHeading__2931_512965245"/></text:h>
      <text:p text:style-name="Text_20_body">The calling application must pass a valid channel object when calling <text:bookmark-ref text:reference-format="text" text:ref-name="__RefHeading__2572_512965245">Subscribe</text:bookmark-ref>or <text:bookmark-ref text:reference-format="text" text:ref-name="__RefHeading__2570_512965245">SubscribeOnBirthdate</text:bookmark-ref>. The channel is first verified and an error is returned if it is unreachable.</text:p>
      <text:p text:style-name="Text_20_body">If <text:span text:style-name="T7">WebServiceChannelType</text:span> is used, <text:span text:style-name="T6">the property </text:span><text:span text:style-name="T7">WebServiceUrl</text:span><text:span text:style-name="T6"> has to be filled with the URL of a web service that implements the WSDL at :</text:span></text:p>
      <text:p text:style-name="P7">http://[eventBrokerUrl]/Templates/Notification.wsdl.</text:p>
      <text:p text:style-name="Text_20_body"><text:span text:style-name="T6">If </text:span><text:span text:style-name="T7">FileShareChannelType</text:span><text:span text:style-name="T6"> is used, then its Path property must contain a valid UNC path to a folder at which notification files will be put. These files are simply XML files with the necessary information about the notification.</text:span></text:p>
      <text:p text:style-name="Text_20_body"><text:span text:style-name="T6">A notification is sent as an object of type </text:span><text:span text:style-name="T7">CommonEventStructureType</text:span><text:span text:style-name="T6">. It contains the following fields:</text:span></text:p>
      <table:table table:name="Table56" table:style-name="Table56">
        <table:table-column table:style-name="Table56.A"/>
        <table:table-column table:style-name="Table56.B"/>
        <table:table-header-rows>
          <table:table-row>
            <table:table-cell table:style-name="Table56.A1" office:value-type="string">
              <text:p text:style-name="Table_20_Heading">Name</text:p>
            </table:table-cell>
            <table:table-cell table:style-name="Table56.B1" office:value-type="string">
              <text:p text:style-name="Table_20_Heading">Description</text:p>
            </table:table-cell>
          </table:table-row>
        </table:table-header-rows>
        <table:table-row>
          <table:table-cell table:style-name="Table56.A2" office:value-type="string">
            <text:p text:style-name="P9">EventInfoStructure/EventIdentifier</text:p>
          </table:table-cell>
          <table:table-cell table:style-name="Table56.B2" office:value-type="string">
            <text:p text:style-name="Table_20_Contents">UUID of the event, generated by <text:span text:style-name="T7">EventBroker</text:span></text:p>
          </table:table-cell>
        </table:table-row>
        <table:table-row>
          <table:table-cell table:style-name="Table56.A2" office:value-type="string">
            <text:p text:style-name="P9">EventInfoStructure/EventObjectStructure/EventObjectReference</text:p>
          </table:table-cell>
          <table:table-cell table:style-name="Table56.B2" office:value-type="string">
            <text:p text:style-name="Table_20_Contents">UUID of the person of interest.</text:p>
          </table:table-cell>
        </table:table-row>
        <table:table-row>
          <table:table-cell table:style-name="Table56.A2" office:value-type="string">
            <text:p text:style-name="P9">EventInfoStructure/EventRegistrationDateTime</text:p>
          </table:table-cell>
          <table:table-cell table:style-name="Table56.B2" office:value-type="string">
            <text:p text:style-name="Table_20_Contents">Date and time at which the event was fired.</text:p>
          </table:table-cell>
        </table:table-row>
        <table:table-row>
          <table:table-cell table:style-name="Table56.A2" office:value-type="string">
            <text:p text:style-name="P9">EventSubscriptionReference</text:p>
          </table:table-cell>
          <table:table-cell table:style-name="Table56.B2" office:value-type="string">
            <text:p text:style-name="Table_20_Contents">UUID of the subscription object that fired the event.</text:p>
          </table:table-cell>
        </table:table-row>
      </table:table>
      <text:p text:style-name="P6"/>
      <text:h text:style-name="P24" text:outline-level="2"><text:bookmark text:name="__RefHeading__2572_512965245"/>Subscribe<text:bookmark-end text:name="__RefHeading__2572_512965245"/></text:h>
      <text:p text:style-name="P3">Allows a client business application to be notified when there is a change in one or more person's data.</text:p>
      <text:h text:style-name="Heading_20_3" text:outline-level="3"><text:bookmark text:name="__RefHeading__1913_15412831101111111111"/>Signature<text:bookmark-end text:name="__RefHeading__1913_15412831101111111111"/></text:h>
      <text:p text:style-name="P7">BasicOutputTypeOfChangeSubscriptionType Subscribe(ChannelBaseType <text:soft-page-break/>NotificationChannel, Guid[] personUuids)</text:p>
      <text:h text:style-name="Heading_20_3" text:outline-level="3"><text:bookmark text:name="__RefHeading__1478_15412831101111111111111"/>Parameters<text:bookmark-end text:name="__RefHeading__1478_15412831101111111111111"/></text:h>
      <table:table table:name="Table44" table:style-name="Table44">
        <table:table-column table:style-name="Table44.A"/>
        <table:table-column table:style-name="Table44.B"/>
        <table:table-header-rows>
          <table:table-row>
            <table:table-cell table:style-name="Table44.A1" office:value-type="string">
              <text:p text:style-name="Table_20_Heading">Parameter</text:p>
            </table:table-cell>
            <table:table-cell table:style-name="Table44.B1" office:value-type="string">
              <text:p text:style-name="Table_20_Heading">Description</text:p>
            </table:table-cell>
          </table:table-row>
        </table:table-header-rows>
        <table:table-row>
          <table:table-cell table:style-name="Table44.A2" office:value-type="string">
            <text:p text:style-name="P9">NotificationChannel</text:p>
          </table:table-cell>
          <table:table-cell table:style-name="Table44.B2" office:value-type="string">
            <text:p text:style-name="P8">Channel to send notification through it (Web service, FileShare...) .</text:p>
          </table:table-cell>
        </table:table-row>
        <table:table-row>
          <table:table-cell table:style-name="Table44.A2" office:value-type="string">
            <text:p text:style-name="P9">personUuids</text:p>
          </table:table-cell>
          <table:table-cell table:style-name="Table44.B2" office:value-type="string">
            <text:p text:style-name="P8">Array of persons UUIDs that you want to subscribe their events. Null for all persons.</text:p>
          </table:table-cell>
        </table:table-row>
      </table:table>
      <text:h text:style-name="Heading_20_3" text:outline-level="3"><text:bookmark text:name="__RefHeading__1480_15412831101111111111111"/>Return value components<text:bookmark-end text:name="__RefHeading__1480_15412831101111111111111"/></text:h>
      <table:table table:name="Table45" table:style-name="Table45">
        <table:table-column table:style-name="Table45.A"/>
        <table:table-column table:style-name="Table45.B"/>
        <table:table-header-rows>
          <table:table-row>
            <table:table-cell table:style-name="Table45.A1" office:value-type="string">
              <text:p text:style-name="Table_20_Heading">Name</text:p>
            </table:table-cell>
            <table:table-cell table:style-name="Table45.B1" office:value-type="string">
              <text:p text:style-name="Table_20_Heading">Description</text:p>
            </table:table-cell>
          </table:table-row>
        </table:table-header-rows>
        <table:table-row>
          <table:table-cell table:style-name="Table45.A2" office:value-type="string">
            <text:p text:style-name="Table_20_Contents">Item</text:p>
          </table:table-cell>
          <table:table-cell table:style-name="Table45.B2" office:value-type="string">
            <text:p text:style-name="P8">An object of type ChangeSubscriptionType that represents the newly created subscription object.</text:p>
          </table:table-cell>
        </table:table-row>
      </table:table>
      <text:h text:style-name="Heading_20_3" text:outline-level="3"><text:bookmark text:name="__RefHeading__1524_15412831101111111111111"/>Review<text:bookmark-end text:name="__RefHeading__1524_15412831101111111111111"/></text:h>
      <table:table table:name="Tabel1" table:style-name="Tabel1">
        <table:table-column table:style-name="Tabel1.A"/>
        <table:table-column table:style-name="Tabel1.B"/>
        <table:table-header-rows>
          <table:table-row>
            <table:table-cell table:style-name="Tabel1.A1" office:value-type="string">
              <text:p text:style-name="Table_20_Heading">Date</text:p>
            </table:table-cell>
            <table:table-cell table:style-name="Tabel1.B1" office:value-type="string">
              <text:p text:style-name="Table_20_Heading">Description</text:p>
            </table:table-cell>
          </table:table-row>
        </table:table-header-rows>
        <table:table-row>
          <table:table-cell table:style-name="Tabel1.A2" office:value-type="string">
            <text:p text:style-name="Table_20_Contents">2011-03-06</text:p>
          </table:table-cell>
          <table:table-cell table:style-name="Tabel1.B2" office:value-type="string">
            <text:p text:style-name="Table_20_Contents">CPR Broker PART release</text:p>
          </table:table-cell>
        </table:table-row>
      </table:table>
      <text:p text:style-name="Text_20_body"/>
      <text:h text:style-name="P24" text:outline-level="2"><text:bookmark text:name="__RefHeading__2933_512965245"/>Unsubscribe<text:bookmark-end text:name="__RefHeading__2933_512965245"/></text:h>
      <text:p text:style-name="P3">Removes a subscription. The subscription can not be used any further, and will be deleted with all its notification history.</text:p>
      <text:h text:style-name="Heading_20_3" text:outline-level="3"><text:bookmark text:name="__RefHeading__1913_154128311011111111111"/>Signature<text:bookmark-end text:name="__RefHeading__1913_154128311011111111111"/></text:h>
      <text:p text:style-name="P4">BasicOutputTypeOfBoolean Unsubscribe(Guid SubscriptionId)</text:p>
      <text:h text:style-name="Heading_20_3" text:outline-level="3"><text:bookmark text:name="__RefHeading__1478_154128311011111111111111"/>Parameters<text:bookmark-end text:name="__RefHeading__1478_154128311011111111111111"/></text:h>
      <table:table table:name="Table47" table:style-name="Table47">
        <table:table-column table:style-name="Table47.A"/>
        <table:table-column table:style-name="Table47.B"/>
        <table:table-header-rows>
          <table:table-row>
            <table:table-cell table:style-name="Table47.A1" office:value-type="string">
              <text:p text:style-name="Table_20_Heading">Parameter</text:p>
            </table:table-cell>
            <table:table-cell table:style-name="Table47.B1" office:value-type="string">
              <text:p text:style-name="Table_20_Heading">Description</text:p>
            </table:table-cell>
          </table:table-row>
        </table:table-header-rows>
        <table:table-row>
          <table:table-cell table:style-name="Table47.A2" office:value-type="string">
            <text:p text:style-name="P9">SubscriptionId</text:p>
          </table:table-cell>
          <table:table-cell table:style-name="Table47.B2" office:value-type="string">
            <text:p text:style-name="P8">The UUID of the subscription to be removed.</text:p>
          </table:table-cell>
        </table:table-row>
      </table:table>
      <text:h text:style-name="Heading_20_3" text:outline-level="3"><text:bookmark text:name="__RefHeading__1480_154128311011111111111111"/>Return value components<text:bookmark-end text:name="__RefHeading__1480_154128311011111111111111"/></text:h>
      <table:table table:name="Table48" table:style-name="Table48">
        <table:table-column table:style-name="Table48.A"/>
        <table:table-column table:style-name="Table48.B"/>
        <table:table-header-rows>
          <table:table-row>
            <table:table-cell table:style-name="Table48.A1" office:value-type="string">
              <text:p text:style-name="Table_20_Heading">Name</text:p>
            </table:table-cell>
            <table:table-cell table:style-name="Table48.B1" office:value-type="string">
              <text:p text:style-name="Table_20_Heading">Description</text:p>
            </table:table-cell>
          </table:table-row>
        </table:table-header-rows>
        <table:table-row>
          <table:table-cell table:style-name="Table48.A2" office:value-type="string">
            <text:p text:style-name="Table_20_Contents">Item</text:p>
          </table:table-cell>
          <table:table-cell table:style-name="Table48.B2" office:value-type="string">
            <text:p text:style-name="P8">A boolean value that represents whether the operation has succeeded.</text:p>
          </table:table-cell>
        </table:table-row>
      </table:table>
      <text:h text:style-name="Heading_20_3" text:outline-level="3"><text:bookmark text:name="__RefHeading__1524_154128311011111111111111"/>Review<text:bookmark-end text:name="__RefHeading__1524_154128311011111111111111"/></text:h>
      <table:table table:name="Table49" table:style-name="Table49">
        <table:table-column table:style-name="Table49.A"/>
        <table:table-column table:style-name="Table49.B"/>
        <table:table-header-rows>
          <table:table-row>
            <table:table-cell table:style-name="Table49.A1" office:value-type="string">
              <text:p text:style-name="Table_20_Heading">Date</text:p>
            </table:table-cell>
            <table:table-cell table:style-name="Table49.B1" office:value-type="string">
              <text:p text:style-name="Table_20_Heading">Description</text:p>
            </table:table-cell>
          </table:table-row>
        </table:table-header-rows>
        <table:table-row>
          <table:table-cell table:style-name="Table49.A2" office:value-type="string">
            <text:p text:style-name="Table_20_Contents">2011-03-06</text:p>
          </table:table-cell>
          <table:table-cell table:style-name="Table49.B2" office:value-type="string">
            <text:p text:style-name="Table_20_Contents">CPR Broker PART release</text:p>
          </table:table-cell>
        </table:table-row>
      </table:table>
      <text:h text:style-name="P25" text:outline-level="2"><text:bookmark text:name="__RefHeading__2570_512965245"/><text:soft-page-break/>SubscribeOnBirthdate<text:bookmark-end text:name="__RefHeading__2570_512965245"/></text:h>
      <text:p text:style-name="P3">Subscribes to extended birthday events. In case the business application needs to send a message to a citizen 3 weeks before the 65<text:span text:style-name="T9">th</text:span> <text:s/>birthday (retirement), the user can subscribe to this event 65 birthday minus 3 weeks. This subscription can be created for all persons or for a specific list of persons.</text:p>
      <text:h text:style-name="Heading_20_3" text:outline-level="3"><text:bookmark text:name="__RefHeading__1913_1541283110111111111111"/>Signature<text:bookmark-end text:name="__RefHeading__1913_1541283110111111111111"/></text:h>
      <text:p text:style-name="P4">BasicOutputTypeOfBirthdateSubscriptionType SubscribeOnBirthdate(ChannelBaseType NotificationChannel, Nullable&lt;int&gt; Years, int PriorDays, Guid[] personUuids)</text:p>
      <text:h text:style-name="Heading_20_3" text:outline-level="3"><text:bookmark text:name="__RefHeading__1478_1541283110111111111111111"/>Parameters<text:bookmark-end text:name="__RefHeading__1478_1541283110111111111111111"/></text:h>
      <table:table table:name="Table50" table:style-name="Table50">
        <table:table-column table:style-name="Table50.A"/>
        <table:table-column table:style-name="Table50.B"/>
        <table:table-header-rows>
          <table:table-row>
            <table:table-cell table:style-name="Table50.A1" office:value-type="string">
              <text:p text:style-name="Table_20_Heading">Parameter</text:p>
            </table:table-cell>
            <table:table-cell table:style-name="Table50.B1" office:value-type="string">
              <text:p text:style-name="Table_20_Heading">Description</text:p>
            </table:table-cell>
          </table:table-row>
        </table:table-header-rows>
        <table:table-row>
          <table:table-cell table:style-name="Table50.A2" office:value-type="string">
            <text:p text:style-name="P9">NotificationChannel</text:p>
          </table:table-cell>
          <table:table-cell table:style-name="Table50.B2" office:value-type="string">
            <text:p text:style-name="P8">Channel to send notification through it (Web service, FileShare...) .</text:p>
          </table:table-cell>
        </table:table-row>
        <table:table-row>
          <table:table-cell table:style-name="Table50.A2" office:value-type="string">
            <text:p text:style-name="P9">Years</text:p>
          </table:table-cell>
          <table:table-cell table:style-name="Table50.B2" office:value-type="string">
            <text:p text:style-name="P8">Age of the person (in years) at which the notification should be fired. Null for every year.</text:p>
          </table:table-cell>
        </table:table-row>
        <table:table-row>
          <table:table-cell table:style-name="Table50.A2" office:value-type="string">
            <text:p text:style-name="P9">PriorDays</text:p>
          </table:table-cell>
          <table:table-cell table:style-name="Table50.B2" office:value-type="string">
            <text:p text:style-name="P8">The period before the actual birthdate event (in days) at which the notification should be fired.</text:p>
          </table:table-cell>
        </table:table-row>
        <table:table-row>
          <table:table-cell table:style-name="Table50.A2" office:value-type="string">
            <text:p text:style-name="P9">personUuids</text:p>
          </table:table-cell>
          <table:table-cell table:style-name="Table50.B2" office:value-type="string">
            <text:p text:style-name="P8">Array of persons uuids that you want to subscribe the their events. Null for all persons.</text:p>
          </table:table-cell>
        </table:table-row>
      </table:table>
      <text:h text:style-name="Heading_20_3" text:outline-level="3"><text:bookmark text:name="__RefHeading__1480_1541283110111111111111111"/>Return value components<text:bookmark-end text:name="__RefHeading__1480_1541283110111111111111111"/></text:h>
      <table:table table:name="Table51" table:style-name="Table51">
        <table:table-column table:style-name="Table51.A"/>
        <table:table-column table:style-name="Table51.B"/>
        <table:table-header-rows>
          <table:table-row>
            <table:table-cell table:style-name="Table51.A1" office:value-type="string">
              <text:p text:style-name="Table_20_Heading">Name</text:p>
            </table:table-cell>
            <table:table-cell table:style-name="Table51.B1" office:value-type="string">
              <text:p text:style-name="Table_20_Heading">Description</text:p>
            </table:table-cell>
          </table:table-row>
        </table:table-header-rows>
        <table:table-row>
          <table:table-cell table:style-name="Table51.A2" office:value-type="string">
            <text:p text:style-name="Table_20_Contents">Item</text:p>
          </table:table-cell>
          <table:table-cell table:style-name="Table51.B2" office:value-type="string">
            <text:p text:style-name="P8">An object of type BirthdateSubscriptionType that represents the created subscription object.</text:p>
          </table:table-cell>
        </table:table-row>
      </table:table>
      <text:h text:style-name="Heading_20_3" text:outline-level="3"><text:bookmark text:name="__RefHeading__1524_1541283110111111111111111"/>Review<text:bookmark-end text:name="__RefHeading__1524_1541283110111111111111111"/></text:h>
      <table:table table:name="Table52" table:style-name="Table52">
        <table:table-column table:style-name="Table52.A"/>
        <table:table-column table:style-name="Table52.B"/>
        <table:table-header-rows>
          <table:table-row>
            <table:table-cell table:style-name="Table52.A1" office:value-type="string">
              <text:p text:style-name="Table_20_Heading">Date</text:p>
            </table:table-cell>
            <table:table-cell table:style-name="Table52.B1" office:value-type="string">
              <text:p text:style-name="Table_20_Heading">Description</text:p>
            </table:table-cell>
          </table:table-row>
        </table:table-header-rows>
        <table:table-row>
          <table:table-cell table:style-name="Table52.A2" office:value-type="string">
            <text:p text:style-name="Table_20_Contents">2011-03-06</text:p>
          </table:table-cell>
          <table:table-cell table:style-name="Table52.B2" office:value-type="string">
            <text:p text:style-name="Table_20_Contents">CPR Broker PART release</text:p>
          </table:table-cell>
        </table:table-row>
      </table:table>
      <text:p text:style-name="Text_20_body"/>
      <text:h text:style-name="P25" text:outline-level="2"><text:bookmark text:name="__RefHeading__2935_512965245"/>RemoveBirthDateSubscriptions<text:bookmark-end text:name="__RefHeading__2935_512965245"/></text:h>
      <text:p text:style-name="P3">Removes one extended subscription for a user application.</text:p>
      <text:h text:style-name="Heading_20_3" text:outline-level="3"><text:bookmark text:name="__RefHeading__1913_1541283110111111111112"/>Signature<text:bookmark-end text:name="__RefHeading__1913_1541283110111111111112"/></text:h>
      <text:p text:style-name="P4">BasicOutputTypeOfBoolean RemoveBirthDateSubscription(Guid SubscriptionId)</text:p>
      <text:h text:style-name="Heading_20_3" text:outline-level="3"><text:bookmark text:name="__RefHeading__1478_1541283110111111111111112"/>Parameters<text:bookmark-end text:name="__RefHeading__1478_1541283110111111111111112"/></text:h>
      <table:table table:name="Table53" table:style-name="Table53">
        <table:table-column table:style-name="Table53.A"/>
        <table:table-column table:style-name="Table53.B"/>
        <table:table-header-rows>
          <table:table-row>
            <table:table-cell table:style-name="Table53.A1" office:value-type="string">
              <text:p text:style-name="Table_20_Heading">Parameter</text:p>
            </table:table-cell>
            <table:table-cell table:style-name="Table53.B1" office:value-type="string">
              <text:p text:style-name="Table_20_Heading">Description</text:p>
            </table:table-cell>
          </table:table-row>
        </table:table-header-rows>
        <table:table-row>
          <table:table-cell table:style-name="Table53.A2" office:value-type="string">
            <text:p text:style-name="P9">Criteria</text:p>
          </table:table-cell>
          <table:table-cell table:style-name="Table53.B2" office:value-type="string">
            <text:p text:style-name="P8">A SoegObjectType object representing the criterion.</text:p>
          </table:table-cell>
        </table:table-row>
      </table:table>
      <text:h text:style-name="Heading_20_3" text:outline-level="3"><text:bookmark text:name="__RefHeading__1480_1541283110111111111111112"/><text:soft-page-break/>Return value components<text:bookmark-end text:name="__RefHeading__1480_1541283110111111111111112"/></text:h>
      <table:table table:name="Table54" table:style-name="Table54">
        <table:table-column table:style-name="Table54.A"/>
        <table:table-column table:style-name="Table54.B"/>
        <table:table-header-rows>
          <table:table-row>
            <table:table-cell table:style-name="Table54.A1" office:value-type="string">
              <text:p text:style-name="Table_20_Heading">Name</text:p>
            </table:table-cell>
            <table:table-cell table:style-name="Table54.B1" office:value-type="string">
              <text:p text:style-name="Table_20_Heading">Description</text:p>
            </table:table-cell>
          </table:table-row>
        </table:table-header-rows>
        <table:table-row>
          <table:table-cell table:style-name="Table54.A2" office:value-type="string">
            <text:p text:style-name="Table_20_Contents">Item</text:p>
          </table:table-cell>
          <table:table-cell table:style-name="Table54.B2" office:value-type="string">
            <text:p text:style-name="P8">A boolean value that represents whether the operation has succeeded.</text:p>
          </table:table-cell>
        </table:table-row>
      </table:table>
      <text:h text:style-name="Heading_20_3" text:outline-level="3"><text:bookmark text:name="__RefHeading__1524_1541283110111111111111112"/>Review<text:bookmark-end text:name="__RefHeading__1524_1541283110111111111111112"/></text:h>
      <table:table table:name="Table55" table:style-name="Table55">
        <table:table-column table:style-name="Table55.A"/>
        <table:table-column table:style-name="Table55.B"/>
        <table:table-header-rows>
          <table:table-row>
            <table:table-cell table:style-name="Table55.A1" office:value-type="string">
              <text:p text:style-name="Table_20_Heading">Date</text:p>
            </table:table-cell>
            <table:table-cell table:style-name="Table55.B1" office:value-type="string">
              <text:p text:style-name="Table_20_Heading">Description</text:p>
            </table:table-cell>
          </table:table-row>
        </table:table-header-rows>
        <table:table-row>
          <table:table-cell table:style-name="Table55.A2" office:value-type="string">
            <text:p text:style-name="Table_20_Contents">2011-03-06</text:p>
          </table:table-cell>
          <table:table-cell table:style-name="Table55.B2" office:value-type="string">
            <text:p text:style-name="Table_20_Contents">CPR Broker PART release</text:p>
          </table:table-cell>
        </table:table-row>
      </table:table>
      <text:p text:style-name="Text_20_body"/>
      <text:h text:style-name="P26" text:outline-level="2"><text:bookmark text:name="__RefHeading__2937_512965245"/>GetActiveSubscriptionsList<text:bookmark-end text:name="__RefHeading__2937_512965245"/></text:h>
      <text:p text:style-name="P3">Removes one extended subscription for a user application.</text:p>
      <text:h text:style-name="Heading_20_3" text:outline-level="3"><text:bookmark text:name="__RefHeading__1913_15412831101111111111121"/>Signature<text:bookmark-end text:name="__RefHeading__1913_15412831101111111111121"/></text:h>
      <text:p text:style-name="P4">BasicOutputTypeOfArrayOfSubscriptionType GetActiveSubsciptionsList()</text:p>
      <text:h text:style-name="Heading_20_3" text:outline-level="3"><text:bookmark text:name="__RefHeading__1478_15412831101111111111111121"/>Parameters<text:bookmark-end text:name="__RefHeading__1478_15412831101111111111111121"/></text:h>
      <text:p text:style-name="Text_20_body">N/A</text:p>
      <text:h text:style-name="Heading_20_3" text:outline-level="3"><text:bookmark text:name="__RefHeading__1480_15412831101111111111111121"/>Return value components<text:bookmark-end text:name="__RefHeading__1480_15412831101111111111111121"/></text:h>
      <table:table table:name="Table57" table:style-name="Table57">
        <table:table-column table:style-name="Table57.A"/>
        <table:table-column table:style-name="Table57.B"/>
        <table:table-header-rows>
          <table:table-row>
            <table:table-cell table:style-name="Table57.A1" office:value-type="string">
              <text:p text:style-name="Table_20_Heading">Name</text:p>
            </table:table-cell>
            <table:table-cell table:style-name="Table57.B1" office:value-type="string">
              <text:p text:style-name="Table_20_Heading">Description</text:p>
            </table:table-cell>
          </table:table-row>
        </table:table-header-rows>
        <table:table-row>
          <table:table-cell table:style-name="Table57.A2" office:value-type="string">
            <text:p text:style-name="Table_20_Contents">Item</text:p>
          </table:table-cell>
          <table:table-cell table:style-name="Table57.B2" office:value-type="string">
            <text:p text:style-name="P8">Array of SubscriptionType that represents the current subscriptions. Only subscriptions belonging to the caller application are retrieved.</text:p>
          </table:table-cell>
        </table:table-row>
      </table:table>
      <text:h text:style-name="Heading_20_3" text:outline-level="3"><text:bookmark text:name="__RefHeading__1524_15412831101111111111111121"/>Review<text:bookmark-end text:name="__RefHeading__1524_15412831101111111111111121"/></text:h>
      <table:table table:name="Table58" table:style-name="Table58">
        <table:table-column table:style-name="Table58.A"/>
        <table:table-column table:style-name="Table58.B"/>
        <table:table-header-rows>
          <table:table-row>
            <table:table-cell table:style-name="Table58.A1" office:value-type="string">
              <text:p text:style-name="Table_20_Heading">Date</text:p>
            </table:table-cell>
            <table:table-cell table:style-name="Table58.B1" office:value-type="string">
              <text:p text:style-name="Table_20_Heading">Description</text:p>
            </table:table-cell>
          </table:table-row>
        </table:table-header-rows>
        <table:table-row>
          <table:table-cell table:style-name="Table58.A2" office:value-type="string">
            <text:p text:style-name="Table_20_Contents">2011-03-06</text:p>
          </table:table-cell>
          <table:table-cell table:style-name="Table58.B2" office:value-type="string">
            <text:p text:style-name="Table_20_Contents">CPR Broker PART release</text:p>
          </table:table-cell>
        </table:table-row>
      </table:table>
      <text:p text:style-name="Text_20_body"/>
      <text:h text:style-name="Heading_20_2" text:outline-level="2"><text:bookmark text:name="__RefHeading__3601_558594538"/>SubscribeOnCriteria<text:bookmark-end text:name="__RefHeading__3601_558594538"/></text:h>
      <text:p text:style-name="Text_20_body">Adds a subscription based on a criterion.</text:p>
      <text:h text:style-name="Heading_20_3" text:outline-level="3"><text:bookmark text:name="__RefHeading__3603_558594538"/>Signature<text:bookmark-end text:name="__RefHeading__3603_558594538"/></text:h>
      <text:p text:style-name="Text_20_body">BasicOutputTypeOfChangeSubscriptionType SubscribeOnCriteria(ChannelBaseType NotificationChannel, SoegObjektType Criteria)</text:p>
      <text:p text:style-name="Text_20_body"/>
      <text:h text:style-name="Heading_20_3" text:outline-level="3"><text:bookmark text:name="__RefHeading__3605_558594538"/><text:soft-page-break/>Parameters<text:bookmark-end text:name="__RefHeading__3605_558594538"/></text:h>
      <table:table table:name="Tabel2" table:style-name="Tabel2">
        <table:table-column table:style-name="Tabel2.A"/>
        <table:table-column table:style-name="Tabel2.B"/>
        <table:table-header-rows>
          <table:table-row>
            <table:table-cell table:style-name="Tabel2.A1" office:value-type="string">
              <text:p text:style-name="Table_20_Heading">Parameter</text:p>
            </table:table-cell>
            <table:table-cell table:style-name="Tabel2.B1" office:value-type="string">
              <text:p text:style-name="Table_20_Heading">Description</text:p>
            </table:table-cell>
          </table:table-row>
        </table:table-header-rows>
        <table:table-row>
          <table:table-cell table:style-name="Tabel2.A2" office:value-type="string">
            <text:p text:style-name="P9">NotificationChannel</text:p>
          </table:table-cell>
          <table:table-cell table:style-name="Tabel2.B2" office:value-type="string">
            <text:p text:style-name="P8">Channel to send notification through it (Web service, FileShare...) .</text:p>
          </table:table-cell>
        </table:table-row>
      </table:table>
      <text:h text:style-name="Heading_20_3" text:outline-level="3"><text:bookmark text:name="__RefHeading__3607_558594538"/>Return value components<text:bookmark-end text:name="__RefHeading__3607_558594538"/></text:h>
      <table:table table:name="Tabel3" table:style-name="Tabel3">
        <table:table-column table:style-name="Tabel3.A"/>
        <table:table-column table:style-name="Tabel3.B"/>
        <table:table-header-rows>
          <table:table-row>
            <table:table-cell table:style-name="Tabel3.A1" office:value-type="string">
              <text:p text:style-name="Table_20_Heading">Name</text:p>
            </table:table-cell>
            <table:table-cell table:style-name="Tabel3.B1" office:value-type="string">
              <text:p text:style-name="Table_20_Heading">Description</text:p>
            </table:table-cell>
          </table:table-row>
        </table:table-header-rows>
        <table:table-row>
          <table:table-cell table:style-name="Tabel3.A2" office:value-type="string">
            <text:p text:style-name="Table_20_Contents">Item</text:p>
          </table:table-cell>
          <table:table-cell table:style-name="Tabel3.B2" office:value-type="string">
            <text:p text:style-name="P8">An object of type BirthdateSubscriptionType that represents the created subscription object.</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1" svg:font-family="Open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Heading_20_1" style:display-name="Heading 1" style:family="paragraph" style:parent-style-name="Text_20_body" style:next-style-name="Text_20_body" style:default-outline-level="1" style:class="text" style:master-page-name="">
      <style:paragraph-properties fo:margin-top="0.247cm" fo:margin-bottom="0.247cm" fo:line-height="0.988cm" fo:hyphenation-ladder-count="no-limit" style:page-number="auto"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text-indent="0cm" style:auto-text-indent="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Code" style:family="paragraph" style:parent-style-name="Text_20_body">
      <style:paragraph-properties fo:margin-top="0cm" fo:margin-bottom="0cm" fo:line-height="100%"/>
      <style:text-properties style:font-name="Consolas" style:font-name-complex="Consolas"/>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WW8Num2z0" style:family="text">
      <style:text-properties style:font-name="Calibri" style:font-name-asian="Calibri" style:font-name-complex="Aria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Aria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parent-style-name="Default_20_Paragraph_20_Font">
      <style:text-properties fo:color="#000000" fo:font-size="10.5pt" style:text-underline-style="none" style:font-size-asian="10.5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de_20_Char" style:display-name="Code Char" style:family="text" style:parent-style-name="Default_20_Paragraph_20_Font">
      <style:text-properties style:font-name="Consolas" fo:font-size="11pt" style:font-size-asian="11pt" style:font-name-complex="Consolas" style:font-size-complex="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1"/>
    </style:style>
    <style:style style:name="WW8Num1z3" style:family="text">
      <style:text-properties style:font-name="Symbol"/>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1"/>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1"/>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3.507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3.461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6">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7">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MP0" style:page-layout-name="Mpm3">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4" style:next-style-name="MP1"/>
    <style:master-page style:name="MP1" style:page-layout-name="Mpm5" style:next-style-name="MP2">
      <style:header>
        <text:p text:style-name="MP1"><draw:frame draw:style-name="Mfr1" draw:name="grafik2" text:anchor-type="paragraph" svg:y="0cm" svg:width="4.895cm" svg:height="0.476cm" draw:z-index="0"><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2" style:page-layout-name="Mpm6">
      <style:header>
        <text:p text:style-name="MP1"><draw:frame draw:style-name="Mfr1" draw:name="graphics1" text:anchor-type="paragraph" svg:y="0cm" svg:width="4.895cm" svg:height="0.476cm" draw:z-index="0"><draw:image xlink:href="Pictures/10000000000000B90000001244F7FB63.png" xlink:type="simple" xlink:show="embed" xlink:actuate="onLoad"/></draw:frame><text:tab/><text:tab/><text:chapter text:display="name" text:outline-level="1"/></text:p>
      </style:header>
      <style:footer>
        <text:p text:style-name="Footer"><text:span text:style-name="MT1"><text:title>CPR Broker</text:title></text:span><text:span text:style-name="MT1"><text:tab/><text:tab/></text:span><text:span text:style-name="Paginering"><text:span text:style-name="MT1"><text:page-number text:select-page="current"/></text:span></text:span></text:p>
        <text:p text:style-name="Footer"><text:span text:style-name="Paginering"><text:span text:style-name="MT1"/></text:span></text:p>
      </style:footer>
    </style:master-page>
    <style:master-page style:name="MP3" style:page-layout-name="Mpm7">
      <style:header>
        <text:p text:style-name="MP1"><draw:g text:anchor-type="paragraph" draw:z-index="5"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PR Broker</dc:title>
    <meta:initial-creator>Beemen Beshara</meta:initial-creator>
    <meta:creation-date>2011-11-29T14:05:00</meta:creation-date>
    <dc:date>2015-03-05T12:34:48.78</dc:date>
    <meta:editing-cycles>106</meta:editing-cycles>
    <meta:editing-duration>PT18H4M48S</meta:editing-duration>
    <meta:generator>LibreOffice/3.4$Win32 LibreOffice_project/340m1$Build-103</meta:generator>
    <dc:subject>Method description</dc:subject>
    <meta:document-statistic meta:table-count="70" meta:image-count="3" meta:object-count="3" meta:page-count="28" meta:paragraph-count="0" meta:word-count="3660" meta:character-count="25030" meta:non-whitespace-character-count="2223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0.35cm"/>
    </style:style>
    <style:style style:name="gr5" style:family="graphic" style:parent-style-name="standard">
      <style:graphic-properties draw:stroke="none" svg:stroke-color="#000000" draw:fill="none" draw:fill-color="#ffffff" fo:min-height="0.6cm"/>
    </style:style>
    <style:style style:name="gr6" style:family="graphic" style:parent-style-name="standard">
      <style:graphic-properties draw:stroke="none" svg:stroke-color="#000000" draw:fill="none" draw:fill-color="#ffffff" fo:min-height="0.188cm"/>
    </style:style>
    <style:style style:name="gr7"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6" draw:id="id6" draw:layer="layout" svg:width="2.6cm" svg:height="1cm" svg:x="3.75cm" svg:y="1.1cm">
          <text:p text:style-name="P1">Start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1" xml:id="id5" draw:id="id5" draw:layer="layout" svg:width="4.3cm" svg:height="1.2cm" svg:x="2.9cm" svg:y="3.2cm">
          <text:p text:style-name="P1">Query local database</text:p>
          <text:p text:style-name="P1"><text:s/>for UUID</text:p>
          <draw:enhanced-geometry svg:viewBox="0 0 21600 21600" draw:glue-points="10800 0 0 10800 10800 21600 21600 10800" draw:type="flowchart-process" draw:enhanced-path="M 0 0 L 21600 0 21600 21600 0 21600 0 0 Z N"/>
        </draw:custom-shape>
        <draw:custom-shape draw:style-name="gr1" draw:text-style-name="P1" xml:id="id3" draw:id="id3" draw:layer="layout" svg:width="1.9cm" svg:height="1.9cm" svg:x="4.1cm" svg:y="5.5cm">
          <text:p text:style-name="P1">Found</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1" xml:id="id4" draw:id="id4" draw:layer="layout" svg:width="3.6cm" svg:height="1.5cm" svg:x="10.5cm" svg:y="5.7cm">
          <text:p text:style-name="P1">Error: </text:p>
          <text:p text:style-name="P1">BAD REQUEST</text:p>
          <text:p text:style-name="P1">Unknown UUID</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1" draw:id="id1" draw:layer="layout" svg:width="3.2cm" svg:height="1.5cm" svg:x="3.45cm" svg:y="8.8cm">
          <text:p text:style-name="P1">Populate possible</text:p>
          <text:p text:style-name="P1"><text:s/>data sources</text:p>
          <draw:enhanced-geometry svg:viewBox="0 0 21600 21600" draw:glue-points="10800 0 0 10800 10800 21600 21600 10800" draw:type="flowchart-process" draw:enhanced-path="M 0 0 L 21600 0 21600 21600 0 21600 0 0 Z N"/>
        </draw:custom-shape>
        <draw:custom-shape draw:style-name="gr2" draw:text-style-name="P1" xml:id="id2" draw:id="id2" draw:layer="layout" svg:width="3.1cm" svg:height="1.3cm" svg:x="3.5cm" svg:y="13.2cm">
          <text:p text:style-name="P1">Attempt next</text:p>
          <text:p text:style-name="P1"><text:s/>data source</text:p>
          <draw:enhanced-geometry svg:viewBox="0 0 21600 21600" draw:glue-points="10800 0 0 10800 10800 21600 21600 10800" draw:type="flowchart-process" draw:enhanced-path="M 0 0 L 21600 0 21600 21600 0 21600 0 0 Z N"/>
        </draw:custom-shape>
        <draw:custom-shape draw:style-name="gr2" draw:text-style-name="P1" xml:id="id11" draw:id="id11" draw:layer="layout" svg:width="2.2cm" svg:height="2cm" svg:x="3.95cm" svg:y="15.9cm">
          <text:p text:style-name="P1">Succeeded</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1" xml:id="id9" draw:id="id9" draw:layer="layout" svg:width="2.6cm" svg:height="2.6cm" svg:x="9.8cm" svg:y="14.6cm">
          <text:p text:style-name="P1">More sources </text:p>
          <text:p text:style-name="P1">available?</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 draw:text-style-name="P1" draw:layer="layout" svg:x1="5.05cm" svg:y1="10.3cm" svg:x2="5.05cm" svg:y2="13.2cm" draw:start-shape="id1" draw:end-shape="id2" draw:end-glue-point="0" svg:d="m5050 10300v2900">
          <text:p/>
        </draw:connector>
        <draw:connector draw:style-name="gr3" draw:text-style-name="P1" draw:layer="layout" svg:x1="6cm" svg:y1="6.45cm" svg:x2="10.5cm" svg:y2="6.45cm" draw:start-shape="id3" draw:end-shape="id4" draw:end-glue-point="3" svg:d="m6000 6450h4500">
          <text:p/>
        </draw:connector>
        <draw:connector draw:style-name="gr3" draw:text-style-name="P1" draw:layer="layout" svg:x1="5.05cm" svg:y1="7.4cm" svg:x2="5.05cm" svg:y2="8.8cm" draw:start-shape="id3" draw:start-glue-point="6" draw:end-shape="id1" svg:d="m5050 7400v1400">
          <text:p/>
        </draw:connector>
        <draw:frame draw:style-name="gr4" draw:layer="layout" svg:width="1cm" svg:height="0.662cm" svg:x="6.5cm" svg:y="5.838cm">
          <draw:text-box>
            <text:p>No</text:p>
          </draw:text-box>
        </draw:frame>
        <draw:frame draw:style-name="gr5" draw:layer="layout" svg:width="1.4cm" svg:height="0.85cm" svg:x="5.7cm" svg:y="7.4cm">
          <draw:text-box draw:corner-radius="0.2cm">
            <text:p>Yes</text:p>
          </draw:text-box>
        </draw:frame>
        <draw:connector draw:style-name="gr3" draw:text-style-name="P1" draw:layer="layout" svg:x1="5.05cm" svg:y1="4.4cm" svg:x2="5.05cm" svg:y2="5.5cm" draw:start-shape="id5" draw:start-glue-point="6" draw:end-shape="id3" draw:end-glue-point="4" svg:d="m5050 4400v1100">
          <text:p/>
        </draw:connector>
        <draw:connector draw:style-name="gr3" draw:text-style-name="P1" draw:layer="layout" svg:x1="5.05cm" svg:y1="2.1cm" svg:x2="5.05cm" svg:y2="3.2cm" draw:start-shape="id6" draw:start-glue-point="6" draw:end-shape="id5" draw:end-glue-point="4" svg:d="m5050 2100v1100">
          <text:p/>
        </draw:connector>
        <draw:frame draw:style-name="gr6" draw:layer="layout" svg:width="1.1cm" svg:height="0.662cm" svg:x="6.5cm" svg:y="16.238cm">
          <draw:text-box>
            <text:p>No</text:p>
          </draw:text-box>
        </draw:frame>
        <draw:custom-shape draw:style-name="gr2" draw:text-style-name="P1" xml:id="id7" draw:id="id7" draw:layer="layout" svg:width="3.5cm" svg:height="1.4cm" svg:x="3.3cm" svg:y="19.6cm">
          <text:p text:style-name="P1">Update database</text:p>
          <text:p text:style-name="P1">(if needed)</text:p>
          <draw:enhanced-geometry svg:viewBox="0 0 21600 21600" draw:glue-points="10800 0 0 10800 10800 21600 21600 10800" draw:type="flowchart-process" draw:enhanced-path="M 0 0 L 21600 0 21600 21600 0 21600 0 0 Z N"/>
        </draw:custom-shape>
        <draw:custom-shape draw:style-name="gr2" draw:text-style-name="P1" xml:id="id8" draw:id="id8" draw:layer="layout" svg:width="2.2cm" svg:height="1cm" svg:x="3.95cm" svg:y="22.2cm">
          <text:p text:style-name="P1">OK</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1" xml:id="id10" draw:id="id10" draw:layer="layout" svg:width="3.2cm" svg:height="1.2cm" svg:x="9.5cm" svg:y="19cm">
          <text:p text:style-name="P1">DATASOURCE_</text:p>
          <text:p text:style-name="P1">UNAVAILABLE</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 draw:text-style-name="P1" draw:layer="layout" svg:x1="5.05cm" svg:y1="21cm" svg:x2="5.05cm" svg:y2="22.2cm" draw:start-shape="id7" draw:start-glue-point="6" draw:end-shape="id8" draw:end-glue-point="4" svg:d="m5050 21000v1200">
          <text:p/>
        </draw:connector>
        <draw:frame draw:style-name="gr4" draw:layer="layout" svg:width="1.3cm" svg:height="0.662cm" svg:x="11.4cm" svg:y="13.738cm">
          <draw:text-box>
            <text:p>Yes</text:p>
          </draw:text-box>
        </draw:frame>
        <draw:custom-shape draw:style-name="gr7" draw:text-style-name="P1" draw:layer="layout" svg:width="4cm" svg:height="2.3cm" svg:x="8.2cm" svg:y="7.6cm">
          <text:p text:style-name="P1">Local database first, </text:p>
          <text:p text:style-name="P1">Then other sources,</text:p>
          <text:p text:style-name="P1"><text:s/>in the order shown </text:p>
          <text:p text:style-name="P1">in the admin page</text:p>
          <draw:enhanced-geometry svg:viewBox="0 0 21600 21600" draw:text-areas="800 800 20800 20800" draw:type="round-rectangular-callout" draw:modifiers="-7898.22544363909 21872.22946544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layer="layout" svg:width="3.9cm" svg:height="2.1cm" svg:x="8.2cm" svg:y="10.7cm">
          <text:p text:style-name="P1">Local database </text:p>
          <text:p text:style-name="P1">fails if requested </text:p>
          <text:p text:style-name="P1">registration date range </text:p>
          <text:p text:style-name="P1">is not matched</text:p>
          <draw:enhanced-geometry svg:viewBox="0 0 21600 21600" draw:text-areas="800 800 20800 20800" draw:type="round-rectangular-callout" draw:modifiers="-8405.22942835171 26010.47120418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3" draw:text-style-name="P1" draw:layer="layout" svg:x1="11.1cm" svg:y1="17.2cm" svg:x2="11.1cm" svg:y2="19cm" draw:start-shape="id9" draw:start-glue-point="6" draw:end-shape="id10" draw:end-glue-point="4" svg:d="m11100 17200v1800">
          <text:p/>
        </draw:connector>
        <draw:connector draw:style-name="gr3" draw:text-style-name="P1" draw:layer="layout" svg:x1="5.05cm" svg:y1="14.5cm" svg:x2="5.05cm" svg:y2="15.9cm" draw:start-shape="id2" draw:start-glue-point="6" draw:end-shape="id11" draw:end-glue-point="4" svg:d="m5050 14500v1400">
          <text:p/>
        </draw:connector>
        <draw:frame draw:style-name="gr5" draw:layer="layout" svg:width="1.1cm" svg:height="0.85cm" svg:x="11.5cm" svg:y="17.65cm">
          <draw:text-box>
            <text:p>No</text:p>
          </draw:text-box>
        </draw:frame>
        <draw:frame draw:style-name="gr5" draw:layer="layout" svg:width="1.3cm" svg:height="0.85cm" svg:x="5.1cm" svg:y="18cm">
          <draw:text-box>
            <text:p>Yes</text:p>
          </draw:text-box>
        </draw:frame>
        <draw:connector draw:style-name="gr3" draw:text-style-name="P1" draw:layer="layout" svg:x1="5.05cm" svg:y1="17.9cm" svg:x2="5.05cm" svg:y2="19.6cm" draw:start-shape="id11" draw:start-glue-point="6" draw:end-shape="id7" draw:end-glue-point="4" svg:d="m5050 17900v1700">
          <text:p/>
        </draw:connector>
        <draw:connector draw:style-name="gr3" draw:text-style-name="P1" draw:layer="layout" svg:x1="6.15cm" svg:y1="16.9cm" svg:x2="9.8cm" svg:y2="15.9cm" draw:start-shape="id11" draw:start-glue-point="7" draw:end-shape="id9" draw:end-glue-point="5" svg:d="m6150 16900h1826v-1000h1824">
          <text:p/>
        </draw:connector>
        <draw:connector draw:style-name="gr3" draw:text-style-name="P1" draw:layer="layout" svg:x1="11.1cm" svg:y1="14.6cm" svg:x2="6.6cm" svg:y2="13.85cm" draw:start-shape="id9" draw:start-glue-point="4" draw:end-shape="id2" draw:end-glue-point="7" svg:d="m11100 14600v-750h-45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style>
    <style:style style:name="P3" style:family="paragraph">
      <style:paragraph-properties fo:text-align="start"/>
    </style:style>
    <style:style style:name="P4" style:family="paragraph">
      <style:paragraph-properties fo:text-align="start"/>
      <style:text-properties fo:font-size="10.5pt" style:font-size-asian="12pt" style:font-size-complex="12pt"/>
    </style:style>
    <style:style style:name="P5" style:family="paragraph">
      <style:paragraph-properties fo:text-align="center"/>
      <style:text-properties fo:font-size="10.5pt" style:font-size-asian="12pt" style:font-size-complex="12pt"/>
    </style:style>
    <style:style style:name="P6" style:family="paragraph">
      <style:text-properties fo:font-size="10.5pt" style:font-size-asian="12pt" style:font-size-complex="12pt"/>
    </style:style>
    <style:style style:name="T1" style:family="text">
      <style:text-properties fo:font-size="10.5pt"/>
    </style:style>
    <style:style style:name="T2" style:family="text">
      <style:text-properties fo:font-size="10.5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9cm" svg:height="1cm" svg:x="5.6cm" svg:y="1.4cm">
          <text:p text:style-name="P1"><text:span text:style-name="T1">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4" xml:id="id2" draw:id="id2" draw:layer="layout" svg:width="3.7cm" svg:height="3.7cm" svg:x="5.2cm" svg:y="3.7cm">
          <text:p text:style-name="P3"><text:span text:style-name="T2">Record exists </text:span></text:p>
          <text:p text:style-name="P3"><text:span text:style-name="T2">with same </text:span></text:p>
          <text:p text:style-name="P3"><text:span text:style-name="T2"><text:s text:c="2"/>- </text:span><text:span text:style-name="T2">registration date </text:span></text:p>
          <text:p text:style-name="P3"><text:span text:style-name="T2"><text:s text:c="2"/>- </text:span><text:span text:style-name="T2">content</text:span></text:p>
          <text:p text:style-name="P3"><text:span text:style-name="T2"><text:s text:c="2"/>- </text:span><text:span text:style-name="T2">data sourc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2" draw:layer="layout" svg:x1="7.05cm" svg:y1="2.4cm" svg:x2="7.05cm" svg:y2="3.7cm" draw:start-shape="id1" draw:start-glue-point="6" draw:end-shape="id2" draw:end-glue-point="4" svg:d="m7050 2400v1300">
          <text:p/>
        </draw:connector>
        <draw:custom-shape draw:style-name="gr1" draw:text-style-name="P2" xml:id="id3" draw:id="id3" draw:layer="layout" svg:width="3.6cm" svg:height="1.6cm" svg:x="2.9cm" svg:y="9.5cm">
          <text:p text:style-name="P1"><text:span text:style-name="T2">Insert new record</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5.2cm" svg:y1="5.55cm" svg:x2="4.7cm" svg:y2="9.5cm" draw:start-shape="id2" draw:start-glue-point="5" draw:end-shape="id3" draw:end-glue-point="4" svg:d="m5200 5550h-501v2901h1v1049">
          <text:p/>
        </draw:connector>
        <draw:custom-shape draw:style-name="gr1" draw:text-style-name="P5" xml:id="id4" draw:id="id4" draw:layer="layout" svg:width="3.2cm" svg:height="3.1cm" svg:x="8cm" svg:y="7.3cm">
          <text:p text:style-name="P1"><text:span text:style-name="T2">Source object </text:span></text:p>
          <text:p text:style-name="P1"><text:span text:style-name="T2">exists (KMD)</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xml:id="id5" draw:id="id5" draw:layer="layout" svg:width="2.4cm" svg:height="1.3cm" svg:x="5.9cm" svg:y="22cm">
          <text:p text:style-name="P1"><text:span text:style-name="T1">Exi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text-style-name="P2" draw:layer="layout" draw:line-skew="3.898cm" svg:x1="11.2cm" svg:y1="8.85cm" svg:x2="8.3cm" svg:y2="22.65cm" draw:start-shape="id4" draw:start-glue-point="7" draw:end-shape="id5" draw:end-glue-point="7" svg:d="m11200 8850h4400v13800h-7300">
          <text:p/>
        </draw:connector>
        <draw:frame draw:style-name="gr3" draw:text-style-name="P6" draw:layer="layout" svg:width="0.972cm" svg:height="0.662cm" svg:x="11.5cm" svg:y="8.2cm">
          <draw:text-box>
            <text:p><text:span text:style-name="T2">No</text:span></text:p>
          </draw:text-box>
        </draw:frame>
        <draw:frame draw:style-name="gr3" draw:text-style-name="P6" draw:layer="layout" svg:width="0.972cm" svg:height="0.662cm" svg:x="3.6cm" svg:y="4.738cm">
          <draw:text-box>
            <text:p><text:span text:style-name="T2">No</text:span></text:p>
          </draw:text-box>
        </draw:frame>
        <draw:custom-shape draw:style-name="gr1" draw:text-style-name="P5" xml:id="id6" draw:id="id6" draw:layer="layout" svg:width="3.5cm" svg:height="3.4cm" svg:x="6.6cm" svg:y="12.4cm">
          <text:p text:style-name="P1"><text:span text:style-name="T2">Matching database </text:span></text:p>
          <text:p text:style-name="P1"><text:span text:style-name="T2">records have </text:span></text:p>
          <text:p text:style-name="P1"><text:span text:style-name="T2">empty source</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2" draw:layer="layout" svg:x1="9.6cm" svg:y1="10.4cm" svg:x2="8.35cm" svg:y2="12.4cm" draw:start-shape="id4" draw:start-glue-point="6" draw:end-shape="id6" draw:end-glue-point="4" svg:d="m9600 10400v1001h-1250v999">
          <text:p/>
        </draw:connector>
        <draw:connector draw:style-name="gr2" draw:text-style-name="P2" draw:layer="layout" svg:x1="8.9cm" svg:y1="5.55cm" svg:x2="9.6cm" svg:y2="7.3cm" draw:start-shape="id2" draw:start-glue-point="7" draw:end-shape="id4" draw:end-glue-point="4" svg:d="m8900 5550h700v1750">
          <text:p/>
        </draw:connector>
        <draw:custom-shape draw:style-name="gr1" draw:text-style-name="P5" xml:id="id7" draw:id="id7" draw:layer="layout" svg:width="3.9cm" svg:height="1.7cm" svg:x="10.5cm" svg:y="17.8cm">
          <text:p text:style-name="P1"><text:span text:style-name="T2">Update source XML </text:span></text:p>
          <text:p text:style-name="P1"><text:span text:style-name="T2">in database</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10.1cm" svg:y1="14.1cm" svg:x2="12.45cm" svg:y2="17.8cm" draw:start-shape="id6" draw:start-glue-point="7" draw:end-shape="id7" draw:end-glue-point="4" svg:d="m10100 14100h2350v3700">
          <text:p/>
        </draw:connector>
        <draw:frame draw:style-name="gr3" draw:text-style-name="P6" draw:layer="layout" svg:width="1.095cm" svg:height="0.662cm" svg:x="10.2cm" svg:y="13.4cm">
          <draw:text-box>
            <text:p><text:span text:style-name="T2">Yes</text:span></text:p>
          </draw:text-box>
        </draw:frame>
        <draw:custom-shape draw:style-name="gr1" draw:text-style-name="P5" xml:id="id8" draw:id="id8" draw:layer="layout" svg:width="3.8cm" svg:height="3.4cm" svg:x="5.2cm" svg:y="17.3cm">
          <text:p text:style-name="P1"><text:span text:style-name="T2">Matching records </text:span></text:p>
          <text:p text:style-name="P1"><text:span text:style-name="T2">have the same </text:span></text:p>
          <text:p text:style-name="P1"><text:span text:style-name="T2">source XML</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2" draw:layer="layout" svg:x1="7.1cm" svg:y1="20.7cm" svg:x2="7.1cm" svg:y2="22cm" draw:start-shape="id8" draw:start-glue-point="6" draw:end-shape="id5" draw:end-glue-point="4" svg:d="m7100 20700v1300">
          <text:p/>
        </draw:connector>
        <draw:connector draw:style-name="gr2" draw:text-style-name="P2" draw:layer="layout" svg:x1="12.45cm" svg:y1="19.5cm" svg:x2="8.3cm" svg:y2="22.65cm" draw:start-shape="id7" draw:start-glue-point="6" draw:end-shape="id5" draw:end-glue-point="7" svg:d="m12450 19500v3150h-4150">
          <text:p/>
        </draw:connector>
        <draw:connector draw:style-name="gr2" draw:text-style-name="P2" draw:layer="layout" svg:x1="2.9cm" svg:y1="10.3cm" svg:x2="5.9cm" svg:y2="22.65cm" draw:start-shape="id3" draw:start-glue-point="5" draw:end-shape="id5" draw:end-glue-point="5" svg:d="m2900 10300h-501v12350h3501">
          <text:p/>
        </draw:connector>
        <draw:connector draw:style-name="gr2" draw:text-style-name="P1" draw:layer="layout" svg:x1="8.35cm" svg:y1="15.8cm" svg:x2="7.1cm" svg:y2="17.3cm" draw:start-shape="id6" draw:start-glue-point="6" draw:end-shape="id8" draw:end-glue-point="4" svg:d="m8350 15800v751h-1250v749">
          <text:p/>
        </draw:connector>
        <draw:connector draw:style-name="gr2" draw:text-style-name="P1" draw:layer="layout" svg:x1="5.2cm" svg:y1="19cm" svg:x2="4.7cm" svg:y2="11.1cm" draw:start-shape="id8" draw:start-glue-point="5" draw:end-shape="id3" draw:end-glue-point="6" svg:d="m5200 19000h-501v-4799h1v-3101">
          <text:p/>
        </draw:connector>
        <draw:frame draw:style-name="gr3" draw:text-style-name="P6" draw:layer="layout" svg:width="1.095cm" svg:height="0.662cm" svg:x="9.405cm" svg:y="4.838cm">
          <draw:text-box>
            <text:p><text:span text:style-name="T2">Yes</text:span></text:p>
          </draw:text-box>
        </draw:frame>
        <draw:frame draw:style-name="gr3" draw:text-style-name="P6" draw:layer="layout" svg:width="1.095cm" svg:height="0.662cm" svg:x="9.705cm" svg:y="10.6cm">
          <draw:text-box>
            <text:p><text:span text:style-name="T2">Yes</text:span></text:p>
          </draw:text-box>
        </draw:frame>
        <draw:frame draw:style-name="gr3" draw:text-style-name="P6" draw:layer="layout" svg:width="0.972cm" svg:height="0.662cm" svg:x="8.405cm" svg:y="15.838cm">
          <draw:text-box>
            <text:p><text:span text:style-name="T2">No</text:span></text:p>
          </draw:text-box>
        </draw:frame>
        <draw:frame draw:style-name="gr3" draw:text-style-name="P6" draw:layer="layout" svg:width="1.095cm" svg:height="0.662cm" svg:x="7.305cm" svg:y="20.438cm">
          <draw:text-box>
            <text:p><text:span text:style-name="T2">Yes</text:span></text:p>
          </draw:text-box>
        </draw:frame>
        <draw:frame draw:style-name="gr3" draw:text-style-name="P6" draw:layer="layout" svg:width="0.972cm" svg:height="0.662cm" svg:x="4.428cm" svg:y="19.1cm">
          <draw:text-box>
            <text:p><text:span text:style-name="T2">No</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0.5pt" style:font-size-asian="10.5pt" style:font-size-complex="10.5pt"/>
    </style:style>
    <style:style style:name="P2" style:family="paragraph">
      <style:paragraph-properties fo:text-align="center"/>
    </style:style>
    <style:style style:name="P3" style:family="paragraph">
      <style:text-properties fo:font-size="10.5pt" style:font-size-asian="10.5pt" style:font-size-complex="10.5pt"/>
    </style:style>
    <style:style style:name="T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5cm" svg:height="1.1cm" svg:x="5.85cm" svg:y="1.8cm">
          <text:p text:style-name="P1"><text:span text:style-name="T1">Start</text:span></text:p>
          <draw:enhanced-geometry svg:viewBox="0 0 21600 21600" draw:glue-points="10800 0 0 10800 10800 21600 21600 10800" draw:text-areas="1060 3180 20540 18420" draw:mirror-horizontal="false" draw:mirror-vertical="false" draw:type="flowchart-terminator" draw:enhanced-path="M 3470 21600 X 0 10800 3470 0 L 18130 0 X 21600 10800 18130 21600 Z N"/>
        </draw:custom-shape>
        <draw:custom-shape draw:style-name="gr1" draw:text-style-name="P1" xml:id="id2" draw:id="id2" draw:layer="layout" svg:width="3.4cm" svg:height="3.2cm" svg:x="5.4cm" svg:y="4.5cm">
          <text:p text:style-name="P1"><text:span text:style-name="T1">CPR number </text:span></text:p>
          <text:p text:style-name="P1"><text:span text:style-name="T1">found in </text:span></text:p>
          <text:p text:style-name="P1"><text:span text:style-name="T1">CPR broker</text:span></text:p>
          <draw:enhanced-geometry svg:viewBox="0 0 21600 21600" draw:glue-points="10800 0 0 10800 10800 21600 21600 10800" draw:text-areas="5400 5400 16200 16200" draw:mirror-horizontal="false" draw:mirror-vertical="false" draw:type="flowchart-decision" draw:enhanced-path="M 0 10800 L 10800 0 21600 10800 10800 21600 0 10800 Z N"/>
        </draw:custom-shape>
        <draw:custom-shape draw:style-name="gr1" draw:text-style-name="P1" xml:id="id5" draw:id="id5" draw:layer="layout" svg:width="2.7cm" svg:height="1.2cm" svg:x="15.1cm" svg:y="10.3cm">
          <text:p text:style-name="P1"><text:span text:style-name="T1">OK</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1" xml:id="id3" draw:id="id3" draw:layer="layout" svg:width="3.4cm" svg:height="3cm" svg:x="5.4cm" svg:y="9.4cm">
          <text:p text:style-name="P2"><text:span text:style-name="T1">CPR number </text:span></text:p>
          <text:p text:style-name="P2"><text:span text:style-name="T1">found in </text:span></text:p>
          <text:p text:style-name="P2"><text:span text:style-name="T1">Person Master</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1" xml:id="id6" draw:id="id6" draw:layer="layout" svg:width="3cm" svg:height="1.6cm" svg:x="5.6cm" svg:y="14.2cm">
          <text:p text:style-name="P1"><text:span text:style-name="T1">Create new </text:span></text:p>
          <text:p text:style-name="P1"><text:span text:style-name="T1">UUID in </text:span></text:p>
          <text:p text:style-name="P1"><text:span text:style-name="T1">Person Master</text:span></text:p>
          <draw:enhanced-geometry svg:viewBox="0 0 21600 21600" draw:glue-points="10800 0 0 10800 10800 21600 21600 10800" draw:type="flowchart-process" draw:enhanced-path="M 0 0 L 21600 0 21600 21600 0 21600 0 0 Z N"/>
        </draw:custom-shape>
        <draw:custom-shape draw:style-name="gr1" draw:text-style-name="P1" xml:id="id7" draw:id="id7" draw:layer="layout" svg:width="2.7cm" svg:height="1.5cm" svg:x="5.75cm" svg:y="17.7cm">
          <text:p text:style-name="P1"><text:span text:style-name="T1">Store new </text:span></text:p>
          <text:p text:style-name="P1"><text:span text:style-name="T1">UUID in </text:span></text:p>
          <text:p text:style-name="P1"><text:span text:style-name="T1">CPR broker</text:span></text:p>
          <draw:enhanced-geometry svg:viewBox="0 0 21600 21600" draw:glue-points="10800 0 0 10800 10800 21600 21600 10800" draw:type="flowchart-process" draw:enhanced-path="M 0 0 L 21600 0 21600 21600 0 21600 0 0 Z N"/>
        </draw:custom-shape>
        <draw:custom-shape draw:style-name="gr1" draw:text-style-name="P1" xml:id="id4" draw:id="id4" draw:layer="layout" svg:width="2.6cm" svg:height="1.4cm" svg:x="11.3cm" svg:y="10.2cm">
          <text:p text:style-name="P2"><text:span text:style-name="T1">Return UUID</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7.1cm" svg:y1="2.9cm" svg:x2="7.1cm" svg:y2="4.5cm" draw:start-shape="id1" draw:start-glue-point="6" draw:end-shape="id2" draw:end-glue-point="4" svg:d="m7100 2900v1600">
          <text:p/>
        </draw:connector>
        <draw:connector draw:style-name="gr2" draw:text-style-name="P2" draw:layer="layout" svg:x1="7.1cm" svg:y1="7.7cm" svg:x2="7.1cm" svg:y2="9.4cm" draw:start-shape="id2" draw:start-glue-point="6" draw:end-shape="id3" draw:end-glue-point="4" svg:d="m7100 7700v1700">
          <text:p/>
        </draw:connector>
        <draw:connector draw:style-name="gr2" draw:text-style-name="P2" draw:layer="layout" svg:x1="8.8cm" svg:y1="6.1cm" svg:x2="12.6cm" svg:y2="10.2cm" draw:start-shape="id2" draw:start-glue-point="7" draw:end-shape="id4" draw:end-glue-point="4" svg:d="m8800 6100h3800v4100">
          <text:p/>
        </draw:connector>
        <draw:connector draw:style-name="gr2" draw:text-style-name="P2" draw:layer="layout" svg:x1="8.8cm" svg:y1="10.9cm" svg:x2="11.3cm" svg:y2="10.9cm" draw:start-shape="id3" draw:start-glue-point="7" draw:end-shape="id4" draw:end-glue-point="5" svg:d="m8800 10900h2500">
          <text:p/>
        </draw:connector>
        <draw:connector draw:style-name="gr2" draw:text-style-name="P2" draw:layer="layout" svg:x1="13.9cm" svg:y1="10.9cm" svg:x2="15.1cm" svg:y2="10.9cm" draw:start-shape="id4" draw:start-glue-point="7" draw:end-shape="id5" draw:end-glue-point="5" svg:d="m13900 10900h1200">
          <text:p/>
        </draw:connector>
        <draw:connector draw:style-name="gr2" draw:text-style-name="P2" draw:layer="layout" svg:x1="7.1cm" svg:y1="12.4cm" svg:x2="7.1cm" svg:y2="14.2cm" draw:start-shape="id3" draw:start-glue-point="6" draw:end-shape="id6" draw:end-glue-point="4" svg:d="m7100 12400v1800">
          <text:p/>
        </draw:connector>
        <draw:connector draw:style-name="gr2" draw:text-style-name="P2" draw:layer="layout" svg:x1="7.1cm" svg:y1="15.8cm" svg:x2="7.1cm" svg:y2="17.7cm" draw:start-shape="id6" draw:start-glue-point="6" draw:end-shape="id7" draw:end-glue-point="4" svg:d="m7100 15800v1900">
          <text:p/>
        </draw:connector>
        <draw:connector draw:style-name="gr2" draw:text-style-name="P2" draw:layer="layout" svg:x1="8.45cm" svg:y1="18.45cm" svg:x2="12.6cm" svg:y2="11.6cm" draw:start-shape="id7" draw:start-glue-point="7" draw:end-shape="id4" draw:end-glue-point="6" svg:d="m8450 18450h4150v-6850">
          <text:p/>
        </draw:connector>
        <draw:frame draw:style-name="gr3" draw:text-style-name="P3" draw:layer="layout" svg:width="1.095cm" svg:height="0.662cm" svg:x="8.9cm" svg:y="5.4cm">
          <draw:text-box>
            <text:p><text:span text:style-name="T1">Yes</text:span></text:p>
          </draw:text-box>
        </draw:frame>
        <draw:frame draw:style-name="gr3" draw:text-style-name="P3" draw:layer="layout" svg:width="1.095cm" svg:height="0.662cm" svg:x="8.605cm" svg:y="10.338cm">
          <draw:text-box>
            <text:p><text:span text:style-name="T1">Yes</text:span></text:p>
          </draw:text-box>
        </draw:frame>
        <draw:frame draw:style-name="gr3" draw:text-style-name="P3" draw:layer="layout" svg:width="0.972cm" svg:height="0.662cm" svg:x="7.005cm" svg:y="7.8cm">
          <draw:text-box>
            <text:p><text:span text:style-name="T1">No</text:span></text:p>
          </draw:text-box>
        </draw:frame>
        <draw:frame draw:style-name="gr3" draw:text-style-name="P3" draw:layer="layout" svg:width="0.972cm" svg:height="0.662cm" svg:x="7.005cm" svg:y="12.6cm">
          <draw:text-box>
            <text:p><text:span text:style-name="T1">No</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